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75" calcext:value-type="float">
            <text:p>7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15</text:p>
          </table:table-cell>
          <table:table-cell office:value-type="string" calcext:value-type="string">
            <text:p>7.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85" calcext:value-type="float">
            <text:p>7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90" calcext:value-type="float">
            <text:p>7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95" calcext:value-type="float">
            <text:p>7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05" calcext:value-type="float">
            <text:p>7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10" calcext:value-type="float">
            <text:p>7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15" calcext:value-type="float">
            <text:p>7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25" calcext:value-type="float">
            <text:p>7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0" calcext:value-type="float">
            <text:p>71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5" calcext:value-type="float">
            <text:p>71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40" calcext:value-type="float">
            <text:p>7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45" calcext:value-type="float">
            <text:p>7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50" calcext:value-type="float">
            <text:p>71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60" calcext:value-type="float">
            <text:p>71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65" calcext:value-type="float">
            <text:p>71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70" calcext:value-type="float">
            <text:p>71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75" calcext:value-type="float">
            <text:p>71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80" calcext:value-type="float">
            <text:p>71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85" calcext:value-type="float">
            <text:p>71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90" calcext:value-type="float">
            <text:p>719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95" calcext:value-type="float">
            <text:p>71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05" calcext:value-type="float">
            <text:p>720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10" calcext:value-type="float">
            <text:p>72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15" calcext:value-type="float">
            <text:p>72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20" calcext:value-type="float">
            <text:p>72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25" calcext:value-type="float">
            <text:p>722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30" calcext:value-type="float">
            <text:p>72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35" calcext:value-type="float">
            <text:p>723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40" calcext:value-type="float">
            <text:p>72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45" calcext:value-type="float">
            <text:p>72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55" calcext:value-type="float">
            <text:p>72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60" calcext:value-type="float">
            <text:p>72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65" calcext:value-type="float">
            <text:p>72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70" calcext:value-type="float">
            <text:p>72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75" calcext:value-type="float">
            <text:p>72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80" calcext:value-type="float">
            <text:p>72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90" calcext:value-type="float">
            <text:p>72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95" calcext:value-type="float">
            <text:p>72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5" calcext:value-type="float">
            <text:p>73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0" calcext:value-type="float">
            <text:p>73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5" calcext:value-type="float">
            <text:p>73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20" calcext:value-type="float">
            <text:p>7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25" calcext:value-type="float">
            <text:p>73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30" calcext:value-type="float">
            <text:p>73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35" calcext:value-type="float">
            <text:p>7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45" calcext:value-type="float">
            <text:p>73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50" calcext:value-type="float">
            <text:p>73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55" calcext:value-type="float">
            <text:p>73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0" calcext:value-type="float">
            <text:p>73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5" calcext:value-type="float">
            <text:p>73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70" calcext:value-type="float">
            <text:p>73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75" calcext:value-type="float">
            <text:p>7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80" calcext:value-type="float">
            <text:p>73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85" calcext:value-type="float">
            <text:p>7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90" calcext:value-type="float">
            <text:p>73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95" calcext:value-type="float">
            <text:p>73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05" calcext:value-type="float">
            <text:p>7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10" calcext:value-type="float">
            <text:p>74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15" calcext:value-type="float">
            <text:p>7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20" calcext:value-type="float">
            <text:p>7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25" calcext:value-type="float">
            <text:p>7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30" calcext:value-type="float">
            <text:p>7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35" calcext:value-type="float">
            <text:p>74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40" calcext:value-type="float">
            <text:p>7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45" calcext:value-type="float">
            <text:p>7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50" calcext:value-type="float">
            <text:p>7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55" calcext:value-type="float">
            <text:p>7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60" calcext:value-type="float">
            <text:p>7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70" calcext:value-type="float">
            <text:p>7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80" calcext:value-type="float">
            <text:p>7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85" calcext:value-type="float">
            <text:p>74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90" calcext:value-type="float">
            <text:p>7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95" calcext:value-type="float">
            <text:p>7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10" calcext:value-type="float">
            <text:p>75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15" calcext:value-type="float">
            <text:p>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20" calcext:value-type="float">
            <text:p>7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25" calcext:value-type="float">
            <text:p>7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40" calcext:value-type="float">
            <text:p>7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45" calcext:value-type="float">
            <text:p>7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5" calcext:value-type="float">
            <text:p>7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60" calcext:value-type="float">
            <text:p>7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65" calcext:value-type="float">
            <text:p>7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0" calcext:value-type="float">
            <text:p>7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5" calcext:value-type="float">
            <text:p>7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80" calcext:value-type="float">
            <text:p>7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85" calcext:value-type="float">
            <text:p>7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90" calcext:value-type="float">
            <text:p>7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05" calcext:value-type="float">
            <text:p>7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10" calcext:value-type="float">
            <text:p>7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15" calcext:value-type="float">
            <text:p>7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20" calcext:value-type="float">
            <text:p>7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25" calcext:value-type="float">
            <text:p>7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30" calcext:value-type="float">
            <text:p>7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35" calcext:value-type="float">
            <text:p>7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40" calcext:value-type="float">
            <text:p>7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45" calcext:value-type="float">
            <text:p>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50" calcext:value-type="float">
            <text:p>7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55" calcext:value-type="float">
            <text:p>7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85" calcext:value-type="float">
            <text:p>3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65" calcext:value-type="float">
            <text:p>3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25" calcext:value-type="float">
            <text:p>3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45" calcext:value-type="float">
            <text:p>3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50" calcext:value-type="float">
            <text:p>3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55" calcext:value-type="float">
            <text:p>3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65" calcext:value-type="float">
            <text:p>3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70" calcext:value-type="float">
            <text:p>3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0" calcext:value-type="float">
            <text:p>3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95" calcext:value-type="float">
            <text:p>3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05" calcext:value-type="float">
            <text:p>3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10" calcext:value-type="float">
            <text:p>3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15" calcext:value-type="float">
            <text:p>3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0" calcext:value-type="float">
            <text:p>3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5" calcext:value-type="float">
            <text:p>3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30" calcext:value-type="float">
            <text:p>3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35" calcext:value-type="float">
            <text:p>3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5" calcext:value-type="float">
            <text:p>3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50" calcext:value-type="float">
            <text:p>3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55" calcext:value-type="float">
            <text:p>3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0" calcext:value-type="float">
            <text:p>3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70" calcext:value-type="float">
            <text:p>3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75" calcext:value-type="float">
            <text:p>3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80" calcext:value-type="float">
            <text:p>3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85" calcext:value-type="float">
            <text:p>3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95" calcext:value-type="float">
            <text:p>3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5" calcext:value-type="float">
            <text:p>3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10" calcext:value-type="float">
            <text:p>3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15" calcext:value-type="float">
            <text:p>3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20" calcext:value-type="float">
            <text:p>3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25" calcext:value-type="float">
            <text:p>3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30" calcext:value-type="float">
            <text:p>3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35" calcext:value-type="float">
            <text:p>3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40" calcext:value-type="float">
            <text:p>3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45" calcext:value-type="float">
            <text:p>3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65" calcext:value-type="float">
            <text:p>3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70" calcext:value-type="float">
            <text:p>3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75" calcext:value-type="float">
            <text:p>3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80" calcext:value-type="float">
            <text:p>3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85" calcext:value-type="float">
            <text:p>3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90" calcext:value-type="float">
            <text:p>3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95" calcext:value-type="float">
            <text:p>3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5" calcext:value-type="float">
            <text:p>3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10" calcext:value-type="float">
            <text:p>3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20" calcext:value-type="float">
            <text:p>3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25" calcext:value-type="float">
            <text:p>3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35" calcext:value-type="float">
            <text:p>3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40" calcext:value-type="float">
            <text:p>3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45" calcext:value-type="float">
            <text:p>3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50" calcext:value-type="float">
            <text:p>3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55" calcext:value-type="float">
            <text:p>3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60" calcext:value-type="float">
            <text:p>3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65" calcext:value-type="float">
            <text:p>3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70" calcext:value-type="float">
            <text:p>3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75" calcext:value-type="float">
            <text:p>3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80" calcext:value-type="float">
            <text:p>3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85" calcext:value-type="float">
            <text:p>3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90" calcext:value-type="float">
            <text:p>3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95" calcext:value-type="float">
            <text:p>3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10" calcext:value-type="float">
            <text:p>3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15" calcext:value-type="float">
            <text:p>3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25" calcext:value-type="float">
            <text:p>3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30" calcext:value-type="float">
            <text:p>3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35" calcext:value-type="float">
            <text:p>3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40" calcext:value-type="float">
            <text:p>3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45" calcext:value-type="float">
            <text:p>3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55" calcext:value-type="float">
            <text:p>3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65" calcext:value-type="float">
            <text:p>3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75" calcext:value-type="float">
            <text:p>3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80" calcext:value-type="float">
            <text:p>3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85" calcext:value-type="float">
            <text:p>3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90" calcext:value-type="float">
            <text:p>3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05" calcext:value-type="float">
            <text:p>3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15" calcext:value-type="float">
            <text:p>3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25" calcext:value-type="float">
            <text:p>3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30" calcext:value-type="float">
            <text:p>3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35" calcext:value-type="float">
            <text:p>3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45" calcext:value-type="float">
            <text:p>3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55" calcext:value-type="float">
            <text:p>3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60" calcext:value-type="float">
            <text:p>3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65" calcext:value-type="float">
            <text:p>3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70" calcext:value-type="float">
            <text:p>3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75" calcext:value-type="float">
            <text:p>3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80" calcext:value-type="float">
            <text:p>3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85" calcext:value-type="float">
            <text:p>3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90" calcext:value-type="float">
            <text:p>3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95" calcext:value-type="float">
            <text:p>3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05" calcext:value-type="float">
            <text:p>3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10" calcext:value-type="float">
            <text:p>3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15" calcext:value-type="float">
            <text:p>3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20" calcext:value-type="float">
            <text:p>3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25" calcext:value-type="float">
            <text:p>3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30" calcext:value-type="float">
            <text:p>3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35" calcext:value-type="float">
            <text:p>3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40" calcext:value-type="float">
            <text:p>3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45" calcext:value-type="float">
            <text:p>3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55" calcext:value-type="float">
            <text:p>3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60" calcext:value-type="float">
            <text:p>3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65" calcext:value-type="float">
            <text:p>3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75" calcext:value-type="float">
            <text:p>3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85" calcext:value-type="float">
            <text:p>3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90" calcext:value-type="float">
            <text:p>3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95" calcext:value-type="float">
            <text:p>3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10" calcext:value-type="float">
            <text:p>4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20" calcext:value-type="float">
            <text:p>4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25" calcext:value-type="float">
            <text:p>4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35" calcext:value-type="float">
            <text:p>4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40" calcext:value-type="float">
            <text:p>4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55" calcext:value-type="float">
            <text:p>4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0" calcext:value-type="float">
            <text:p>4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5" calcext:value-type="float">
            <text:p>4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75" calcext:value-type="float">
            <text:p>4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80" calcext:value-type="float">
            <text:p>4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85" calcext:value-type="float">
            <text:p>4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0" calcext:value-type="float">
            <text:p>4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5" calcext:value-type="float">
            <text:p>4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05" calcext:value-type="float">
            <text:p>4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15" calcext:value-type="float">
            <text:p>4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20" calcext:value-type="float">
            <text:p>4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35" calcext:value-type="float">
            <text:p>4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40" calcext:value-type="float">
            <text:p>4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45" calcext:value-type="float">
            <text:p>4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55" calcext:value-type="float">
            <text:p>4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65" calcext:value-type="float">
            <text:p>4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70" calcext:value-type="float">
            <text:p>4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75" calcext:value-type="float">
            <text:p>4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80" calcext:value-type="float">
            <text:p>4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85" calcext:value-type="float">
            <text:p>4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90" calcext:value-type="float">
            <text:p>4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95" calcext:value-type="float">
            <text:p>4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5" calcext:value-type="float">
            <text:p>4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10" calcext:value-type="float">
            <text:p>4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15" calcext:value-type="float">
            <text:p>4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0" calcext:value-type="float">
            <text:p>4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5" calcext:value-type="float">
            <text:p>4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0" calcext:value-type="float">
            <text:p>4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5" calcext:value-type="float">
            <text:p>4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40" calcext:value-type="float">
            <text:p>4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45" calcext:value-type="float">
            <text:p>4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55" calcext:value-type="float">
            <text:p>4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70" calcext:value-type="float">
            <text:p>4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75" calcext:value-type="float">
            <text:p>4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80" calcext:value-type="float">
            <text:p>4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85" calcext:value-type="float">
            <text:p>4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90" calcext:value-type="float">
            <text:p>4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95" calcext:value-type="float">
            <text:p>4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05" calcext:value-type="float">
            <text:p>4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10" calcext:value-type="float">
            <text:p>4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15" calcext:value-type="float">
            <text:p>4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20" calcext:value-type="float">
            <text:p>4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25" calcext:value-type="float">
            <text:p>4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30" calcext:value-type="float">
            <text:p>4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35" calcext:value-type="float">
            <text:p>4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40" calcext:value-type="float">
            <text:p>4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45" calcext:value-type="float">
            <text:p>4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55" calcext:value-type="float">
            <text:p>4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60" calcext:value-type="float">
            <text:p>4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65" calcext:value-type="float">
            <text:p>4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70" calcext:value-type="float">
            <text:p>4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75" calcext:value-type="float">
            <text:p>4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80" calcext:value-type="float">
            <text:p>4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85" calcext:value-type="float">
            <text:p>4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90" calcext:value-type="float">
            <text:p>4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95" calcext:value-type="float">
            <text:p>4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05" calcext:value-type="float">
            <text:p>4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15" calcext:value-type="float">
            <text:p>4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25" calcext:value-type="float">
            <text:p>4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30" calcext:value-type="float">
            <text:p>4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35" calcext:value-type="float">
            <text:p>4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40" calcext:value-type="float">
            <text:p>4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55" calcext:value-type="float">
            <text:p>4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60" calcext:value-type="float">
            <text:p>4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70" calcext:value-type="float">
            <text:p>4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75" calcext:value-type="float">
            <text:p>44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80" calcext:value-type="float">
            <text:p>4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85" calcext:value-type="float">
            <text:p>4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95" calcext:value-type="float">
            <text:p>4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15" calcext:value-type="float">
            <text:p>4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20" calcext:value-type="float">
            <text:p>4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25" calcext:value-type="float">
            <text:p>4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35" calcext:value-type="float">
            <text:p>4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40" calcext:value-type="float">
            <text:p>4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45" calcext:value-type="float">
            <text:p>4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60" calcext:value-type="float">
            <text:p>4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65" calcext:value-type="float">
            <text:p>4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70" calcext:value-type="float">
            <text:p>4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75" calcext:value-type="float">
            <text:p>4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80" calcext:value-type="float">
            <text:p>4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85" calcext:value-type="float">
            <text:p>4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90" calcext:value-type="float">
            <text:p>4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95" calcext:value-type="float">
            <text:p>4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10" calcext:value-type="float">
            <text:p>4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15" calcext:value-type="float">
            <text:p>4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20" calcext:value-type="float">
            <text:p>4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25" calcext:value-type="float">
            <text:p>4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30" calcext:value-type="float">
            <text:p>4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35" calcext:value-type="float">
            <text:p>4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40" calcext:value-type="float">
            <text:p>4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45" calcext:value-type="float">
            <text:p>4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55" calcext:value-type="float">
            <text:p>4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60" calcext:value-type="float">
            <text:p>4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70" calcext:value-type="float">
            <text:p>4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80" calcext:value-type="float">
            <text:p>4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85" calcext:value-type="float">
            <text:p>4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90" calcext:value-type="float">
            <text:p>4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95" calcext:value-type="float">
            <text:p>4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05" calcext:value-type="float">
            <text:p>4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10" calcext:value-type="float">
            <text:p>4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15" calcext:value-type="float">
            <text:p>4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20" calcext:value-type="float">
            <text:p>4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25" calcext:value-type="float">
            <text:p>4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30" calcext:value-type="float">
            <text:p>4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35" calcext:value-type="float">
            <text:p>4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40" calcext:value-type="float">
            <text:p>4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45" calcext:value-type="float">
            <text:p>4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55" calcext:value-type="float">
            <text:p>4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60" calcext:value-type="float">
            <text:p>4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65" calcext:value-type="float">
            <text:p>4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70" calcext:value-type="float">
            <text:p>4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75" calcext:value-type="float">
            <text:p>4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80" calcext:value-type="float">
            <text:p>4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90" calcext:value-type="float">
            <text:p>4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95" calcext:value-type="float">
            <text:p>4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5" calcext:value-type="float">
            <text:p>4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0" calcext:value-type="float">
            <text:p>4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5" calcext:value-type="float">
            <text:p>4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20" calcext:value-type="float">
            <text:p>4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25" calcext:value-type="float">
            <text:p>4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30" calcext:value-type="float">
            <text:p>4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35" calcext:value-type="float">
            <text:p>4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40" calcext:value-type="float">
            <text:p>4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45" calcext:value-type="float">
            <text:p>4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55" calcext:value-type="float">
            <text:p>4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0" calcext:value-type="float">
            <text:p>4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5" calcext:value-type="float">
            <text:p>4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70" calcext:value-type="float">
            <text:p>4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75" calcext:value-type="float">
            <text:p>4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80" calcext:value-type="float">
            <text:p>4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85" calcext:value-type="float">
            <text:p>4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90" calcext:value-type="float">
            <text:p>4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95" calcext:value-type="float">
            <text:p>4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05" calcext:value-type="float">
            <text:p>4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10" calcext:value-type="float">
            <text:p>4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15" calcext:value-type="float">
            <text:p>4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20" calcext:value-type="float">
            <text:p>4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25" calcext:value-type="float">
            <text:p>4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30" calcext:value-type="float">
            <text:p>4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35" calcext:value-type="float">
            <text:p>4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40" calcext:value-type="float">
            <text:p>4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45" calcext:value-type="float">
            <text:p>4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55" calcext:value-type="float">
            <text:p>4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60" calcext:value-type="float">
            <text:p>4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65" calcext:value-type="float">
            <text:p>4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70" calcext:value-type="float">
            <text:p>4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75" calcext:value-type="float">
            <text:p>4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85" calcext:value-type="float">
            <text:p>4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90" calcext:value-type="float">
            <text:p>4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95" calcext:value-type="float">
            <text:p>4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5" calcext:value-type="float">
            <text:p>5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10" calcext:value-type="float">
            <text:p>5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15" calcext:value-type="float">
            <text:p>5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25" calcext:value-type="float">
            <text:p>5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30" calcext:value-type="float">
            <text:p>5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35" calcext:value-type="float">
            <text:p>5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45" calcext:value-type="float">
            <text:p>5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55" calcext:value-type="float">
            <text:p>5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60" calcext:value-type="float">
            <text:p>5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65" calcext:value-type="float">
            <text:p>5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75" calcext:value-type="float">
            <text:p>5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80" calcext:value-type="float">
            <text:p>5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85" calcext:value-type="float">
            <text:p>5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90" calcext:value-type="float">
            <text:p>5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05" calcext:value-type="float">
            <text:p>5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15" calcext:value-type="float">
            <text:p>5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5" calcext:value-type="float">
            <text:p>5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30" calcext:value-type="float">
            <text:p>5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35" calcext:value-type="float">
            <text:p>5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40" calcext:value-type="float">
            <text:p>5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55" calcext:value-type="float">
            <text:p>5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60" calcext:value-type="float">
            <text:p>5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65" calcext:value-type="float">
            <text:p>5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70" calcext:value-type="float">
            <text:p>5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75" calcext:value-type="float">
            <text:p>5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80" calcext:value-type="float">
            <text:p>5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85" calcext:value-type="float">
            <text:p>5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95" calcext:value-type="float">
            <text:p>5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05" calcext:value-type="float">
            <text:p>5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15" calcext:value-type="float">
            <text:p>5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20" calcext:value-type="float">
            <text:p>5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25" calcext:value-type="float">
            <text:p>5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30" calcext:value-type="float">
            <text:p>5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45" calcext:value-type="float">
            <text:p>5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55" calcext:value-type="float">
            <text:p>5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60" calcext:value-type="float">
            <text:p>5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65" calcext:value-type="float">
            <text:p>5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70" calcext:value-type="float">
            <text:p>5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75" calcext:value-type="float">
            <text:p>5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80" calcext:value-type="float">
            <text:p>5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90" calcext:value-type="float">
            <text:p>5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95" calcext:value-type="float">
            <text:p>5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05" calcext:value-type="float">
            <text:p>5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10" calcext:value-type="float">
            <text:p>5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15" calcext:value-type="float">
            <text:p>5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20" calcext:value-type="float">
            <text:p>5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25" calcext:value-type="float">
            <text:p>5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30" calcext:value-type="float">
            <text:p>5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35" calcext:value-type="float">
            <text:p>5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40" calcext:value-type="float">
            <text:p>5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45" calcext:value-type="float">
            <text:p>5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50" calcext:value-type="float">
            <text:p>5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55" calcext:value-type="float">
            <text:p>5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70" calcext:value-type="float">
            <text:p>5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75" calcext:value-type="float">
            <text:p>5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80" calcext:value-type="float">
            <text:p>5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85" calcext:value-type="float">
            <text:p>5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05" calcext:value-type="float">
            <text:p>5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10" calcext:value-type="float">
            <text:p>5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15" calcext:value-type="float">
            <text:p>5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20" calcext:value-type="float">
            <text:p>5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25" calcext:value-type="float">
            <text:p>5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30" calcext:value-type="float">
            <text:p>5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35" calcext:value-type="float">
            <text:p>5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40" calcext:value-type="float">
            <text:p>5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45" calcext:value-type="float">
            <text:p>5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50" calcext:value-type="float">
            <text:p>5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55" calcext:value-type="float">
            <text:p>5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65" calcext:value-type="float">
            <text:p>5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70" calcext:value-type="float">
            <text:p>5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80" calcext:value-type="float">
            <text:p>5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85" calcext:value-type="float">
            <text:p>5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90" calcext:value-type="float">
            <text:p>5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95" calcext:value-type="float">
            <text:p>5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5" calcext:value-type="float">
            <text:p>5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10" calcext:value-type="float">
            <text:p>5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15" calcext:value-type="float">
            <text:p>5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20" calcext:value-type="float">
            <text:p>5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25" calcext:value-type="float">
            <text:p>5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30" calcext:value-type="float">
            <text:p>5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35" calcext:value-type="float">
            <text:p>5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40" calcext:value-type="float">
            <text:p>5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45" calcext:value-type="float">
            <text:p>5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50" calcext:value-type="float">
            <text:p>5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55" calcext:value-type="float">
            <text:p>5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60" calcext:value-type="float">
            <text:p>5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65" calcext:value-type="float">
            <text:p>5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70" calcext:value-type="float">
            <text:p>5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75" calcext:value-type="float">
            <text:p>5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80" calcext:value-type="float">
            <text:p>5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85" calcext:value-type="float">
            <text:p>5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90" calcext:value-type="float">
            <text:p>5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95" calcext:value-type="float">
            <text:p>5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05" calcext:value-type="float">
            <text:p>5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10" calcext:value-type="float">
            <text:p>5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15" calcext:value-type="float">
            <text:p>5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20" calcext:value-type="float">
            <text:p>5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25" calcext:value-type="float">
            <text:p>5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30" calcext:value-type="float">
            <text:p>5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45" calcext:value-type="float">
            <text:p>5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50" calcext:value-type="float">
            <text:p>5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55" calcext:value-type="float">
            <text:p>5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60" calcext:value-type="float">
            <text:p>5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65" calcext:value-type="float">
            <text:p>5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75" calcext:value-type="float">
            <text:p>5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80" calcext:value-type="float">
            <text:p>5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85" calcext:value-type="float">
            <text:p>5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90" calcext:value-type="float">
            <text:p>5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95" calcext:value-type="float">
            <text:p>5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05" calcext:value-type="float">
            <text:p>5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10" calcext:value-type="float">
            <text:p>5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15" calcext:value-type="float">
            <text:p>5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25" calcext:value-type="float">
            <text:p>5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30" calcext:value-type="float">
            <text:p>5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40" calcext:value-type="float">
            <text:p>5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45" calcext:value-type="float">
            <text:p>5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55" calcext:value-type="float">
            <text:p>5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60" calcext:value-type="float">
            <text:p>5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65" calcext:value-type="float">
            <text:p>5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75" calcext:value-type="float">
            <text:p>5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80" calcext:value-type="float">
            <text:p>5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90" calcext:value-type="float">
            <text:p>5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795" calcext:value-type="float">
            <text:p>5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05" calcext:value-type="float">
            <text:p>5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10" calcext:value-type="float">
            <text:p>5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20" calcext:value-type="float">
            <text:p>5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25" calcext:value-type="float">
            <text:p>5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30" calcext:value-type="float">
            <text:p>5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40" calcext:value-type="float">
            <text:p>5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45" calcext:value-type="float">
            <text:p>5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55" calcext:value-type="float">
            <text:p>5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70" calcext:value-type="float">
            <text:p>5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80" calcext:value-type="float">
            <text:p>5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85" calcext:value-type="float">
            <text:p>5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895" calcext:value-type="float">
            <text:p>5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05" calcext:value-type="float">
            <text:p>5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15" calcext:value-type="float">
            <text:p>5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20" calcext:value-type="float">
            <text:p>5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25" calcext:value-type="float">
            <text:p>5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30" calcext:value-type="float">
            <text:p>5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35" calcext:value-type="float">
            <text:p>5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40" calcext:value-type="float">
            <text:p>5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45" calcext:value-type="float">
            <text:p>5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55" calcext:value-type="float">
            <text:p>5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60" calcext:value-type="float">
            <text:p>5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65" calcext:value-type="float">
            <text:p>5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70" calcext:value-type="float">
            <text:p>5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75" calcext:value-type="float">
            <text:p>5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80" calcext:value-type="float">
            <text:p>5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85" calcext:value-type="float">
            <text:p>5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90" calcext:value-type="float">
            <text:p>5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995" calcext:value-type="float">
            <text:p>5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5" calcext:value-type="float">
            <text:p>6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10" calcext:value-type="float">
            <text:p>6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15" calcext:value-type="float">
            <text:p>6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20" calcext:value-type="float">
            <text:p>6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25" calcext:value-type="float">
            <text:p>6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30" calcext:value-type="float">
            <text:p>6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40" calcext:value-type="float">
            <text:p>6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45" calcext:value-type="float">
            <text:p>6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55" calcext:value-type="float">
            <text:p>6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60" calcext:value-type="float">
            <text:p>6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65" calcext:value-type="float">
            <text:p>6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70" calcext:value-type="float">
            <text:p>6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75" calcext:value-type="float">
            <text:p>6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80" calcext:value-type="float">
            <text:p>6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85" calcext:value-type="float">
            <text:p>6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90" calcext:value-type="float">
            <text:p>6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95" calcext:value-type="float">
            <text:p>6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05" calcext:value-type="float">
            <text:p>6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10" calcext:value-type="float">
            <text:p>6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15" calcext:value-type="float">
            <text:p>6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20" calcext:value-type="float">
            <text:p>6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25" calcext:value-type="float">
            <text:p>6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30" calcext:value-type="float">
            <text:p>6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35" calcext:value-type="float">
            <text:p>6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40" calcext:value-type="float">
            <text:p>6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45" calcext:value-type="float">
            <text:p>6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60" calcext:value-type="float">
            <text:p>6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65" calcext:value-type="float">
            <text:p>6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70" calcext:value-type="float">
            <text:p>6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75" calcext:value-type="float">
            <text:p>6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80" calcext:value-type="float">
            <text:p>6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85" calcext:value-type="float">
            <text:p>6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90" calcext:value-type="float">
            <text:p>6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195" calcext:value-type="float">
            <text:p>6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05" calcext:value-type="float">
            <text:p>6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10" calcext:value-type="float">
            <text:p>6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15" calcext:value-type="float">
            <text:p>6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20" calcext:value-type="float">
            <text:p>6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25" calcext:value-type="float">
            <text:p>6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30" calcext:value-type="float">
            <text:p>6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35" calcext:value-type="float">
            <text:p>6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40" calcext:value-type="float">
            <text:p>6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45" calcext:value-type="float">
            <text:p>6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55" calcext:value-type="float">
            <text:p>6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60" calcext:value-type="float">
            <text:p>6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65" calcext:value-type="float">
            <text:p>6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70" calcext:value-type="float">
            <text:p>6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75" calcext:value-type="float">
            <text:p>6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85" calcext:value-type="float">
            <text:p>6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90" calcext:value-type="float">
            <text:p>6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295" calcext:value-type="float">
            <text:p>6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05" calcext:value-type="float">
            <text:p>6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10" calcext:value-type="float">
            <text:p>6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15" calcext:value-type="float">
            <text:p>6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20" calcext:value-type="float">
            <text:p>6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25" calcext:value-type="float">
            <text:p>6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30" calcext:value-type="float">
            <text:p>6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40" calcext:value-type="float">
            <text:p>6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45" calcext:value-type="float">
            <text:p>6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50" calcext:value-type="float">
            <text:p>63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55" calcext:value-type="float">
            <text:p>6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60" calcext:value-type="float">
            <text:p>63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65" calcext:value-type="float">
            <text:p>63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70" calcext:value-type="float">
            <text:p>6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75" calcext:value-type="float">
            <text:p>6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80" calcext:value-type="float">
            <text:p>63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85" calcext:value-type="float">
            <text:p>6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95" calcext:value-type="float">
            <text:p>63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00" calcext:value-type="float">
            <text:p>6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05" calcext:value-type="float">
            <text:p>6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15" calcext:value-type="float">
            <text:p>6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20" calcext:value-type="float">
            <text:p>6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25" calcext:value-type="float">
            <text:p>6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35" calcext:value-type="float">
            <text:p>6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40" calcext:value-type="float">
            <text:p>6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45" calcext:value-type="float">
            <text:p>6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50" calcext:value-type="float">
            <text:p>6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55" calcext:value-type="float">
            <text:p>6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60" calcext:value-type="float">
            <text:p>6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65" calcext:value-type="float">
            <text:p>646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70" calcext:value-type="float">
            <text:p>647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75" calcext:value-type="float">
            <text:p>64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80" calcext:value-type="float">
            <text:p>648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85" calcext:value-type="float">
            <text:p>648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90" calcext:value-type="float">
            <text:p>649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95" calcext:value-type="float">
            <text:p>649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5" calcext:value-type="float">
            <text:p>650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10" calcext:value-type="float">
            <text:p>65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15" calcext:value-type="float">
            <text:p>651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20" calcext:value-type="float">
            <text:p>65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25" calcext:value-type="float">
            <text:p>65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30" calcext:value-type="float">
            <text:p>653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35" calcext:value-type="float">
            <text:p>653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40" calcext:value-type="float">
            <text:p>654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45" calcext:value-type="float">
            <text:p>654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0" calcext:value-type="float">
            <text:p>65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5" calcext:value-type="float">
            <text:p>655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60" calcext:value-type="float">
            <text:p>656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65" calcext:value-type="float">
            <text:p>656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70" calcext:value-type="float">
            <text:p>65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75" calcext:value-type="float">
            <text:p>657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80" calcext:value-type="float">
            <text:p>65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85" calcext:value-type="float">
            <text:p>65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90" calcext:value-type="float">
            <text:p>659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95" calcext:value-type="float">
            <text:p>659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00" calcext:value-type="float">
            <text:p>66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05" calcext:value-type="float">
            <text:p>66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10" calcext:value-type="float">
            <text:p>6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15" calcext:value-type="float">
            <text:p>66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20" calcext:value-type="float">
            <text:p>6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25" calcext:value-type="float">
            <text:p>6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30" calcext:value-type="float">
            <text:p>66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35" calcext:value-type="float">
            <text:p>66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40" calcext:value-type="float">
            <text:p>6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45" calcext:value-type="float">
            <text:p>6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50" calcext:value-type="float">
            <text:p>6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55" calcext:value-type="float">
            <text:p>6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60" calcext:value-type="float">
            <text:p>66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65" calcext:value-type="float">
            <text:p>6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70" calcext:value-type="float">
            <text:p>6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75" calcext:value-type="float">
            <text:p>6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80" calcext:value-type="float">
            <text:p>66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85" calcext:value-type="float">
            <text:p>6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90" calcext:value-type="float">
            <text:p>6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695" calcext:value-type="float">
            <text:p>6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05" calcext:value-type="float">
            <text:p>6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10" calcext:value-type="float">
            <text:p>6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15" calcext:value-type="float">
            <text:p>6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20" calcext:value-type="float">
            <text:p>6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25" calcext:value-type="float">
            <text:p>6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30" calcext:value-type="float">
            <text:p>67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35" calcext:value-type="float">
            <text:p>6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40" calcext:value-type="float">
            <text:p>6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45" calcext:value-type="float">
            <text:p>6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50" calcext:value-type="float">
            <text:p>6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55" calcext:value-type="float">
            <text:p>6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60" calcext:value-type="float">
            <text:p>6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65" calcext:value-type="float">
            <text:p>6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70" calcext:value-type="float">
            <text:p>6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75" calcext:value-type="float">
            <text:p>6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80" calcext:value-type="float">
            <text:p>6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85" calcext:value-type="float">
            <text:p>6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90" calcext:value-type="float">
            <text:p>6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795" calcext:value-type="float">
            <text:p>67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05" calcext:value-type="float">
            <text:p>6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10" calcext:value-type="float">
            <text:p>6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15" calcext:value-type="float">
            <text:p>6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20" calcext:value-type="float">
            <text:p>6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25" calcext:value-type="float">
            <text:p>68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30" calcext:value-type="float">
            <text:p>6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35" calcext:value-type="float">
            <text:p>6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40" calcext:value-type="float">
            <text:p>6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45" calcext:value-type="float">
            <text:p>68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50" calcext:value-type="float">
            <text:p>6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55" calcext:value-type="float">
            <text:p>6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65" calcext:value-type="float">
            <text:p>68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70" calcext:value-type="float">
            <text:p>6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75" calcext:value-type="float">
            <text:p>6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80" calcext:value-type="float">
            <text:p>6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85" calcext:value-type="float">
            <text:p>6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90" calcext:value-type="float">
            <text:p>6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895" calcext:value-type="float">
            <text:p>68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05" calcext:value-type="float">
            <text:p>6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15" calcext:value-type="float">
            <text:p>6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20" calcext:value-type="float">
            <text:p>6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25" calcext:value-type="float">
            <text:p>6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30" calcext:value-type="float">
            <text:p>6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35" calcext:value-type="float">
            <text:p>6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45" calcext:value-type="float">
            <text:p>6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55" calcext:value-type="float">
            <text:p>6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60" calcext:value-type="float">
            <text:p>6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65" calcext:value-type="float">
            <text:p>6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75" calcext:value-type="float">
            <text:p>6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80" calcext:value-type="float">
            <text:p>6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85" calcext:value-type="float">
            <text:p>6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90" calcext:value-type="float">
            <text:p>6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995" calcext:value-type="float">
            <text:p>6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5" calcext:value-type="float">
            <text:p>7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10" calcext:value-type="float">
            <text:p>7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15" calcext:value-type="float">
            <text:p>7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20" calcext:value-type="float">
            <text:p>7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25" calcext:value-type="float">
            <text:p>7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30" calcext:value-type="float">
            <text:p>7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40" calcext:value-type="float">
            <text:p>7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45" calcext:value-type="float">
            <text:p>7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55" calcext:value-type="float">
            <text:p>7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65" calcext:value-type="float">
            <text:p>7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75" calcext:value-type="float">
            <text:p>7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85" calcext:value-type="float">
            <text:p>70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90" calcext:value-type="float">
            <text:p>7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95" calcext:value-type="float">
            <text:p>7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05" calcext:value-type="float">
            <text:p>71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10" calcext:value-type="float">
            <text:p>71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15" calcext:value-type="float">
            <text:p>7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20" calcext:value-type="float">
            <text:p>71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25" calcext:value-type="float">
            <text:p>71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30" calcext:value-type="float">
            <text:p>71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35" calcext:value-type="float">
            <text:p>713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40" calcext:value-type="float">
            <text:p>714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45" calcext:value-type="float">
            <text:p>714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50" calcext:value-type="float">
            <text:p>715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55" calcext:value-type="float">
            <text:p>715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60" calcext:value-type="float">
            <text:p>716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65" calcext:value-type="float">
            <text:p>716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70" calcext:value-type="float">
            <text:p>717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75" calcext:value-type="float">
            <text:p>717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80" calcext:value-type="float">
            <text:p>718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85" calcext:value-type="float">
            <text:p>718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90" calcext:value-type="float">
            <text:p>7190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195" calcext:value-type="float">
            <text:p>719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00" calcext:value-type="float">
            <text:p>720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05" calcext:value-type="float">
            <text:p>720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10" calcext:value-type="float">
            <text:p>721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15" calcext:value-type="float">
            <text:p>7215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20" calcext:value-type="float">
            <text:p>722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25" calcext:value-type="float">
            <text:p>722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30" calcext:value-type="float">
            <text:p>723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35" calcext:value-type="float">
            <text:p>723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40" calcext:value-type="float">
            <text:p>724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45" calcext:value-type="float">
            <text:p>724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50" calcext:value-type="float">
            <text:p>725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55" calcext:value-type="float">
            <text:p>725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60" calcext:value-type="float">
            <text:p>726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65" calcext:value-type="float">
            <text:p>726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70" calcext:value-type="float">
            <text:p>727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75" calcext:value-type="float">
            <text:p>727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80" calcext:value-type="float">
            <text:p>728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85" calcext:value-type="float">
            <text:p>728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90" calcext:value-type="float">
            <text:p>729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95" calcext:value-type="float">
            <text:p>729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00" calcext:value-type="float">
            <text:p>73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10" calcext:value-type="float">
            <text:p>73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15" calcext:value-type="float">
            <text:p>73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20" calcext:value-type="float">
            <text:p>73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25" calcext:value-type="float">
            <text:p>732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30" calcext:value-type="float">
            <text:p>73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35" calcext:value-type="float">
            <text:p>73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50" calcext:value-type="float">
            <text:p>735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55" calcext:value-type="float">
            <text:p>735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60" calcext:value-type="float">
            <text:p>736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65" calcext:value-type="float">
            <text:p>736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70" calcext:value-type="float">
            <text:p>73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75" calcext:value-type="float">
            <text:p>737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80" calcext:value-type="float">
            <text:p>738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85" calcext:value-type="float">
            <text:p>738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90" calcext:value-type="float">
            <text:p>73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00" calcext:value-type="float">
            <text:p>7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05" calcext:value-type="float">
            <text:p>74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15" calcext:value-type="float">
            <text:p>74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20" calcext:value-type="float">
            <text:p>74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25" calcext:value-type="float">
            <text:p>74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30" calcext:value-type="float">
            <text:p>74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35" calcext:value-type="float">
            <text:p>74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40" calcext:value-type="float">
            <text:p>74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50" calcext:value-type="float">
            <text:p>74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55" calcext:value-type="float">
            <text:p>74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60" calcext:value-type="float">
            <text:p>746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70" calcext:value-type="float">
            <text:p>7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75" calcext:value-type="float">
            <text:p>7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80" calcext:value-type="float">
            <text:p>74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85" calcext:value-type="float">
            <text:p>74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90" calcext:value-type="float">
            <text:p>74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95" calcext:value-type="float">
            <text:p>74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10" calcext:value-type="float">
            <text:p>75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15" calcext:value-type="float">
            <text:p>7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20" calcext:value-type="float">
            <text:p>7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25" calcext:value-type="float">
            <text:p>75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30" calcext:value-type="float">
            <text:p>7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40" calcext:value-type="float">
            <text:p>7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45" calcext:value-type="float">
            <text:p>7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55" calcext:value-type="float">
            <text:p>755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60" calcext:value-type="float">
            <text:p>75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65" calcext:value-type="float">
            <text:p>7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70" calcext:value-type="float">
            <text:p>7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75" calcext:value-type="float">
            <text:p>757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80" calcext:value-type="float">
            <text:p>758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85" calcext:value-type="float">
            <text:p>75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90" calcext:value-type="float">
            <text:p>75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00" calcext:value-type="float">
            <text:p>76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05" calcext:value-type="float">
            <text:p>76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10" calcext:value-type="float">
            <text:p>76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15" calcext:value-type="float">
            <text:p>7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20" calcext:value-type="float">
            <text:p>76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25" calcext:value-type="float">
            <text:p>7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30" calcext:value-type="float">
            <text:p>7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35" calcext:value-type="float">
            <text:p>76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40" calcext:value-type="float">
            <text:p>76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45" calcext:value-type="float">
            <text:p>7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50" calcext:value-type="float">
            <text:p>76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60" calcext:value-type="float">
            <text:p>7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70" calcext:value-type="float">
            <text:p>7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75" calcext:value-type="float">
            <text:p>7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85" calcext:value-type="float">
            <text:p>7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90" calcext:value-type="float">
            <text:p>7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95" calcext:value-type="float">
            <text:p>76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00" calcext:value-type="float">
            <text:p>77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05" calcext:value-type="float">
            <text:p>7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10" calcext:value-type="float">
            <text:p>7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15" calcext:value-type="float">
            <text:p>7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25" calcext:value-type="float">
            <text:p>7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30" calcext:value-type="float">
            <text:p>7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40" calcext:value-type="float">
            <text:p>7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45" calcext:value-type="float">
            <text:p>77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50" calcext:value-type="float">
            <text:p>77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55" calcext:value-type="float">
            <text:p>7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60" calcext:value-type="float">
            <text:p>77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65" calcext:value-type="float">
            <text:p>7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70" calcext:value-type="float">
            <text:p>777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75" calcext:value-type="float">
            <text:p>7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80" calcext:value-type="float">
            <text:p>77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85" calcext:value-type="float">
            <text:p>7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90" calcext:value-type="float">
            <text:p>7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95" calcext:value-type="float">
            <text:p>7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05" calcext:value-type="float">
            <text:p>7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10" calcext:value-type="float">
            <text:p>7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15" calcext:value-type="float">
            <text:p>7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20" calcext:value-type="float">
            <text:p>7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25" calcext:value-type="float">
            <text:p>7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35" calcext:value-type="float">
            <text:p>7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40" calcext:value-type="float">
            <text:p>7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50" calcext:value-type="float">
            <text:p>78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55" calcext:value-type="float">
            <text:p>7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60" calcext:value-type="float">
            <text:p>78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65" calcext:value-type="float">
            <text:p>7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5" calcext:value-type="float">
            <text:p>7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90" calcext:value-type="float">
            <text:p>7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95" calcext:value-type="float">
            <text:p>7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00" calcext:value-type="float">
            <text:p>79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05" calcext:value-type="float">
            <text:p>7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15" calcext:value-type="float">
            <text:p>7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20" calcext:value-type="float">
            <text:p>7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25" calcext:value-type="float">
            <text:p>7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30" calcext:value-type="float">
            <text:p>7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35" calcext:value-type="float">
            <text:p>7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40" calcext:value-type="float">
            <text:p>7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45" calcext:value-type="float">
            <text:p>7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50" calcext:value-type="float">
            <text:p>7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55" calcext:value-type="float">
            <text:p>7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60" calcext:value-type="float">
            <text:p>7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65" calcext:value-type="float">
            <text:p>7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70" calcext:value-type="float">
            <text:p>7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80" calcext:value-type="float">
            <text:p>7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85" calcext:value-type="float">
            <text:p>7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90" calcext:value-type="float">
            <text:p>7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995" calcext:value-type="float">
            <text:p>7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10" calcext:value-type="float">
            <text:p>8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15" calcext:value-type="float">
            <text:p>8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25" calcext:value-type="float">
            <text:p>8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30" calcext:value-type="float">
            <text:p>8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35" calcext:value-type="float">
            <text:p>8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40" calcext:value-type="float">
            <text:p>8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60" calcext:value-type="float">
            <text:p>8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65" calcext:value-type="float">
            <text:p>8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70" calcext:value-type="float">
            <text:p>8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80" calcext:value-type="float">
            <text:p>8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85" calcext:value-type="float">
            <text:p>8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90" calcext:value-type="float">
            <text:p>8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95" calcext:value-type="float">
            <text:p>80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05" calcext:value-type="float">
            <text:p>8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10" calcext:value-type="float">
            <text:p>8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20" calcext:value-type="float">
            <text:p>8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25" calcext:value-type="float">
            <text:p>8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35" calcext:value-type="float">
            <text:p>81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45" calcext:value-type="float">
            <text:p>8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50" calcext:value-type="float">
            <text:p>8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55" calcext:value-type="float">
            <text:p>8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60" calcext:value-type="float">
            <text:p>8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65" calcext:value-type="float">
            <text:p>8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70" calcext:value-type="float">
            <text:p>8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80" calcext:value-type="float">
            <text:p>8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85" calcext:value-type="float">
            <text:p>8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5" calcext:value-type="float">
            <text:p>8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05" calcext:value-type="float">
            <text:p>8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10" calcext:value-type="float">
            <text:p>8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15" calcext:value-type="float">
            <text:p>8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20" calcext:value-type="float">
            <text:p>8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25" calcext:value-type="float">
            <text:p>8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30" calcext:value-type="float">
            <text:p>8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40" calcext:value-type="float">
            <text:p>8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50" calcext:value-type="float">
            <text:p>8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55" calcext:value-type="float">
            <text:p>8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60" calcext:value-type="float">
            <text:p>8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65" calcext:value-type="float">
            <text:p>8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70" calcext:value-type="float">
            <text:p>8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75" calcext:value-type="float">
            <text:p>8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80" calcext:value-type="float">
            <text:p>8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85" calcext:value-type="float">
            <text:p>8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90" calcext:value-type="float">
            <text:p>8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295" calcext:value-type="float">
            <text:p>8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05" calcext:value-type="float">
            <text:p>8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10" calcext:value-type="float">
            <text:p>8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15" calcext:value-type="float">
            <text:p>8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20" calcext:value-type="float">
            <text:p>8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25" calcext:value-type="float">
            <text:p>8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30" calcext:value-type="float">
            <text:p>8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35" calcext:value-type="float">
            <text:p>8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40" calcext:value-type="float">
            <text:p>8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45" calcext:value-type="float">
            <text:p>8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50" calcext:value-type="float">
            <text:p>8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55" calcext:value-type="float">
            <text:p>8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65" calcext:value-type="float">
            <text:p>8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70" calcext:value-type="float">
            <text:p>8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75" calcext:value-type="float">
            <text:p>8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80" calcext:value-type="float">
            <text:p>8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85" calcext:value-type="float">
            <text:p>8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90" calcext:value-type="float">
            <text:p>8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395" calcext:value-type="float">
            <text:p>8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05" calcext:value-type="float">
            <text:p>8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10" calcext:value-type="float">
            <text:p>8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15" calcext:value-type="float">
            <text:p>8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25" calcext:value-type="float">
            <text:p>8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30" calcext:value-type="float">
            <text:p>8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35" calcext:value-type="float">
            <text:p>8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40" calcext:value-type="float">
            <text:p>8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45" calcext:value-type="float">
            <text:p>8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55" calcext:value-type="float">
            <text:p>8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60" calcext:value-type="float">
            <text:p>8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65" calcext:value-type="float">
            <text:p>8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70" calcext:value-type="float">
            <text:p>8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75" calcext:value-type="float">
            <text:p>8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80" calcext:value-type="float">
            <text:p>8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85" calcext:value-type="float">
            <text:p>8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90" calcext:value-type="float">
            <text:p>8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495" calcext:value-type="float">
            <text:p>8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05" calcext:value-type="float">
            <text:p>8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10" calcext:value-type="float">
            <text:p>8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15" calcext:value-type="float">
            <text:p>8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20" calcext:value-type="float">
            <text:p>8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25" calcext:value-type="float">
            <text:p>8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30" calcext:value-type="float">
            <text:p>8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35" calcext:value-type="float">
            <text:p>8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40" calcext:value-type="float">
            <text:p>8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45" calcext:value-type="float">
            <text:p>8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55" calcext:value-type="float">
            <text:p>8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70" calcext:value-type="float">
            <text:p>8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75" calcext:value-type="float">
            <text:p>8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80" calcext:value-type="float">
            <text:p>8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85" calcext:value-type="float">
            <text:p>8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90" calcext:value-type="float">
            <text:p>8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95" calcext:value-type="float">
            <text:p>8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05" calcext:value-type="float">
            <text:p>8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10" calcext:value-type="float">
            <text:p>8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15" calcext:value-type="float">
            <text:p>8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20" calcext:value-type="float">
            <text:p>8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25" calcext:value-type="float">
            <text:p>8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30" calcext:value-type="float">
            <text:p>8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35" calcext:value-type="float">
            <text:p>8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40" calcext:value-type="float">
            <text:p>8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45" calcext:value-type="float">
            <text:p>8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50" calcext:value-type="float">
            <text:p>8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55" calcext:value-type="float">
            <text:p>8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60" calcext:value-type="float">
            <text:p>8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65" calcext:value-type="float">
            <text:p>8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70" calcext:value-type="float">
            <text:p>8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75" calcext:value-type="float">
            <text:p>8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85" calcext:value-type="float">
            <text:p>8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90" calcext:value-type="float">
            <text:p>8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695" calcext:value-type="float">
            <text:p>8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05" calcext:value-type="float">
            <text:p>8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10" calcext:value-type="float">
            <text:p>8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15" calcext:value-type="float">
            <text:p>8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20" calcext:value-type="float">
            <text:p>8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25" calcext:value-type="float">
            <text:p>8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30" calcext:value-type="float">
            <text:p>8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35" calcext:value-type="float">
            <text:p>8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40" calcext:value-type="float">
            <text:p>8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45" calcext:value-type="float">
            <text:p>8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50" calcext:value-type="float">
            <text:p>8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55" calcext:value-type="float">
            <text:p>8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60" calcext:value-type="float">
            <text:p>8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65" calcext:value-type="float">
            <text:p>8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70" calcext:value-type="float">
            <text:p>8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75" calcext:value-type="float">
            <text:p>8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80" calcext:value-type="float">
            <text:p>8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85" calcext:value-type="float">
            <text:p>8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90" calcext:value-type="float">
            <text:p>8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795" calcext:value-type="float">
            <text:p>8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05" calcext:value-type="float">
            <text:p>8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10" calcext:value-type="float">
            <text:p>8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15" calcext:value-type="float">
            <text:p>8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20" calcext:value-type="float">
            <text:p>8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25" calcext:value-type="float">
            <text:p>8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30" calcext:value-type="float">
            <text:p>8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35" calcext:value-type="float">
            <text:p>8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40" calcext:value-type="float">
            <text:p>8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20" calcext:value-type="float">
            <text:p>8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25" calcext:value-type="float">
            <text:p>8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30" calcext:value-type="float">
            <text:p>8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35" calcext:value-type="float">
            <text:p>8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40" calcext:value-type="float">
            <text:p>8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45" calcext:value-type="float">
            <text:p>8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55" calcext:value-type="float">
            <text:p>8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60" calcext:value-type="float">
            <text:p>8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65" calcext:value-type="float">
            <text:p>8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70" calcext:value-type="float">
            <text:p>8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75" calcext:value-type="float">
            <text:p>8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80" calcext:value-type="float">
            <text:p>8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85" calcext:value-type="float">
            <text:p>8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90" calcext:value-type="float">
            <text:p>8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995" calcext:value-type="float">
            <text:p>8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05" calcext:value-type="float">
            <text:p>9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10" calcext:value-type="float">
            <text:p>9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15" calcext:value-type="float">
            <text:p>9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20" calcext:value-type="float">
            <text:p>9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25" calcext:value-type="float">
            <text:p>9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30" calcext:value-type="float">
            <text:p>9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35" calcext:value-type="float">
            <text:p>9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40" calcext:value-type="float">
            <text:p>9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45" calcext:value-type="float">
            <text:p>9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50" calcext:value-type="float">
            <text:p>9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55" calcext:value-type="float">
            <text:p>9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60" calcext:value-type="float">
            <text:p>9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65" calcext:value-type="float">
            <text:p>9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70" calcext:value-type="float">
            <text:p>9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75" calcext:value-type="float">
            <text:p>9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80" calcext:value-type="float">
            <text:p>9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90" calcext:value-type="float">
            <text:p>9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095" calcext:value-type="float">
            <text:p>9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05" calcext:value-type="float">
            <text:p>9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10" calcext:value-type="float">
            <text:p>9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15" calcext:value-type="float">
            <text:p>9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20" calcext:value-type="float">
            <text:p>9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25" calcext:value-type="float">
            <text:p>9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30" calcext:value-type="float">
            <text:p>9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35" calcext:value-type="float">
            <text:p>9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40" calcext:value-type="float">
            <text:p>9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45" calcext:value-type="float">
            <text:p>9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50" calcext:value-type="float">
            <text:p>9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55" calcext:value-type="float">
            <text:p>9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60" calcext:value-type="float">
            <text:p>9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65" calcext:value-type="float">
            <text:p>9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70" calcext:value-type="float">
            <text:p>9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75" calcext:value-type="float">
            <text:p>9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80" calcext:value-type="float">
            <text:p>9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85" calcext:value-type="float">
            <text:p>9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90" calcext:value-type="float">
            <text:p>9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195" calcext:value-type="float">
            <text:p>9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05" calcext:value-type="float">
            <text:p>9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10" calcext:value-type="float">
            <text:p>9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15" calcext:value-type="float">
            <text:p>9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20" calcext:value-type="float">
            <text:p>9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25" calcext:value-type="float">
            <text:p>9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30" calcext:value-type="float">
            <text:p>9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35" calcext:value-type="float">
            <text:p>9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40" calcext:value-type="float">
            <text:p>9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45" calcext:value-type="float">
            <text:p>9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50" calcext:value-type="float">
            <text:p>9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55" calcext:value-type="float">
            <text:p>9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60" calcext:value-type="float">
            <text:p>9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65" calcext:value-type="float">
            <text:p>9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70" calcext:value-type="float">
            <text:p>9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75" calcext:value-type="float">
            <text:p>9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80" calcext:value-type="float">
            <text:p>9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85" calcext:value-type="float">
            <text:p>9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90" calcext:value-type="float">
            <text:p>9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95" calcext:value-type="float">
            <text:p>9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05" calcext:value-type="float">
            <text:p>9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10" calcext:value-type="float">
            <text:p>9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15" calcext:value-type="float">
            <text:p>9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20" calcext:value-type="float">
            <text:p>9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25" calcext:value-type="float">
            <text:p>9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30" calcext:value-type="float">
            <text:p>9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35" calcext:value-type="float">
            <text:p>9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40" calcext:value-type="float">
            <text:p>9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45" calcext:value-type="float">
            <text:p>9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50" calcext:value-type="float">
            <text:p>9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55" calcext:value-type="float">
            <text:p>9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60" calcext:value-type="float">
            <text:p>9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65" calcext:value-type="float">
            <text:p>9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70" calcext:value-type="float">
            <text:p>9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80" calcext:value-type="float">
            <text:p>9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85" calcext:value-type="float">
            <text:p>9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90" calcext:value-type="float">
            <text:p>9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395" calcext:value-type="float">
            <text:p>9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05" calcext:value-type="float">
            <text:p>9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10" calcext:value-type="float">
            <text:p>9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15" calcext:value-type="float">
            <text:p>9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20" calcext:value-type="float">
            <text:p>9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25" calcext:value-type="float">
            <text:p>9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30" calcext:value-type="float">
            <text:p>9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35" calcext:value-type="float">
            <text:p>9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40" calcext:value-type="float">
            <text:p>9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45" calcext:value-type="float">
            <text:p>9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0" calcext:value-type="float">
            <text:p>9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55" calcext:value-type="float">
            <text:p>9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60" calcext:value-type="float">
            <text:p>9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65" calcext:value-type="float">
            <text:p>9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70" calcext:value-type="float">
            <text:p>9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75" calcext:value-type="float">
            <text:p>9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80" calcext:value-type="float">
            <text:p>9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85" calcext:value-type="float">
            <text:p>9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90" calcext:value-type="float">
            <text:p>9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495" calcext:value-type="float">
            <text:p>9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05" calcext:value-type="float">
            <text:p>9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10" calcext:value-type="float">
            <text:p>9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15" calcext:value-type="float">
            <text:p>9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20" calcext:value-type="float">
            <text:p>9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25" calcext:value-type="float">
            <text:p>9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30" calcext:value-type="float">
            <text:p>9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35" calcext:value-type="float">
            <text:p>9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40" calcext:value-type="float">
            <text:p>9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45" calcext:value-type="float">
            <text:p>9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50" calcext:value-type="float">
            <text:p>9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55" calcext:value-type="float">
            <text:p>9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60" calcext:value-type="float">
            <text:p>9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65" calcext:value-type="float">
            <text:p>9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70" calcext:value-type="float">
            <text:p>9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75" calcext:value-type="float">
            <text:p>9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85" calcext:value-type="float">
            <text:p>9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90" calcext:value-type="float">
            <text:p>9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595" calcext:value-type="float">
            <text:p>9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05" calcext:value-type="float">
            <text:p>9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10" calcext:value-type="float">
            <text:p>9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15" calcext:value-type="float">
            <text:p>9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20" calcext:value-type="float">
            <text:p>9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25" calcext:value-type="float">
            <text:p>9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30" calcext:value-type="float">
            <text:p>9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35" calcext:value-type="float">
            <text:p>9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40" calcext:value-type="float">
            <text:p>9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45" calcext:value-type="float">
            <text:p>9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50" calcext:value-type="float">
            <text:p>9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55" calcext:value-type="float">
            <text:p>9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60" calcext:value-type="float">
            <text:p>9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65" calcext:value-type="float">
            <text:p>9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70" calcext:value-type="float">
            <text:p>9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75" calcext:value-type="float">
            <text:p>9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80" calcext:value-type="float">
            <text:p>9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85" calcext:value-type="float">
            <text:p>9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90" calcext:value-type="float">
            <text:p>9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695" calcext:value-type="float">
            <text:p>9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05" calcext:value-type="float">
            <text:p>9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10" calcext:value-type="float">
            <text:p>9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15" calcext:value-type="float">
            <text:p>9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20" calcext:value-type="float">
            <text:p>9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25" calcext:value-type="float">
            <text:p>9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30" calcext:value-type="float">
            <text:p>9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35" calcext:value-type="float">
            <text:p>9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40" calcext:value-type="float">
            <text:p>9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45" calcext:value-type="float">
            <text:p>9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50" calcext:value-type="float">
            <text:p>9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55" calcext:value-type="float">
            <text:p>9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60" calcext:value-type="float">
            <text:p>9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65" calcext:value-type="float">
            <text:p>9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70" calcext:value-type="float">
            <text:p>9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75" calcext:value-type="float">
            <text:p>9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80" calcext:value-type="float">
            <text:p>9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85" calcext:value-type="float">
            <text:p>9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90" calcext:value-type="float">
            <text:p>9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795" calcext:value-type="float">
            <text:p>9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05" calcext:value-type="float">
            <text:p>9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10" calcext:value-type="float">
            <text:p>9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15" calcext:value-type="float">
            <text:p>9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20" calcext:value-type="float">
            <text:p>9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25" calcext:value-type="float">
            <text:p>9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30" calcext:value-type="float">
            <text:p>9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35" calcext:value-type="float">
            <text:p>9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40" calcext:value-type="float">
            <text:p>9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45" calcext:value-type="float">
            <text:p>9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50" calcext:value-type="float">
            <text:p>9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55" calcext:value-type="float">
            <text:p>9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60" calcext:value-type="float">
            <text:p>9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65" calcext:value-type="float">
            <text:p>9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70" calcext:value-type="float">
            <text:p>9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75" calcext:value-type="float">
            <text:p>9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85" calcext:value-type="float">
            <text:p>9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90" calcext:value-type="float">
            <text:p>9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895" calcext:value-type="float">
            <text:p>9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05" calcext:value-type="float">
            <text:p>9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10" calcext:value-type="float">
            <text:p>9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15" calcext:value-type="float">
            <text:p>9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20" calcext:value-type="float">
            <text:p>9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25" calcext:value-type="float">
            <text:p>9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30" calcext:value-type="float">
            <text:p>9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35" calcext:value-type="float">
            <text:p>9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40" calcext:value-type="float">
            <text:p>9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45" calcext:value-type="float">
            <text:p>9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50" calcext:value-type="float">
            <text:p>9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55" calcext:value-type="float">
            <text:p>9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60" calcext:value-type="float">
            <text:p>9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65" calcext:value-type="float">
            <text:p>9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70" calcext:value-type="float">
            <text:p>9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75" calcext:value-type="float">
            <text:p>9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80" calcext:value-type="float">
            <text:p>9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85" calcext:value-type="float">
            <text:p>9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95" calcext:value-type="float">
            <text:p>9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5" calcext:value-type="float">
            <text:p>10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15" calcext:value-type="float">
            <text:p>10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25" calcext:value-type="float">
            <text:p>10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30" calcext:value-type="float">
            <text:p>10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35" calcext:value-type="float">
            <text:p>10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40" calcext:value-type="float">
            <text:p>10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45" calcext:value-type="float">
            <text:p>10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50" calcext:value-type="float">
            <text:p>10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55" calcext:value-type="float">
            <text:p>10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60" calcext:value-type="float">
            <text:p>10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65" calcext:value-type="float">
            <text:p>10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70" calcext:value-type="float">
            <text:p>10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75" calcext:value-type="float">
            <text:p>10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80" calcext:value-type="float">
            <text:p>10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85" calcext:value-type="float">
            <text:p>10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90" calcext:value-type="float">
            <text:p>10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95" calcext:value-type="float">
            <text:p>10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05" calcext:value-type="float">
            <text:p>10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10" calcext:value-type="float">
            <text:p>10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15" calcext:value-type="float">
            <text:p>10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20" calcext:value-type="float">
            <text:p>10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25" calcext:value-type="float">
            <text:p>10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30" calcext:value-type="float">
            <text:p>10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35" calcext:value-type="float">
            <text:p>10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40" calcext:value-type="float">
            <text:p>10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45" calcext:value-type="float">
            <text:p>10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50" calcext:value-type="float">
            <text:p>10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55" calcext:value-type="float">
            <text:p>10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60" calcext:value-type="float">
            <text:p>10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65" calcext:value-type="float">
            <text:p>10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70" calcext:value-type="float">
            <text:p>10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75" calcext:value-type="float">
            <text:p>10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80" calcext:value-type="float">
            <text:p>10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85" calcext:value-type="float">
            <text:p>10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90" calcext:value-type="float">
            <text:p>10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195" calcext:value-type="float">
            <text:p>10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05" calcext:value-type="float">
            <text:p>10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10" calcext:value-type="float">
            <text:p>10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15" calcext:value-type="float">
            <text:p>10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20" calcext:value-type="float">
            <text:p>10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25" calcext:value-type="float">
            <text:p>10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30" calcext:value-type="float">
            <text:p>10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35" calcext:value-type="float">
            <text:p>10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0" calcext:value-type="float">
            <text:p>10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5" calcext:value-type="float">
            <text:p>10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50" calcext:value-type="float">
            <text:p>10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55" calcext:value-type="float">
            <text:p>10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60" calcext:value-type="float">
            <text:p>10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65" calcext:value-type="float">
            <text:p>10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70" calcext:value-type="float">
            <text:p>10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75" calcext:value-type="float">
            <text:p>10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80" calcext:value-type="float">
            <text:p>10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85" calcext:value-type="float">
            <text:p>10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90" calcext:value-type="float">
            <text:p>10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95" calcext:value-type="float">
            <text:p>10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05" calcext:value-type="float">
            <text:p>10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10" calcext:value-type="float">
            <text:p>10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15" calcext:value-type="float">
            <text:p>10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20" calcext:value-type="float">
            <text:p>10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25" calcext:value-type="float">
            <text:p>10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30" calcext:value-type="float">
            <text:p>10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35" calcext:value-type="float">
            <text:p>10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40" calcext:value-type="float">
            <text:p>10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45" calcext:value-type="float">
            <text:p>10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50" calcext:value-type="float">
            <text:p>10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55" calcext:value-type="float">
            <text:p>10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60" calcext:value-type="float">
            <text:p>10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65" calcext:value-type="float">
            <text:p>10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70" calcext:value-type="float">
            <text:p>10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75" calcext:value-type="float">
            <text:p>10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80" calcext:value-type="float">
            <text:p>10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85" calcext:value-type="float">
            <text:p>10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90" calcext:value-type="float">
            <text:p>10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395" calcext:value-type="float">
            <text:p>10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05" calcext:value-type="float">
            <text:p>10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10" calcext:value-type="float">
            <text:p>10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15" calcext:value-type="float">
            <text:p>10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20" calcext:value-type="float">
            <text:p>10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25" calcext:value-type="float">
            <text:p>10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30" calcext:value-type="float">
            <text:p>10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35" calcext:value-type="float">
            <text:p>10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40" calcext:value-type="float">
            <text:p>10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45" calcext:value-type="float">
            <text:p>10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50" calcext:value-type="float">
            <text:p>10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55" calcext:value-type="float">
            <text:p>10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60" calcext:value-type="float">
            <text:p>10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65" calcext:value-type="float">
            <text:p>10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70" calcext:value-type="float">
            <text:p>10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75" calcext:value-type="float">
            <text:p>10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80" calcext:value-type="float">
            <text:p>10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85" calcext:value-type="float">
            <text:p>10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90" calcext:value-type="float">
            <text:p>10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495" calcext:value-type="float">
            <text:p>10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05" calcext:value-type="float">
            <text:p>10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10" calcext:value-type="float">
            <text:p>10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15" calcext:value-type="float">
            <text:p>10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20" calcext:value-type="float">
            <text:p>10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25" calcext:value-type="float">
            <text:p>10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30" calcext:value-type="float">
            <text:p>10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35" calcext:value-type="float">
            <text:p>10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40" calcext:value-type="float">
            <text:p>10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45" calcext:value-type="float">
            <text:p>10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50" calcext:value-type="float">
            <text:p>10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55" calcext:value-type="float">
            <text:p>10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60" calcext:value-type="float">
            <text:p>10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65" calcext:value-type="float">
            <text:p>10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70" calcext:value-type="float">
            <text:p>10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75" calcext:value-type="float">
            <text:p>10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80" calcext:value-type="float">
            <text:p>10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85" calcext:value-type="float">
            <text:p>10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90" calcext:value-type="float">
            <text:p>10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595" calcext:value-type="float">
            <text:p>10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05" calcext:value-type="float">
            <text:p>10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10" calcext:value-type="float">
            <text:p>10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15" calcext:value-type="float">
            <text:p>10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20" calcext:value-type="float">
            <text:p>10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25" calcext:value-type="float">
            <text:p>10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30" calcext:value-type="float">
            <text:p>10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35" calcext:value-type="float">
            <text:p>10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40" calcext:value-type="float">
            <text:p>10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45" calcext:value-type="float">
            <text:p>10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50" calcext:value-type="float">
            <text:p>10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55" calcext:value-type="float">
            <text:p>10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60" calcext:value-type="float">
            <text:p>10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65" calcext:value-type="float">
            <text:p>10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70" calcext:value-type="float">
            <text:p>10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80" calcext:value-type="float">
            <text:p>10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85" calcext:value-type="float">
            <text:p>10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90" calcext:value-type="float">
            <text:p>10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95" calcext:value-type="float">
            <text:p>10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05" calcext:value-type="float">
            <text:p>10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10" calcext:value-type="float">
            <text:p>10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15" calcext:value-type="float">
            <text:p>10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20" calcext:value-type="float">
            <text:p>10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25" calcext:value-type="float">
            <text:p>10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30" calcext:value-type="float">
            <text:p>10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35" calcext:value-type="float">
            <text:p>10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40" calcext:value-type="float">
            <text:p>10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45" calcext:value-type="float">
            <text:p>10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50" calcext:value-type="float">
            <text:p>10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55" calcext:value-type="float">
            <text:p>10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60" calcext:value-type="float">
            <text:p>10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65" calcext:value-type="float">
            <text:p>10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70" calcext:value-type="float">
            <text:p>10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75" calcext:value-type="float">
            <text:p>10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80" calcext:value-type="float">
            <text:p>10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85" calcext:value-type="float">
            <text:p>10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90" calcext:value-type="float">
            <text:p>10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795" calcext:value-type="float">
            <text:p>10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05" calcext:value-type="float">
            <text:p>10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10" calcext:value-type="float">
            <text:p>10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15" calcext:value-type="float">
            <text:p>10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20" calcext:value-type="float">
            <text:p>10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25" calcext:value-type="float">
            <text:p>10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30" calcext:value-type="float">
            <text:p>10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35" calcext:value-type="float">
            <text:p>10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40" calcext:value-type="float">
            <text:p>10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45" calcext:value-type="float">
            <text:p>10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50" calcext:value-type="float">
            <text:p>10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55" calcext:value-type="float">
            <text:p>10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60" calcext:value-type="float">
            <text:p>10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65" calcext:value-type="float">
            <text:p>10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70" calcext:value-type="float">
            <text:p>10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75" calcext:value-type="float">
            <text:p>10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80" calcext:value-type="float">
            <text:p>10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85" calcext:value-type="float">
            <text:p>10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90" calcext:value-type="float">
            <text:p>10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895" calcext:value-type="float">
            <text:p>10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05" calcext:value-type="float">
            <text:p>10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10" calcext:value-type="float">
            <text:p>10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15" calcext:value-type="float">
            <text:p>10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20" calcext:value-type="float">
            <text:p>10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25" calcext:value-type="float">
            <text:p>10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30" calcext:value-type="float">
            <text:p>10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35" calcext:value-type="float">
            <text:p>10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40" calcext:value-type="float">
            <text:p>10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45" calcext:value-type="float">
            <text:p>10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50" calcext:value-type="float">
            <text:p>10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55" calcext:value-type="float">
            <text:p>10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60" calcext:value-type="float">
            <text:p>10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65" calcext:value-type="float">
            <text:p>10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70" calcext:value-type="float">
            <text:p>10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75" calcext:value-type="float">
            <text:p>10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80" calcext:value-type="float">
            <text:p>10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85" calcext:value-type="float">
            <text:p>10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90" calcext:value-type="float">
            <text:p>10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995" calcext:value-type="float">
            <text:p>10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05" calcext:value-type="float">
            <text:p>11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10" calcext:value-type="float">
            <text:p>11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15" calcext:value-type="float">
            <text:p>11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20" calcext:value-type="float">
            <text:p>11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25" calcext:value-type="float">
            <text:p>11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30" calcext:value-type="float">
            <text:p>11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35" calcext:value-type="float">
            <text:p>11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40" calcext:value-type="float">
            <text:p>11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45" calcext:value-type="float">
            <text:p>11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50" calcext:value-type="float">
            <text:p>11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55" calcext:value-type="float">
            <text:p>11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60" calcext:value-type="float">
            <text:p>11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65" calcext:value-type="float">
            <text:p>11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70" calcext:value-type="float">
            <text:p>11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75" calcext:value-type="float">
            <text:p>11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80" calcext:value-type="float">
            <text:p>11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85" calcext:value-type="float">
            <text:p>11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095" calcext:value-type="float">
            <text:p>11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05" calcext:value-type="float">
            <text:p>11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10" calcext:value-type="float">
            <text:p>11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15" calcext:value-type="float">
            <text:p>11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20" calcext:value-type="float">
            <text:p>1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25" calcext:value-type="float">
            <text:p>11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30" calcext:value-type="float">
            <text:p>11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35" calcext:value-type="float">
            <text:p>11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40" calcext:value-type="float">
            <text:p>11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45" calcext:value-type="float">
            <text:p>11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50" calcext:value-type="float">
            <text:p>11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55" calcext:value-type="float">
            <text:p>11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60" calcext:value-type="float">
            <text:p>11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65" calcext:value-type="float">
            <text:p>11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70" calcext:value-type="float">
            <text:p>11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75" calcext:value-type="float">
            <text:p>11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80" calcext:value-type="float">
            <text:p>11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85" calcext:value-type="float">
            <text:p>11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90" calcext:value-type="float">
            <text:p>11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195" calcext:value-type="float">
            <text:p>11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05" calcext:value-type="float">
            <text:p>11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10" calcext:value-type="float">
            <text:p>11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15" calcext:value-type="float">
            <text:p>11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20" calcext:value-type="float">
            <text:p>11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25" calcext:value-type="float">
            <text:p>11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30" calcext:value-type="float">
            <text:p>11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35" calcext:value-type="float">
            <text:p>11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40" calcext:value-type="float">
            <text:p>11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45" calcext:value-type="float">
            <text:p>11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55" calcext:value-type="float">
            <text:p>11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60" calcext:value-type="float">
            <text:p>11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65" calcext:value-type="float">
            <text:p>11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70" calcext:value-type="float">
            <text:p>11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75" calcext:value-type="float">
            <text:p>11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80" calcext:value-type="float">
            <text:p>11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85" calcext:value-type="float">
            <text:p>11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90" calcext:value-type="float">
            <text:p>11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295" calcext:value-type="float">
            <text:p>11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00" calcext:value-type="float">
            <text:p>11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05" calcext:value-type="float">
            <text:p>11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10" calcext:value-type="float">
            <text:p>11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15" calcext:value-type="float">
            <text:p>11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20" calcext:value-type="float">
            <text:p>11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25" calcext:value-type="float">
            <text:p>11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30" calcext:value-type="float">
            <text:p>11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35" calcext:value-type="float">
            <text:p>11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40" calcext:value-type="float">
            <text:p>11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45" calcext:value-type="float">
            <text:p>11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50" calcext:value-type="float">
            <text:p>11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55" calcext:value-type="float">
            <text:p>11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60" calcext:value-type="float">
            <text:p>11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65" calcext:value-type="float">
            <text:p>11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70" calcext:value-type="float">
            <text:p>11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75" calcext:value-type="float">
            <text:p>11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80" calcext:value-type="float">
            <text:p>11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85" calcext:value-type="float">
            <text:p>11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90" calcext:value-type="float">
            <text:p>11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395" calcext:value-type="float">
            <text:p>11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05" calcext:value-type="float">
            <text:p>11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10" calcext:value-type="float">
            <text:p>11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15" calcext:value-type="float">
            <text:p>11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20" calcext:value-type="float">
            <text:p>11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25" calcext:value-type="float">
            <text:p>11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30" calcext:value-type="float">
            <text:p>11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35" calcext:value-type="float">
            <text:p>11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40" calcext:value-type="float">
            <text:p>11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45" calcext:value-type="float">
            <text:p>11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50" calcext:value-type="float">
            <text:p>11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55" calcext:value-type="float">
            <text:p>11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60" calcext:value-type="float">
            <text:p>11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65" calcext:value-type="float">
            <text:p>11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70" calcext:value-type="float">
            <text:p>11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75" calcext:value-type="float">
            <text:p>11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80" calcext:value-type="float">
            <text:p>11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85" calcext:value-type="float">
            <text:p>11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90" calcext:value-type="float">
            <text:p>11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495" calcext:value-type="float">
            <text:p>11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05" calcext:value-type="float">
            <text:p>11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10" calcext:value-type="float">
            <text:p>11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15" calcext:value-type="float">
            <text:p>11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20" calcext:value-type="float">
            <text:p>11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25" calcext:value-type="float">
            <text:p>11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30" calcext:value-type="float">
            <text:p>11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35" calcext:value-type="float">
            <text:p>11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40" calcext:value-type="float">
            <text:p>11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45" calcext:value-type="float">
            <text:p>11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55" calcext:value-type="float">
            <text:p>11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60" calcext:value-type="float">
            <text:p>11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65" calcext:value-type="float">
            <text:p>11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70" calcext:value-type="float">
            <text:p>11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75" calcext:value-type="float">
            <text:p>11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85" calcext:value-type="float">
            <text:p>11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90" calcext:value-type="float">
            <text:p>11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595" calcext:value-type="float">
            <text:p>11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00" calcext:value-type="float">
            <text:p>11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05" calcext:value-type="float">
            <text:p>11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10" calcext:value-type="float">
            <text:p>11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15" calcext:value-type="float">
            <text:p>11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20" calcext:value-type="float">
            <text:p>11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25" calcext:value-type="float">
            <text:p>11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30" calcext:value-type="float">
            <text:p>11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35" calcext:value-type="float">
            <text:p>11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40" calcext:value-type="float">
            <text:p>11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45" calcext:value-type="float">
            <text:p>11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50" calcext:value-type="float">
            <text:p>11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55" calcext:value-type="float">
            <text:p>11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60" calcext:value-type="float">
            <text:p>11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65" calcext:value-type="float">
            <text:p>11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70" calcext:value-type="float">
            <text:p>11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75" calcext:value-type="float">
            <text:p>11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80" calcext:value-type="float">
            <text:p>11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85" calcext:value-type="float">
            <text:p>11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90" calcext:value-type="float">
            <text:p>11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695" calcext:value-type="float">
            <text:p>11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05" calcext:value-type="float">
            <text:p>11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10" calcext:value-type="float">
            <text:p>11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15" calcext:value-type="float">
            <text:p>11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20" calcext:value-type="float">
            <text:p>11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25" calcext:value-type="float">
            <text:p>11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30" calcext:value-type="float">
            <text:p>11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35" calcext:value-type="float">
            <text:p>11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40" calcext:value-type="float">
            <text:p>11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45" calcext:value-type="float">
            <text:p>11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50" calcext:value-type="float">
            <text:p>11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55" calcext:value-type="float">
            <text:p>11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60" calcext:value-type="float">
            <text:p>11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65" calcext:value-type="float">
            <text:p>11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70" calcext:value-type="float">
            <text:p>11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75" calcext:value-type="float">
            <text:p>11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80" calcext:value-type="float">
            <text:p>11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85" calcext:value-type="float">
            <text:p>11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90" calcext:value-type="float">
            <text:p>11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795" calcext:value-type="float">
            <text:p>11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05" calcext:value-type="float">
            <text:p>11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10" calcext:value-type="float">
            <text:p>11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15" calcext:value-type="float">
            <text:p>11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20" calcext:value-type="float">
            <text:p>11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25" calcext:value-type="float">
            <text:p>11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30" calcext:value-type="float">
            <text:p>11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35" calcext:value-type="float">
            <text:p>11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40" calcext:value-type="float">
            <text:p>11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45" calcext:value-type="float">
            <text:p>11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50" calcext:value-type="float">
            <text:p>11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55" calcext:value-type="float">
            <text:p>11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60" calcext:value-type="float">
            <text:p>11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65" calcext:value-type="float">
            <text:p>11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70" calcext:value-type="float">
            <text:p>11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75" calcext:value-type="float">
            <text:p>11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80" calcext:value-type="float">
            <text:p>11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85" calcext:value-type="float">
            <text:p>11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90" calcext:value-type="float">
            <text:p>11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895" calcext:value-type="float">
            <text:p>11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05" calcext:value-type="float">
            <text:p>11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10" calcext:value-type="float">
            <text:p>11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15" calcext:value-type="float">
            <text:p>11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20" calcext:value-type="float">
            <text:p>11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25" calcext:value-type="float">
            <text:p>11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30" calcext:value-type="float">
            <text:p>11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35" calcext:value-type="float">
            <text:p>11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40" calcext:value-type="float">
            <text:p>11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45" calcext:value-type="float">
            <text:p>11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50" calcext:value-type="float">
            <text:p>11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55" calcext:value-type="float">
            <text:p>11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60" calcext:value-type="float">
            <text:p>11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65" calcext:value-type="float">
            <text:p>11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70" calcext:value-type="float">
            <text:p>11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75" calcext:value-type="float">
            <text:p>11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80" calcext:value-type="float">
            <text:p>11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85" calcext:value-type="float">
            <text:p>11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90" calcext:value-type="float">
            <text:p>11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995" calcext:value-type="float">
            <text:p>11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05" calcext:value-type="float">
            <text:p>12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10" calcext:value-type="float">
            <text:p>12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15" calcext:value-type="float">
            <text:p>12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20" calcext:value-type="float">
            <text:p>12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25" calcext:value-type="float">
            <text:p>12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30" calcext:value-type="float">
            <text:p>12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35" calcext:value-type="float">
            <text:p>12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40" calcext:value-type="float">
            <text:p>12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45" calcext:value-type="float">
            <text:p>12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50" calcext:value-type="float">
            <text:p>12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55" calcext:value-type="float">
            <text:p>12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60" calcext:value-type="float">
            <text:p>12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65" calcext:value-type="float">
            <text:p>12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70" calcext:value-type="float">
            <text:p>12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75" calcext:value-type="float">
            <text:p>12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80" calcext:value-type="float">
            <text:p>12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85" calcext:value-type="float">
            <text:p>12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90" calcext:value-type="float">
            <text:p>12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95" calcext:value-type="float">
            <text:p>12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00" calcext:value-type="float">
            <text:p>12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05" calcext:value-type="float">
            <text:p>12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10" calcext:value-type="float">
            <text:p>12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15" calcext:value-type="float">
            <text:p>12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25" calcext:value-type="float">
            <text:p>12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30" calcext:value-type="float">
            <text:p>12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35" calcext:value-type="float">
            <text:p>12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40" calcext:value-type="float">
            <text:p>12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45" calcext:value-type="float">
            <text:p>12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50" calcext:value-type="float">
            <text:p>12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55" calcext:value-type="float">
            <text:p>12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60" calcext:value-type="float">
            <text:p>12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65" calcext:value-type="float">
            <text:p>12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70" calcext:value-type="float">
            <text:p>12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75" calcext:value-type="float">
            <text:p>12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80" calcext:value-type="float">
            <text:p>12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85" calcext:value-type="float">
            <text:p>12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90" calcext:value-type="float">
            <text:p>12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195" calcext:value-type="float">
            <text:p>12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05" calcext:value-type="float">
            <text:p>12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10" calcext:value-type="float">
            <text:p>12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15" calcext:value-type="float">
            <text:p>12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20" calcext:value-type="float">
            <text:p>12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25" calcext:value-type="float">
            <text:p>12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30" calcext:value-type="float">
            <text:p>12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35" calcext:value-type="float">
            <text:p>12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40" calcext:value-type="float">
            <text:p>12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45" calcext:value-type="float">
            <text:p>12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50" calcext:value-type="float">
            <text:p>12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55" calcext:value-type="float">
            <text:p>12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60" calcext:value-type="float">
            <text:p>12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65" calcext:value-type="float">
            <text:p>12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70" calcext:value-type="float">
            <text:p>12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75" calcext:value-type="float">
            <text:p>12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80" calcext:value-type="float">
            <text:p>12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85" calcext:value-type="float">
            <text:p>12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90" calcext:value-type="float">
            <text:p>12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295" calcext:value-type="float">
            <text:p>12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00" calcext:value-type="float">
            <text:p>12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05" calcext:value-type="float">
            <text:p>12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10" calcext:value-type="float">
            <text:p>12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15" calcext:value-type="float">
            <text:p>12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20" calcext:value-type="float">
            <text:p>12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25" calcext:value-type="float">
            <text:p>12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30" calcext:value-type="float">
            <text:p>12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35" calcext:value-type="float">
            <text:p>12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40" calcext:value-type="float">
            <text:p>12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45" calcext:value-type="float">
            <text:p>12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50" calcext:value-type="float">
            <text:p>12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55" calcext:value-type="float">
            <text:p>12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60" calcext:value-type="float">
            <text:p>12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65" calcext:value-type="float">
            <text:p>12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70" calcext:value-type="float">
            <text:p>12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75" calcext:value-type="float">
            <text:p>12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80" calcext:value-type="float">
            <text:p>12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85" calcext:value-type="float">
            <text:p>12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90" calcext:value-type="float">
            <text:p>12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395" calcext:value-type="float">
            <text:p>12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00" calcext:value-type="float">
            <text:p>12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05" calcext:value-type="float">
            <text:p>12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10" calcext:value-type="float">
            <text:p>12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15" calcext:value-type="float">
            <text:p>12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20" calcext:value-type="float">
            <text:p>12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25" calcext:value-type="float">
            <text:p>12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30" calcext:value-type="float">
            <text:p>12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35" calcext:value-type="float">
            <text:p>12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40" calcext:value-type="float">
            <text:p>12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45" calcext:value-type="float">
            <text:p>12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50" calcext:value-type="float">
            <text:p>12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55" calcext:value-type="float">
            <text:p>12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60" calcext:value-type="float">
            <text:p>12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65" calcext:value-type="float">
            <text:p>12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70" calcext:value-type="float">
            <text:p>12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75" calcext:value-type="float">
            <text:p>12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85" calcext:value-type="float">
            <text:p>12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90" calcext:value-type="float">
            <text:p>12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495" calcext:value-type="float">
            <text:p>12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05" calcext:value-type="float">
            <text:p>12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10" calcext:value-type="float">
            <text:p>12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15" calcext:value-type="float">
            <text:p>12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20" calcext:value-type="float">
            <text:p>12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25" calcext:value-type="float">
            <text:p>12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30" calcext:value-type="float">
            <text:p>12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35" calcext:value-type="float">
            <text:p>12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40" calcext:value-type="float">
            <text:p>12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45" calcext:value-type="float">
            <text:p>12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50" calcext:value-type="float">
            <text:p>12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55" calcext:value-type="float">
            <text:p>12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60" calcext:value-type="float">
            <text:p>12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65" calcext:value-type="float">
            <text:p>12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70" calcext:value-type="float">
            <text:p>12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75" calcext:value-type="float">
            <text:p>12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80" calcext:value-type="float">
            <text:p>12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85" calcext:value-type="float">
            <text:p>12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90" calcext:value-type="float">
            <text:p>12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595" calcext:value-type="float">
            <text:p>12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05" calcext:value-type="float">
            <text:p>12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10" calcext:value-type="float">
            <text:p>12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15" calcext:value-type="float">
            <text:p>12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20" calcext:value-type="float">
            <text:p>12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25" calcext:value-type="float">
            <text:p>12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30" calcext:value-type="float">
            <text:p>12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35" calcext:value-type="float">
            <text:p>12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40" calcext:value-type="float">
            <text:p>12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45" calcext:value-type="float">
            <text:p>12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50" calcext:value-type="float">
            <text:p>12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55" calcext:value-type="float">
            <text:p>12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60" calcext:value-type="float">
            <text:p>12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65" calcext:value-type="float">
            <text:p>12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70" calcext:value-type="float">
            <text:p>12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75" calcext:value-type="float">
            <text:p>12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80" calcext:value-type="float">
            <text:p>12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85" calcext:value-type="float">
            <text:p>12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90" calcext:value-type="float">
            <text:p>12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695" calcext:value-type="float">
            <text:p>12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00" calcext:value-type="float">
            <text:p>12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05" calcext:value-type="float">
            <text:p>12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10" calcext:value-type="float">
            <text:p>12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15" calcext:value-type="float">
            <text:p>12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25" calcext:value-type="float">
            <text:p>12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30" calcext:value-type="float">
            <text:p>12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35" calcext:value-type="float">
            <text:p>12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40" calcext:value-type="float">
            <text:p>12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45" calcext:value-type="float">
            <text:p>12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50" calcext:value-type="float">
            <text:p>12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55" calcext:value-type="float">
            <text:p>12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60" calcext:value-type="float">
            <text:p>12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65" calcext:value-type="float">
            <text:p>12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70" calcext:value-type="float">
            <text:p>12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75" calcext:value-type="float">
            <text:p>12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80" calcext:value-type="float">
            <text:p>12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85" calcext:value-type="float">
            <text:p>12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90" calcext:value-type="float">
            <text:p>12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795" calcext:value-type="float">
            <text:p>12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05" calcext:value-type="float">
            <text:p>12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10" calcext:value-type="float">
            <text:p>12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15" calcext:value-type="float">
            <text:p>12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20" calcext:value-type="float">
            <text:p>12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25" calcext:value-type="float">
            <text:p>12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30" calcext:value-type="float">
            <text:p>12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35" calcext:value-type="float">
            <text:p>12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40" calcext:value-type="float">
            <text:p>12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45" calcext:value-type="float">
            <text:p>12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50" calcext:value-type="float">
            <text:p>12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55" calcext:value-type="float">
            <text:p>12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60" calcext:value-type="float">
            <text:p>12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65" calcext:value-type="float">
            <text:p>12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70" calcext:value-type="float">
            <text:p>12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75" calcext:value-type="float">
            <text:p>12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80" calcext:value-type="float">
            <text:p>12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85" calcext:value-type="float">
            <text:p>12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90" calcext:value-type="float">
            <text:p>12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95" calcext:value-type="float">
            <text:p>12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05" calcext:value-type="float">
            <text:p>12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10" calcext:value-type="float">
            <text:p>12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15" calcext:value-type="float">
            <text:p>12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20" calcext:value-type="float">
            <text:p>12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25" calcext:value-type="float">
            <text:p>12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30" calcext:value-type="float">
            <text:p>12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40" calcext:value-type="float">
            <text:p>12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45" calcext:value-type="float">
            <text:p>12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50" calcext:value-type="float">
            <text:p>12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55" calcext:value-type="float">
            <text:p>12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60" calcext:value-type="float">
            <text:p>12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65" calcext:value-type="float">
            <text:p>12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70" calcext:value-type="float">
            <text:p>12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75" calcext:value-type="float">
            <text:p>12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80" calcext:value-type="float">
            <text:p>12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85" calcext:value-type="float">
            <text:p>12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90" calcext:value-type="float">
            <text:p>12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995" calcext:value-type="float">
            <text:p>12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05" calcext:value-type="float">
            <text:p>13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10" calcext:value-type="float">
            <text:p>13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15" calcext:value-type="float">
            <text:p>13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20" calcext:value-type="float">
            <text:p>13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25" calcext:value-type="float">
            <text:p>13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30" calcext:value-type="float">
            <text:p>13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35" calcext:value-type="float">
            <text:p>13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40" calcext:value-type="float">
            <text:p>13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45" calcext:value-type="float">
            <text:p>13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50" calcext:value-type="float">
            <text:p>13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55" calcext:value-type="float">
            <text:p>13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60" calcext:value-type="float">
            <text:p>13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65" calcext:value-type="float">
            <text:p>13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70" calcext:value-type="float">
            <text:p>13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75" calcext:value-type="float">
            <text:p>13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80" calcext:value-type="float">
            <text:p>13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85" calcext:value-type="float">
            <text:p>13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90" calcext:value-type="float">
            <text:p>13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095" calcext:value-type="float">
            <text:p>13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0" calcext:value-type="float">
            <text:p>13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5" calcext:value-type="float">
            <text:p>13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10" calcext:value-type="float">
            <text:p>13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15" calcext:value-type="float">
            <text:p>13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20" calcext:value-type="float">
            <text:p>13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25" calcext:value-type="float">
            <text:p>13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30" calcext:value-type="float">
            <text:p>13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35" calcext:value-type="float">
            <text:p>13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40" calcext:value-type="float">
            <text:p>13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45" calcext:value-type="float">
            <text:p>13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50" calcext:value-type="float">
            <text:p>13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55" calcext:value-type="float">
            <text:p>13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60" calcext:value-type="float">
            <text:p>13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65" calcext:value-type="float">
            <text:p>13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70" calcext:value-type="float">
            <text:p>13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75" calcext:value-type="float">
            <text:p>13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80" calcext:value-type="float">
            <text:p>13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85" calcext:value-type="float">
            <text:p>13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90" calcext:value-type="float">
            <text:p>13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95" calcext:value-type="float">
            <text:p>13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05" calcext:value-type="float">
            <text:p>13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10" calcext:value-type="float">
            <text:p>13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15" calcext:value-type="float">
            <text:p>13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20" calcext:value-type="float">
            <text:p>13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25" calcext:value-type="float">
            <text:p>13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30" calcext:value-type="float">
            <text:p>13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35" calcext:value-type="float">
            <text:p>13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40" calcext:value-type="float">
            <text:p>13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45" calcext:value-type="float">
            <text:p>13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50" calcext:value-type="float">
            <text:p>13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55" calcext:value-type="float">
            <text:p>13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60" calcext:value-type="float">
            <text:p>1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65" calcext:value-type="float">
            <text:p>13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70" calcext:value-type="float">
            <text:p>13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75" calcext:value-type="float">
            <text:p>13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80" calcext:value-type="float">
            <text:p>13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85" calcext:value-type="float">
            <text:p>13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90" calcext:value-type="float">
            <text:p>13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295" calcext:value-type="float">
            <text:p>13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00" calcext:value-type="float">
            <text:p>13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05" calcext:value-type="float">
            <text:p>13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10" calcext:value-type="float">
            <text:p>13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15" calcext:value-type="float">
            <text:p>13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20" calcext:value-type="float">
            <text:p>13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25" calcext:value-type="float">
            <text:p>13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30" calcext:value-type="float">
            <text:p>13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35" calcext:value-type="float">
            <text:p>13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40" calcext:value-type="float">
            <text:p>13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45" calcext:value-type="float">
            <text:p>13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50" calcext:value-type="float">
            <text:p>13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55" calcext:value-type="float">
            <text:p>13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60" calcext:value-type="float">
            <text:p>13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65" calcext:value-type="float">
            <text:p>13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70" calcext:value-type="float">
            <text:p>13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75" calcext:value-type="float">
            <text:p>13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80" calcext:value-type="float">
            <text:p>13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85" calcext:value-type="float">
            <text:p>13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0" calcext:value-type="float">
            <text:p>13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395" calcext:value-type="float">
            <text:p>13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05" calcext:value-type="float">
            <text:p>13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10" calcext:value-type="float">
            <text:p>13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15" calcext:value-type="float">
            <text:p>13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20" calcext:value-type="float">
            <text:p>13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25" calcext:value-type="float">
            <text:p>13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30" calcext:value-type="float">
            <text:p>13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35" calcext:value-type="float">
            <text:p>13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40" calcext:value-type="float">
            <text:p>13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45" calcext:value-type="float">
            <text:p>13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50" calcext:value-type="float">
            <text:p>13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55" calcext:value-type="float">
            <text:p>13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60" calcext:value-type="float">
            <text:p>13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65" calcext:value-type="float">
            <text:p>13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70" calcext:value-type="float">
            <text:p>13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75" calcext:value-type="float">
            <text:p>13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85" calcext:value-type="float">
            <text:p>13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90" calcext:value-type="float">
            <text:p>13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495" calcext:value-type="float">
            <text:p>13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05" calcext:value-type="float">
            <text:p>13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10" calcext:value-type="float">
            <text:p>13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15" calcext:value-type="float">
            <text:p>13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20" calcext:value-type="float">
            <text:p>13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25" calcext:value-type="float">
            <text:p>13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30" calcext:value-type="float">
            <text:p>13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35" calcext:value-type="float">
            <text:p>13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40" calcext:value-type="float">
            <text:p>13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45" calcext:value-type="float">
            <text:p>13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50" calcext:value-type="float">
            <text:p>13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55" calcext:value-type="float">
            <text:p>13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60" calcext:value-type="float">
            <text:p>13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65" calcext:value-type="float">
            <text:p>13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70" calcext:value-type="float">
            <text:p>13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75" calcext:value-type="float">
            <text:p>13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80" calcext:value-type="float">
            <text:p>13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85" calcext:value-type="float">
            <text:p>13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90" calcext:value-type="float">
            <text:p>13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595" calcext:value-type="float">
            <text:p>13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00" calcext:value-type="float">
            <text:p>13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05" calcext:value-type="float">
            <text:p>13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10" calcext:value-type="float">
            <text:p>13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15" calcext:value-type="float">
            <text:p>13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20" calcext:value-type="float">
            <text:p>13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25" calcext:value-type="float">
            <text:p>13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30" calcext:value-type="float">
            <text:p>13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35" calcext:value-type="float">
            <text:p>13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40" calcext:value-type="float">
            <text:p>13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45" calcext:value-type="float">
            <text:p>13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50" calcext:value-type="float">
            <text:p>13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55" calcext:value-type="float">
            <text:p>13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60" calcext:value-type="float">
            <text:p>13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65" calcext:value-type="float">
            <text:p>13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70" calcext:value-type="float">
            <text:p>13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75" calcext:value-type="float">
            <text:p>13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80" calcext:value-type="float">
            <text:p>13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85" calcext:value-type="float">
            <text:p>13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90" calcext:value-type="float">
            <text:p>13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695" calcext:value-type="float">
            <text:p>13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00" calcext:value-type="float">
            <text:p>13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05" calcext:value-type="float">
            <text:p>13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10" calcext:value-type="float">
            <text:p>13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15" calcext:value-type="float">
            <text:p>13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20" calcext:value-type="float">
            <text:p>13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25" calcext:value-type="float">
            <text:p>13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30" calcext:value-type="float">
            <text:p>13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35" calcext:value-type="float">
            <text:p>13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40" calcext:value-type="float">
            <text:p>13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45" calcext:value-type="float">
            <text:p>13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50" calcext:value-type="float">
            <text:p>13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55" calcext:value-type="float">
            <text:p>13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65" calcext:value-type="float">
            <text:p>13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70" calcext:value-type="float">
            <text:p>13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75" calcext:value-type="float">
            <text:p>13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80" calcext:value-type="float">
            <text:p>13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85" calcext:value-type="float">
            <text:p>13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90" calcext:value-type="float">
            <text:p>13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795" calcext:value-type="float">
            <text:p>13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05" calcext:value-type="float">
            <text:p>13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10" calcext:value-type="float">
            <text:p>13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15" calcext:value-type="float">
            <text:p>13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20" calcext:value-type="float">
            <text:p>13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25" calcext:value-type="float">
            <text:p>13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30" calcext:value-type="float">
            <text:p>13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35" calcext:value-type="float">
            <text:p>13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40" calcext:value-type="float">
            <text:p>13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45" calcext:value-type="float">
            <text:p>13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50" calcext:value-type="float">
            <text:p>13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55" calcext:value-type="float">
            <text:p>13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60" calcext:value-type="float">
            <text:p>13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65" calcext:value-type="float">
            <text:p>13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70" calcext:value-type="float">
            <text:p>13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75" calcext:value-type="float">
            <text:p>13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80" calcext:value-type="float">
            <text:p>13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85" calcext:value-type="float">
            <text:p>13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90" calcext:value-type="float">
            <text:p>13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895" calcext:value-type="float">
            <text:p>13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05" calcext:value-type="float">
            <text:p>13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10" calcext:value-type="float">
            <text:p>13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15" calcext:value-type="float">
            <text:p>13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25" calcext:value-type="float">
            <text:p>13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30" calcext:value-type="float">
            <text:p>13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35" calcext:value-type="float">
            <text:p>13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40" calcext:value-type="float">
            <text:p>13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45" calcext:value-type="float">
            <text:p>13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50" calcext:value-type="float">
            <text:p>13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55" calcext:value-type="float">
            <text:p>13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60" calcext:value-type="float">
            <text:p>13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65" calcext:value-type="float">
            <text:p>13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70" calcext:value-type="float">
            <text:p>13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75" calcext:value-type="float">
            <text:p>13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80" calcext:value-type="float">
            <text:p>13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90" calcext:value-type="float">
            <text:p>13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995" calcext:value-type="float">
            <text:p>13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05" calcext:value-type="float">
            <text:p>14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15" calcext:value-type="float">
            <text:p>14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20" calcext:value-type="float">
            <text:p>14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25" calcext:value-type="float">
            <text:p>14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30" calcext:value-type="float">
            <text:p>14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35" calcext:value-type="float">
            <text:p>14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40" calcext:value-type="float">
            <text:p>14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45" calcext:value-type="float">
            <text:p>14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50" calcext:value-type="float">
            <text:p>14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55" calcext:value-type="float">
            <text:p>14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60" calcext:value-type="float">
            <text:p>14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65" calcext:value-type="float">
            <text:p>14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70" calcext:value-type="float">
            <text:p>14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75" calcext:value-type="float">
            <text:p>14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80" calcext:value-type="float">
            <text:p>14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85" calcext:value-type="float">
            <text:p>14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90" calcext:value-type="float">
            <text:p>14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95" calcext:value-type="float">
            <text:p>14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00" calcext:value-type="float">
            <text:p>14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05" calcext:value-type="float">
            <text:p>14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10" calcext:value-type="float">
            <text:p>14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15" calcext:value-type="float">
            <text:p>14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20" calcext:value-type="float">
            <text:p>14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25" calcext:value-type="float">
            <text:p>14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30" calcext:value-type="float">
            <text:p>14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35" calcext:value-type="float">
            <text:p>14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40" calcext:value-type="float">
            <text:p>14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45" calcext:value-type="float">
            <text:p>14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50" calcext:value-type="float">
            <text:p>14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55" calcext:value-type="float">
            <text:p>14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60" calcext:value-type="float">
            <text:p>14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65" calcext:value-type="float">
            <text:p>14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70" calcext:value-type="float">
            <text:p>14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75" calcext:value-type="float">
            <text:p>14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80" calcext:value-type="float">
            <text:p>14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85" calcext:value-type="float">
            <text:p>14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90" calcext:value-type="float">
            <text:p>14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195" calcext:value-type="float">
            <text:p>14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05" calcext:value-type="float">
            <text:p>14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10" calcext:value-type="float">
            <text:p>14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15" calcext:value-type="float">
            <text:p>14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20" calcext:value-type="float">
            <text:p>14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25" calcext:value-type="float">
            <text:p>14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30" calcext:value-type="float">
            <text:p>14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35" calcext:value-type="float">
            <text:p>14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40" calcext:value-type="float">
            <text:p>14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45" calcext:value-type="float">
            <text:p>14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50" calcext:value-type="float">
            <text:p>14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55" calcext:value-type="float">
            <text:p>14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60" calcext:value-type="float">
            <text:p>14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65" calcext:value-type="float">
            <text:p>14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0" calcext:value-type="float">
            <text:p>14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5" calcext:value-type="float">
            <text:p>14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80" calcext:value-type="float">
            <text:p>14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85" calcext:value-type="float">
            <text:p>14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90" calcext:value-type="float">
            <text:p>14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95" calcext:value-type="float">
            <text:p>14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05" calcext:value-type="float">
            <text:p>14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10" calcext:value-type="float">
            <text:p>14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15" calcext:value-type="float">
            <text:p>14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20" calcext:value-type="float">
            <text:p>14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25" calcext:value-type="float">
            <text:p>14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30" calcext:value-type="float">
            <text:p>14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35" calcext:value-type="float">
            <text:p>14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40" calcext:value-type="float">
            <text:p>14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45" calcext:value-type="float">
            <text:p>14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50" calcext:value-type="float">
            <text:p>14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55" calcext:value-type="float">
            <text:p>14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60" calcext:value-type="float">
            <text:p>14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65" calcext:value-type="float">
            <text:p>14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70" calcext:value-type="float">
            <text:p>14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75" calcext:value-type="float">
            <text:p>14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80" calcext:value-type="float">
            <text:p>14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85" calcext:value-type="float">
            <text:p>14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90" calcext:value-type="float">
            <text:p>14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395" calcext:value-type="float">
            <text:p>14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05" calcext:value-type="float">
            <text:p>14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10" calcext:value-type="float">
            <text:p>14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15" calcext:value-type="float">
            <text:p>14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20" calcext:value-type="float">
            <text:p>14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25" calcext:value-type="float">
            <text:p>14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30" calcext:value-type="float">
            <text:p>14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35" calcext:value-type="float">
            <text:p>14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40" calcext:value-type="float">
            <text:p>14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45" calcext:value-type="float">
            <text:p>14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50" calcext:value-type="float">
            <text:p>14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55" calcext:value-type="float">
            <text:p>14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60" calcext:value-type="float">
            <text:p>14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65" calcext:value-type="float">
            <text:p>14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70" calcext:value-type="float">
            <text:p>14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75" calcext:value-type="float">
            <text:p>14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80" calcext:value-type="float">
            <text:p>14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85" calcext:value-type="float">
            <text:p>14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90" calcext:value-type="float">
            <text:p>14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495" calcext:value-type="float">
            <text:p>14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05" calcext:value-type="float">
            <text:p>14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10" calcext:value-type="float">
            <text:p>14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15" calcext:value-type="float">
            <text:p>14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20" calcext:value-type="float">
            <text:p>14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25" calcext:value-type="float">
            <text:p>14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30" calcext:value-type="float">
            <text:p>14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35" calcext:value-type="float">
            <text:p>14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40" calcext:value-type="float">
            <text:p>14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45" calcext:value-type="float">
            <text:p>14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50" calcext:value-type="float">
            <text:p>14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55" calcext:value-type="float">
            <text:p>14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60" calcext:value-type="float">
            <text:p>14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65" calcext:value-type="float">
            <text:p>14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70" calcext:value-type="float">
            <text:p>14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75" calcext:value-type="float">
            <text:p>14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80" calcext:value-type="float">
            <text:p>14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85" calcext:value-type="float">
            <text:p>14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90" calcext:value-type="float">
            <text:p>14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595" calcext:value-type="float">
            <text:p>14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00" calcext:value-type="float">
            <text:p>14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05" calcext:value-type="float">
            <text:p>14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10" calcext:value-type="float">
            <text:p>14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15" calcext:value-type="float">
            <text:p>14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20" calcext:value-type="float">
            <text:p>14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25" calcext:value-type="float">
            <text:p>14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30" calcext:value-type="float">
            <text:p>14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35" calcext:value-type="float">
            <text:p>14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40" calcext:value-type="float">
            <text:p>14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45" calcext:value-type="float">
            <text:p>14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50" calcext:value-type="float">
            <text:p>14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55" calcext:value-type="float">
            <text:p>14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60" calcext:value-type="float">
            <text:p>14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65" calcext:value-type="float">
            <text:p>14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70" calcext:value-type="float">
            <text:p>14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75" calcext:value-type="float">
            <text:p>14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80" calcext:value-type="float">
            <text:p>14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85" calcext:value-type="float">
            <text:p>14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90" calcext:value-type="float">
            <text:p>14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695" calcext:value-type="float">
            <text:p>14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00" calcext:value-type="float">
            <text:p>14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05" calcext:value-type="float">
            <text:p>14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10" calcext:value-type="float">
            <text:p>14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15" calcext:value-type="float">
            <text:p>14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20" calcext:value-type="float">
            <text:p>14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25" calcext:value-type="float">
            <text:p>14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30" calcext:value-type="float">
            <text:p>14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35" calcext:value-type="float">
            <text:p>14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40" calcext:value-type="float">
            <text:p>14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45" calcext:value-type="float">
            <text:p>14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50" calcext:value-type="float">
            <text:p>14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55" calcext:value-type="float">
            <text:p>14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60" calcext:value-type="float">
            <text:p>14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65" calcext:value-type="float">
            <text:p>14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70" calcext:value-type="float">
            <text:p>14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75" calcext:value-type="float">
            <text:p>14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80" calcext:value-type="float">
            <text:p>14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85" calcext:value-type="float">
            <text:p>14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90" calcext:value-type="float">
            <text:p>14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795" calcext:value-type="float">
            <text:p>14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05" calcext:value-type="float">
            <text:p>14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10" calcext:value-type="float">
            <text:p>14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15" calcext:value-type="float">
            <text:p>14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20" calcext:value-type="float">
            <text:p>14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25" calcext:value-type="float">
            <text:p>14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30" calcext:value-type="float">
            <text:p>14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35" calcext:value-type="float">
            <text:p>14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40" calcext:value-type="float">
            <text:p>14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45" calcext:value-type="float">
            <text:p>14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50" calcext:value-type="float">
            <text:p>14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55" calcext:value-type="float">
            <text:p>14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60" calcext:value-type="float">
            <text:p>14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65" calcext:value-type="float">
            <text:p>14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70" calcext:value-type="float">
            <text:p>14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75" calcext:value-type="float">
            <text:p>14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80" calcext:value-type="float">
            <text:p>14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85" calcext:value-type="float">
            <text:p>14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90" calcext:value-type="float">
            <text:p>14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895" calcext:value-type="float">
            <text:p>14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05" calcext:value-type="float">
            <text:p>14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10" calcext:value-type="float">
            <text:p>14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15" calcext:value-type="float">
            <text:p>14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20" calcext:value-type="float">
            <text:p>14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25" calcext:value-type="float">
            <text:p>14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30" calcext:value-type="float">
            <text:p>14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35" calcext:value-type="float">
            <text:p>14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40" calcext:value-type="float">
            <text:p>14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45" calcext:value-type="float">
            <text:p>14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50" calcext:value-type="float">
            <text:p>14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55" calcext:value-type="float">
            <text:p>14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60" calcext:value-type="float">
            <text:p>14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65" calcext:value-type="float">
            <text:p>14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70" calcext:value-type="float">
            <text:p>14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75" calcext:value-type="float">
            <text:p>14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80" calcext:value-type="float">
            <text:p>14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85" calcext:value-type="float">
            <text:p>14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90" calcext:value-type="float">
            <text:p>14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995" calcext:value-type="float">
            <text:p>14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5" calcext:value-type="float">
            <text:p>15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10" calcext:value-type="float">
            <text:p>15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15" calcext:value-type="float">
            <text:p>15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20" calcext:value-type="float">
            <text:p>15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25" calcext:value-type="float">
            <text:p>15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30" calcext:value-type="float">
            <text:p>15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35" calcext:value-type="float">
            <text:p>15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40" calcext:value-type="float">
            <text:p>15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45" calcext:value-type="float">
            <text:p>15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50" calcext:value-type="float">
            <text:p>15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55" calcext:value-type="float">
            <text:p>15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60" calcext:value-type="float">
            <text:p>15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65" calcext:value-type="float">
            <text:p>15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70" calcext:value-type="float">
            <text:p>15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75" calcext:value-type="float">
            <text:p>15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80" calcext:value-type="float">
            <text:p>15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85" calcext:value-type="float">
            <text:p>15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90" calcext:value-type="float">
            <text:p>15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95" calcext:value-type="float">
            <text:p>15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00" calcext:value-type="float">
            <text:p>15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05" calcext:value-type="float">
            <text:p>15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10" calcext:value-type="float">
            <text:p>15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15" calcext:value-type="float">
            <text:p>15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20" calcext:value-type="float">
            <text:p>15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25" calcext:value-type="float">
            <text:p>15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30" calcext:value-type="float">
            <text:p>15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35" calcext:value-type="float">
            <text:p>15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40" calcext:value-type="float">
            <text:p>15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45" calcext:value-type="float">
            <text:p>15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50" calcext:value-type="float">
            <text:p>15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55" calcext:value-type="float">
            <text:p>15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60" calcext:value-type="float">
            <text:p>15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65" calcext:value-type="float">
            <text:p>15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70" calcext:value-type="float">
            <text:p>15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75" calcext:value-type="float">
            <text:p>15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80" calcext:value-type="float">
            <text:p>15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85" calcext:value-type="float">
            <text:p>15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90" calcext:value-type="float">
            <text:p>15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195" calcext:value-type="float">
            <text:p>15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05" calcext:value-type="float">
            <text:p>15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10" calcext:value-type="float">
            <text:p>15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15" calcext:value-type="float">
            <text:p>15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20" calcext:value-type="float">
            <text:p>15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25" calcext:value-type="float">
            <text:p>15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30" calcext:value-type="float">
            <text:p>15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35" calcext:value-type="float">
            <text:p>15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40" calcext:value-type="float">
            <text:p>15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45" calcext:value-type="float">
            <text:p>15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50" calcext:value-type="float">
            <text:p>15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55" calcext:value-type="float">
            <text:p>15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60" calcext:value-type="float">
            <text:p>15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65" calcext:value-type="float">
            <text:p>15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70" calcext:value-type="float">
            <text:p>15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75" calcext:value-type="float">
            <text:p>15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80" calcext:value-type="float">
            <text:p>15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85" calcext:value-type="float">
            <text:p>15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90" calcext:value-type="float">
            <text:p>15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295" calcext:value-type="float">
            <text:p>15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00" calcext:value-type="float">
            <text:p>15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05" calcext:value-type="float">
            <text:p>15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10" calcext:value-type="float">
            <text:p>15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15" calcext:value-type="float">
            <text:p>15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20" calcext:value-type="float">
            <text:p>15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25" calcext:value-type="float">
            <text:p>15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30" calcext:value-type="float">
            <text:p>15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35" calcext:value-type="float">
            <text:p>15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40" calcext:value-type="float">
            <text:p>15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45" calcext:value-type="float">
            <text:p>15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50" calcext:value-type="float">
            <text:p>15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55" calcext:value-type="float">
            <text:p>15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60" calcext:value-type="float">
            <text:p>15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65" calcext:value-type="float">
            <text:p>15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70" calcext:value-type="float">
            <text:p>15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75" calcext:value-type="float">
            <text:p>15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80" calcext:value-type="float">
            <text:p>15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85" calcext:value-type="float">
            <text:p>15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90" calcext:value-type="float">
            <text:p>15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395" calcext:value-type="float">
            <text:p>15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05" calcext:value-type="float">
            <text:p>15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10" calcext:value-type="float">
            <text:p>15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15" calcext:value-type="float">
            <text:p>15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20" calcext:value-type="float">
            <text:p>15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25" calcext:value-type="float">
            <text:p>15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30" calcext:value-type="float">
            <text:p>15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35" calcext:value-type="float">
            <text:p>15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40" calcext:value-type="float">
            <text:p>15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45" calcext:value-type="float">
            <text:p>15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50" calcext:value-type="float">
            <text:p>15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55" calcext:value-type="float">
            <text:p>15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60" calcext:value-type="float">
            <text:p>15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65" calcext:value-type="float">
            <text:p>15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70" calcext:value-type="float">
            <text:p>15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75" calcext:value-type="float">
            <text:p>15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80" calcext:value-type="float">
            <text:p>15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85" calcext:value-type="float">
            <text:p>15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90" calcext:value-type="float">
            <text:p>15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95" calcext:value-type="float">
            <text:p>15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05" calcext:value-type="float">
            <text:p>15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10" calcext:value-type="float">
            <text:p>15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15" calcext:value-type="float">
            <text:p>15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0" calcext:value-type="float">
            <text:p>15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5" calcext:value-type="float">
            <text:p>15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30" calcext:value-type="float">
            <text:p>15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35" calcext:value-type="float">
            <text:p>15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40" calcext:value-type="float">
            <text:p>15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45" calcext:value-type="float">
            <text:p>15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50" calcext:value-type="float">
            <text:p>15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55" calcext:value-type="float">
            <text:p>15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60" calcext:value-type="float">
            <text:p>15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65" calcext:value-type="float">
            <text:p>15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70" calcext:value-type="float">
            <text:p>15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75" calcext:value-type="float">
            <text:p>15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80" calcext:value-type="float">
            <text:p>15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85" calcext:value-type="float">
            <text:p>15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90" calcext:value-type="float">
            <text:p>15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95" calcext:value-type="float">
            <text:p>15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05" calcext:value-type="float">
            <text:p>15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10" calcext:value-type="float">
            <text:p>15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15" calcext:value-type="float">
            <text:p>15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20" calcext:value-type="float">
            <text:p>15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25" calcext:value-type="float">
            <text:p>15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30" calcext:value-type="float">
            <text:p>15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35" calcext:value-type="float">
            <text:p>15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40" calcext:value-type="float">
            <text:p>15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45" calcext:value-type="float">
            <text:p>15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50" calcext:value-type="float">
            <text:p>15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55" calcext:value-type="float">
            <text:p>15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60" calcext:value-type="float">
            <text:p>15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65" calcext:value-type="float">
            <text:p>15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70" calcext:value-type="float">
            <text:p>15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75" calcext:value-type="float">
            <text:p>15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80" calcext:value-type="float">
            <text:p>15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85" calcext:value-type="float">
            <text:p>15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90" calcext:value-type="float">
            <text:p>15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695" calcext:value-type="float">
            <text:p>15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00" calcext:value-type="float">
            <text:p>15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05" calcext:value-type="float">
            <text:p>15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10" calcext:value-type="float">
            <text:p>15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15" calcext:value-type="float">
            <text:p>15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20" calcext:value-type="float">
            <text:p>15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25" calcext:value-type="float">
            <text:p>15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30" calcext:value-type="float">
            <text:p>15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35" calcext:value-type="float">
            <text:p>15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40" calcext:value-type="float">
            <text:p>15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45" calcext:value-type="float">
            <text:p>15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50" calcext:value-type="float">
            <text:p>15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55" calcext:value-type="float">
            <text:p>15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60" calcext:value-type="float">
            <text:p>15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65" calcext:value-type="float">
            <text:p>15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70" calcext:value-type="float">
            <text:p>15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75" calcext:value-type="float">
            <text:p>15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80" calcext:value-type="float">
            <text:p>15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85" calcext:value-type="float">
            <text:p>15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90" calcext:value-type="float">
            <text:p>15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795" calcext:value-type="float">
            <text:p>15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05" calcext:value-type="float">
            <text:p>15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10" calcext:value-type="float">
            <text:p>15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15" calcext:value-type="float">
            <text:p>15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20" calcext:value-type="float">
            <text:p>15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25" calcext:value-type="float">
            <text:p>15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30" calcext:value-type="float">
            <text:p>15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35" calcext:value-type="float">
            <text:p>15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40" calcext:value-type="float">
            <text:p>15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45" calcext:value-type="float">
            <text:p>15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50" calcext:value-type="float">
            <text:p>15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55" calcext:value-type="float">
            <text:p>15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60" calcext:value-type="float">
            <text:p>15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65" calcext:value-type="float">
            <text:p>15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70" calcext:value-type="float">
            <text:p>15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75" calcext:value-type="float">
            <text:p>15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80" calcext:value-type="float">
            <text:p>15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85" calcext:value-type="float">
            <text:p>15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90" calcext:value-type="float">
            <text:p>15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895" calcext:value-type="float">
            <text:p>15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05" calcext:value-type="float">
            <text:p>15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10" calcext:value-type="float">
            <text:p>15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15" calcext:value-type="float">
            <text:p>15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20" calcext:value-type="float">
            <text:p>15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25" calcext:value-type="float">
            <text:p>15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30" calcext:value-type="float">
            <text:p>15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35" calcext:value-type="float">
            <text:p>15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40" calcext:value-type="float">
            <text:p>15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45" calcext:value-type="float">
            <text:p>15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50" calcext:value-type="float">
            <text:p>15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55" calcext:value-type="float">
            <text:p>15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60" calcext:value-type="float">
            <text:p>15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65" calcext:value-type="float">
            <text:p>15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70" calcext:value-type="float">
            <text:p>15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75" calcext:value-type="float">
            <text:p>15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80" calcext:value-type="float">
            <text:p>15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85" calcext:value-type="float">
            <text:p>15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90" calcext:value-type="float">
            <text:p>15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995" calcext:value-type="float">
            <text:p>15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5" calcext:value-type="float">
            <text:p>16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10" calcext:value-type="float">
            <text:p>16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15" calcext:value-type="float">
            <text:p>16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25" calcext:value-type="float">
            <text:p>16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30" calcext:value-type="float">
            <text:p>16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35" calcext:value-type="float">
            <text:p>16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40" calcext:value-type="float">
            <text:p>16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45" calcext:value-type="float">
            <text:p>16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50" calcext:value-type="float">
            <text:p>16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55" calcext:value-type="float">
            <text:p>16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60" calcext:value-type="float">
            <text:p>16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65" calcext:value-type="float">
            <text:p>16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70" calcext:value-type="float">
            <text:p>16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75" calcext:value-type="float">
            <text:p>16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80" calcext:value-type="float">
            <text:p>16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85" calcext:value-type="float">
            <text:p>16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90" calcext:value-type="float">
            <text:p>16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95" calcext:value-type="float">
            <text:p>16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00" calcext:value-type="float">
            <text:p>16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05" calcext:value-type="float">
            <text:p>16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10" calcext:value-type="float">
            <text:p>16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15" calcext:value-type="float">
            <text:p>16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20" calcext:value-type="float">
            <text:p>16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25" calcext:value-type="float">
            <text:p>16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30" calcext:value-type="float">
            <text:p>16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35" calcext:value-type="float">
            <text:p>16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40" calcext:value-type="float">
            <text:p>16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45" calcext:value-type="float">
            <text:p>16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50" calcext:value-type="float">
            <text:p>16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55" calcext:value-type="float">
            <text:p>16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60" calcext:value-type="float">
            <text:p>16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65" calcext:value-type="float">
            <text:p>16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70" calcext:value-type="float">
            <text:p>16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75" calcext:value-type="float">
            <text:p>16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80" calcext:value-type="float">
            <text:p>16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85" calcext:value-type="float">
            <text:p>16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90" calcext:value-type="float">
            <text:p>16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95" calcext:value-type="float">
            <text:p>16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05" calcext:value-type="float">
            <text:p>16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10" calcext:value-type="float">
            <text:p>16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15" calcext:value-type="float">
            <text:p>16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20" calcext:value-type="float">
            <text:p>16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25" calcext:value-type="float">
            <text:p>16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30" calcext:value-type="float">
            <text:p>16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35" calcext:value-type="float">
            <text:p>16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40" calcext:value-type="float">
            <text:p>16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45" calcext:value-type="float">
            <text:p>16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50" calcext:value-type="float">
            <text:p>162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55" calcext:value-type="float">
            <text:p>16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60" calcext:value-type="float">
            <text:p>16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65" calcext:value-type="float">
            <text:p>16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70" calcext:value-type="float">
            <text:p>16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75" calcext:value-type="float">
            <text:p>16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80" calcext:value-type="float">
            <text:p>16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85" calcext:value-type="float">
            <text:p>16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90" calcext:value-type="float">
            <text:p>16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295" calcext:value-type="float">
            <text:p>16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00" calcext:value-type="float">
            <text:p>16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05" calcext:value-type="float">
            <text:p>16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10" calcext:value-type="float">
            <text:p>16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15" calcext:value-type="float">
            <text:p>16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20" calcext:value-type="float">
            <text:p>16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25" calcext:value-type="float">
            <text:p>16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30" calcext:value-type="float">
            <text:p>16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35" calcext:value-type="float">
            <text:p>16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40" calcext:value-type="float">
            <text:p>16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45" calcext:value-type="float">
            <text:p>16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50" calcext:value-type="float">
            <text:p>16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55" calcext:value-type="float">
            <text:p>16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60" calcext:value-type="float">
            <text:p>16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65" calcext:value-type="float">
            <text:p>16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70" calcext:value-type="float">
            <text:p>16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75" calcext:value-type="float">
            <text:p>16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0" calcext:value-type="float">
            <text:p>16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5" calcext:value-type="float">
            <text:p>16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90" calcext:value-type="float">
            <text:p>16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95" calcext:value-type="float">
            <text:p>16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00" calcext:value-type="float">
            <text:p>16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05" calcext:value-type="float">
            <text:p>16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10" calcext:value-type="float">
            <text:p>16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15" calcext:value-type="float">
            <text:p>16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20" calcext:value-type="float">
            <text:p>16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25" calcext:value-type="float">
            <text:p>16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30" calcext:value-type="float">
            <text:p>16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35" calcext:value-type="float">
            <text:p>16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40" calcext:value-type="float">
            <text:p>16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45" calcext:value-type="float">
            <text:p>16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50" calcext:value-type="float">
            <text:p>16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55" calcext:value-type="float">
            <text:p>16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60" calcext:value-type="float">
            <text:p>16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65" calcext:value-type="float">
            <text:p>16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70" calcext:value-type="float">
            <text:p>16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75" calcext:value-type="float">
            <text:p>16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80" calcext:value-type="float">
            <text:p>16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85" calcext:value-type="float">
            <text:p>16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90" calcext:value-type="float">
            <text:p>16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495" calcext:value-type="float">
            <text:p>16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05" calcext:value-type="float">
            <text:p>16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10" calcext:value-type="float">
            <text:p>16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15" calcext:value-type="float">
            <text:p>16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20" calcext:value-type="float">
            <text:p>16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25" calcext:value-type="float">
            <text:p>16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30" calcext:value-type="float">
            <text:p>16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35" calcext:value-type="float">
            <text:p>16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40" calcext:value-type="float">
            <text:p>16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45" calcext:value-type="float">
            <text:p>16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50" calcext:value-type="float">
            <text:p>16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55" calcext:value-type="float">
            <text:p>16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60" calcext:value-type="float">
            <text:p>16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65" calcext:value-type="float">
            <text:p>16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70" calcext:value-type="float">
            <text:p>16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75" calcext:value-type="float">
            <text:p>16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80" calcext:value-type="float">
            <text:p>16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85" calcext:value-type="float">
            <text:p>16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90" calcext:value-type="float">
            <text:p>16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595" calcext:value-type="float">
            <text:p>16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00" calcext:value-type="float">
            <text:p>16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05" calcext:value-type="float">
            <text:p>16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10" calcext:value-type="float">
            <text:p>16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15" calcext:value-type="float">
            <text:p>16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20" calcext:value-type="float">
            <text:p>16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25" calcext:value-type="float">
            <text:p>16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30" calcext:value-type="float">
            <text:p>16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35" calcext:value-type="float">
            <text:p>16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40" calcext:value-type="float">
            <text:p>16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45" calcext:value-type="float">
            <text:p>16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50" calcext:value-type="float">
            <text:p>16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55" calcext:value-type="float">
            <text:p>16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60" calcext:value-type="float">
            <text:p>16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65" calcext:value-type="float">
            <text:p>16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70" calcext:value-type="float">
            <text:p>16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75" calcext:value-type="float">
            <text:p>16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80" calcext:value-type="float">
            <text:p>16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85" calcext:value-type="float">
            <text:p>16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90" calcext:value-type="float">
            <text:p>16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695" calcext:value-type="float">
            <text:p>16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00" calcext:value-type="float">
            <text:p>16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05" calcext:value-type="float">
            <text:p>16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10" calcext:value-type="float">
            <text:p>16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15" calcext:value-type="float">
            <text:p>16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20" calcext:value-type="float">
            <text:p>16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25" calcext:value-type="float">
            <text:p>16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30" calcext:value-type="float">
            <text:p>16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35" calcext:value-type="float">
            <text:p>16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40" calcext:value-type="float">
            <text:p>16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45" calcext:value-type="float">
            <text:p>16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50" calcext:value-type="float">
            <text:p>16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55" calcext:value-type="float">
            <text:p>16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60" calcext:value-type="float">
            <text:p>16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65" calcext:value-type="float">
            <text:p>16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70" calcext:value-type="float">
            <text:p>16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75" calcext:value-type="float">
            <text:p>16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80" calcext:value-type="float">
            <text:p>16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85" calcext:value-type="float">
            <text:p>16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90" calcext:value-type="float">
            <text:p>16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95" calcext:value-type="float">
            <text:p>16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00" calcext:value-type="float">
            <text:p>16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05" calcext:value-type="float">
            <text:p>16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10" calcext:value-type="float">
            <text:p>16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15" calcext:value-type="float">
            <text:p>16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20" calcext:value-type="float">
            <text:p>16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25" calcext:value-type="float">
            <text:p>16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30" calcext:value-type="float">
            <text:p>16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35" calcext:value-type="float">
            <text:p>16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40" calcext:value-type="float">
            <text:p>16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45" calcext:value-type="float">
            <text:p>16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50" calcext:value-type="float">
            <text:p>16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55" calcext:value-type="float">
            <text:p>16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60" calcext:value-type="float">
            <text:p>16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65" calcext:value-type="float">
            <text:p>16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70" calcext:value-type="float">
            <text:p>16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75" calcext:value-type="float">
            <text:p>16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80" calcext:value-type="float">
            <text:p>16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85" calcext:value-type="float">
            <text:p>16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90" calcext:value-type="float">
            <text:p>16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895" calcext:value-type="float">
            <text:p>16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05" calcext:value-type="float">
            <text:p>16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10" calcext:value-type="float">
            <text:p>16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15" calcext:value-type="float">
            <text:p>16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20" calcext:value-type="float">
            <text:p>16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25" calcext:value-type="float">
            <text:p>16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30" calcext:value-type="float">
            <text:p>16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35" calcext:value-type="float">
            <text:p>16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40" calcext:value-type="float">
            <text:p>16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45" calcext:value-type="float">
            <text:p>16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50" calcext:value-type="float">
            <text:p>16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55" calcext:value-type="float">
            <text:p>16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60" calcext:value-type="float">
            <text:p>16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65" calcext:value-type="float">
            <text:p>16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70" calcext:value-type="float">
            <text:p>16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75" calcext:value-type="float">
            <text:p>16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80" calcext:value-type="float">
            <text:p>16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85" calcext:value-type="float">
            <text:p>16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90" calcext:value-type="float">
            <text:p>16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995" calcext:value-type="float">
            <text:p>16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05" calcext:value-type="float">
            <text:p>17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10" calcext:value-type="float">
            <text:p>17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15" calcext:value-type="float">
            <text:p>17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20" calcext:value-type="float">
            <text:p>17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25" calcext:value-type="float">
            <text:p>17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30" calcext:value-type="float">
            <text:p>17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35" calcext:value-type="float">
            <text:p>17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40" calcext:value-type="float">
            <text:p>17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45" calcext:value-type="float">
            <text:p>17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50" calcext:value-type="float">
            <text:p>17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55" calcext:value-type="float">
            <text:p>17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60" calcext:value-type="float">
            <text:p>17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65" calcext:value-type="float">
            <text:p>17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70" calcext:value-type="float">
            <text:p>17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75" calcext:value-type="float">
            <text:p>17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85" calcext:value-type="float">
            <text:p>17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90" calcext:value-type="float">
            <text:p>17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95" calcext:value-type="float">
            <text:p>17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00" calcext:value-type="float">
            <text:p>17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05" calcext:value-type="float">
            <text:p>17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10" calcext:value-type="float">
            <text:p>17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15" calcext:value-type="float">
            <text:p>17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0" calcext:value-type="float">
            <text:p>17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5" calcext:value-type="float">
            <text:p>17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30" calcext:value-type="float">
            <text:p>17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35" calcext:value-type="float">
            <text:p>17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40" calcext:value-type="float">
            <text:p>17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45" calcext:value-type="float">
            <text:p>17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50" calcext:value-type="float">
            <text:p>17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55" calcext:value-type="float">
            <text:p>17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60" calcext:value-type="float">
            <text:p>17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65" calcext:value-type="float">
            <text:p>17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70" calcext:value-type="float">
            <text:p>17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75" calcext:value-type="float">
            <text:p>17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80" calcext:value-type="float">
            <text:p>17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85" calcext:value-type="float">
            <text:p>17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90" calcext:value-type="float">
            <text:p>17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95" calcext:value-type="float">
            <text:p>17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00" calcext:value-type="float">
            <text:p>17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05" calcext:value-type="float">
            <text:p>17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10" calcext:value-type="float">
            <text:p>17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15" calcext:value-type="float">
            <text:p>17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20" calcext:value-type="float">
            <text:p>17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25" calcext:value-type="float">
            <text:p>17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30" calcext:value-type="float">
            <text:p>17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35" calcext:value-type="float">
            <text:p>17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40" calcext:value-type="float">
            <text:p>17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45" calcext:value-type="float">
            <text:p>17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50" calcext:value-type="float">
            <text:p>17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55" calcext:value-type="float">
            <text:p>17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60" calcext:value-type="float">
            <text:p>17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65" calcext:value-type="float">
            <text:p>17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70" calcext:value-type="float">
            <text:p>17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75" calcext:value-type="float">
            <text:p>17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80" calcext:value-type="float">
            <text:p>17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85" calcext:value-type="float">
            <text:p>17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90" calcext:value-type="float">
            <text:p>17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295" calcext:value-type="float">
            <text:p>17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00" calcext:value-type="float">
            <text:p>17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05" calcext:value-type="float">
            <text:p>17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10" calcext:value-type="float">
            <text:p>17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15" calcext:value-type="float">
            <text:p>17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20" calcext:value-type="float">
            <text:p>17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25" calcext:value-type="float">
            <text:p>17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30" calcext:value-type="float">
            <text:p>17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35" calcext:value-type="float">
            <text:p>17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40" calcext:value-type="float">
            <text:p>17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45" calcext:value-type="float">
            <text:p>17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50" calcext:value-type="float">
            <text:p>17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55" calcext:value-type="float">
            <text:p>17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60" calcext:value-type="float">
            <text:p>17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65" calcext:value-type="float">
            <text:p>17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70" calcext:value-type="float">
            <text:p>17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75" calcext:value-type="float">
            <text:p>17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80" calcext:value-type="float">
            <text:p>17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85" calcext:value-type="float">
            <text:p>17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90" calcext:value-type="float">
            <text:p>17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395" calcext:value-type="float">
            <text:p>17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00" calcext:value-type="float">
            <text:p>17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05" calcext:value-type="float">
            <text:p>17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10" calcext:value-type="float">
            <text:p>17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15" calcext:value-type="float">
            <text:p>17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20" calcext:value-type="float">
            <text:p>17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25" calcext:value-type="float">
            <text:p>17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30" calcext:value-type="float">
            <text:p>17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35" calcext:value-type="float">
            <text:p>17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40" calcext:value-type="float">
            <text:p>17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45" calcext:value-type="float">
            <text:p>17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50" calcext:value-type="float">
            <text:p>17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55" calcext:value-type="float">
            <text:p>17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60" calcext:value-type="float">
            <text:p>17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65" calcext:value-type="float">
            <text:p>17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70" calcext:value-type="float">
            <text:p>17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75" calcext:value-type="float">
            <text:p>17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80" calcext:value-type="float">
            <text:p>17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85" calcext:value-type="float">
            <text:p>17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90" calcext:value-type="float">
            <text:p>17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495" calcext:value-type="float">
            <text:p>17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05" calcext:value-type="float">
            <text:p>17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10" calcext:value-type="float">
            <text:p>17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15" calcext:value-type="float">
            <text:p>17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20" calcext:value-type="float">
            <text:p>17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25" calcext:value-type="float">
            <text:p>17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30" calcext:value-type="float">
            <text:p>17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35" calcext:value-type="float">
            <text:p>17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40" calcext:value-type="float">
            <text:p>17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45" calcext:value-type="float">
            <text:p>17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50" calcext:value-type="float">
            <text:p>17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55" calcext:value-type="float">
            <text:p>17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60" calcext:value-type="float">
            <text:p>17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65" calcext:value-type="float">
            <text:p>17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70" calcext:value-type="float">
            <text:p>17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75" calcext:value-type="float">
            <text:p>17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80" calcext:value-type="float">
            <text:p>17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85" calcext:value-type="float">
            <text:p>17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90" calcext:value-type="float">
            <text:p>17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595" calcext:value-type="float">
            <text:p>17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00" calcext:value-type="float">
            <text:p>17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05" calcext:value-type="float">
            <text:p>17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10" calcext:value-type="float">
            <text:p>17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15" calcext:value-type="float">
            <text:p>17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20" calcext:value-type="float">
            <text:p>17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25" calcext:value-type="float">
            <text:p>17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30" calcext:value-type="float">
            <text:p>17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35" calcext:value-type="float">
            <text:p>17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40" calcext:value-type="float">
            <text:p>17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45" calcext:value-type="float">
            <text:p>17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50" calcext:value-type="float">
            <text:p>17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55" calcext:value-type="float">
            <text:p>17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60" calcext:value-type="float">
            <text:p>17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65" calcext:value-type="float">
            <text:p>17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70" calcext:value-type="float">
            <text:p>17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75" calcext:value-type="float">
            <text:p>17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80" calcext:value-type="float">
            <text:p>17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85" calcext:value-type="float">
            <text:p>17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90" calcext:value-type="float">
            <text:p>17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695" calcext:value-type="float">
            <text:p>17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00" calcext:value-type="float">
            <text:p>17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05" calcext:value-type="float">
            <text:p>17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10" calcext:value-type="float">
            <text:p>17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15" calcext:value-type="float">
            <text:p>17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20" calcext:value-type="float">
            <text:p>17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25" calcext:value-type="float">
            <text:p>17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30" calcext:value-type="float">
            <text:p>17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35" calcext:value-type="float">
            <text:p>17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40" calcext:value-type="float">
            <text:p>17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45" calcext:value-type="float">
            <text:p>17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50" calcext:value-type="float">
            <text:p>17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55" calcext:value-type="float">
            <text:p>17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60" calcext:value-type="float">
            <text:p>17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65" calcext:value-type="float">
            <text:p>17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70" calcext:value-type="float">
            <text:p>17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75" calcext:value-type="float">
            <text:p>17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80" calcext:value-type="float">
            <text:p>17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85" calcext:value-type="float">
            <text:p>17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90" calcext:value-type="float">
            <text:p>17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795" calcext:value-type="float">
            <text:p>17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05" calcext:value-type="float">
            <text:p>17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10" calcext:value-type="float">
            <text:p>17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15" calcext:value-type="float">
            <text:p>17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20" calcext:value-type="float">
            <text:p>17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25" calcext:value-type="float">
            <text:p>17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30" calcext:value-type="float">
            <text:p>17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35" calcext:value-type="float">
            <text:p>17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40" calcext:value-type="float">
            <text:p>17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45" calcext:value-type="float">
            <text:p>17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50" calcext:value-type="float">
            <text:p>17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55" calcext:value-type="float">
            <text:p>17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60" calcext:value-type="float">
            <text:p>17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65" calcext:value-type="float">
            <text:p>17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70" calcext:value-type="float">
            <text:p>17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75" calcext:value-type="float">
            <text:p>17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80" calcext:value-type="float">
            <text:p>17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85" calcext:value-type="float">
            <text:p>17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90" calcext:value-type="float">
            <text:p>17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895" calcext:value-type="float">
            <text:p>17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05" calcext:value-type="float">
            <text:p>17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10" calcext:value-type="float">
            <text:p>17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15" calcext:value-type="float">
            <text:p>17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20" calcext:value-type="float">
            <text:p>17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25" calcext:value-type="float">
            <text:p>17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30" calcext:value-type="float">
            <text:p>17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35" calcext:value-type="float">
            <text:p>17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40" calcext:value-type="float">
            <text:p>17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45" calcext:value-type="float">
            <text:p>17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50" calcext:value-type="float">
            <text:p>17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55" calcext:value-type="float">
            <text:p>17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60" calcext:value-type="float">
            <text:p>17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65" calcext:value-type="float">
            <text:p>17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70" calcext:value-type="float">
            <text:p>17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75" calcext:value-type="float">
            <text:p>17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80" calcext:value-type="float">
            <text:p>17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85" calcext:value-type="float">
            <text:p>17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90" calcext:value-type="float">
            <text:p>17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95" calcext:value-type="float">
            <text:p>17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05" calcext:value-type="float">
            <text:p>18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10" calcext:value-type="float">
            <text:p>18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15" calcext:value-type="float">
            <text:p>18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20" calcext:value-type="float">
            <text:p>18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25" calcext:value-type="float">
            <text:p>18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30" calcext:value-type="float">
            <text:p>18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35" calcext:value-type="float">
            <text:p>18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40" calcext:value-type="float">
            <text:p>18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45" calcext:value-type="float">
            <text:p>18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50" calcext:value-type="float">
            <text:p>18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55" calcext:value-type="float">
            <text:p>18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60" calcext:value-type="float">
            <text:p>18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65" calcext:value-type="float">
            <text:p>18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70" calcext:value-type="float">
            <text:p>18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75" calcext:value-type="float">
            <text:p>18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80" calcext:value-type="float">
            <text:p>18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85" calcext:value-type="float">
            <text:p>18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90" calcext:value-type="float">
            <text:p>18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95" calcext:value-type="float">
            <text:p>18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05" calcext:value-type="float">
            <text:p>18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10" calcext:value-type="float">
            <text:p>18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15" calcext:value-type="float">
            <text:p>18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20" calcext:value-type="float">
            <text:p>18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25" calcext:value-type="float">
            <text:p>18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30" calcext:value-type="float">
            <text:p>18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35" calcext:value-type="float">
            <text:p>18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40" calcext:value-type="float">
            <text:p>18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45" calcext:value-type="float">
            <text:p>18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50" calcext:value-type="float">
            <text:p>18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55" calcext:value-type="float">
            <text:p>18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60" calcext:value-type="float">
            <text:p>18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65" calcext:value-type="float">
            <text:p>18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70" calcext:value-type="float">
            <text:p>18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75" calcext:value-type="float">
            <text:p>18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80" calcext:value-type="float">
            <text:p>18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85" calcext:value-type="float">
            <text:p>18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90" calcext:value-type="float">
            <text:p>18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195" calcext:value-type="float">
            <text:p>18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05" calcext:value-type="float">
            <text:p>18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10" calcext:value-type="float">
            <text:p>18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15" calcext:value-type="float">
            <text:p>18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20" calcext:value-type="float">
            <text:p>18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25" calcext:value-type="float">
            <text:p>18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30" calcext:value-type="float">
            <text:p>18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35" calcext:value-type="float">
            <text:p>18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45" calcext:value-type="float">
            <text:p>18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50" calcext:value-type="float">
            <text:p>18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55" calcext:value-type="float">
            <text:p>18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60" calcext:value-type="float">
            <text:p>18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65" calcext:value-type="float">
            <text:p>18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70" calcext:value-type="float">
            <text:p>18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75" calcext:value-type="float">
            <text:p>18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80" calcext:value-type="float">
            <text:p>18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85" calcext:value-type="float">
            <text:p>18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90" calcext:value-type="float">
            <text:p>18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95" calcext:value-type="float">
            <text:p>18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00" calcext:value-type="float">
            <text:p>18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05" calcext:value-type="float">
            <text:p>18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10" calcext:value-type="float">
            <text:p>18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15" calcext:value-type="float">
            <text:p>18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20" calcext:value-type="float">
            <text:p>18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25" calcext:value-type="float">
            <text:p>18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30" calcext:value-type="float">
            <text:p>18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35" calcext:value-type="float">
            <text:p>18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40" calcext:value-type="float">
            <text:p>18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45" calcext:value-type="float">
            <text:p>18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50" calcext:value-type="float">
            <text:p>18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55" calcext:value-type="float">
            <text:p>18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60" calcext:value-type="float">
            <text:p>18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65" calcext:value-type="float">
            <text:p>18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70" calcext:value-type="float">
            <text:p>18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75" calcext:value-type="float">
            <text:p>18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80" calcext:value-type="float">
            <text:p>18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85" calcext:value-type="float">
            <text:p>18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90" calcext:value-type="float">
            <text:p>18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395" calcext:value-type="float">
            <text:p>18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00" calcext:value-type="float">
            <text:p>18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05" calcext:value-type="float">
            <text:p>18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10" calcext:value-type="float">
            <text:p>18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15" calcext:value-type="float">
            <text:p>18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20" calcext:value-type="float">
            <text:p>18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25" calcext:value-type="float">
            <text:p>18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30" calcext:value-type="float">
            <text:p>18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35" calcext:value-type="float">
            <text:p>18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40" calcext:value-type="float">
            <text:p>18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45" calcext:value-type="float">
            <text:p>18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50" calcext:value-type="float">
            <text:p>18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55" calcext:value-type="float">
            <text:p>18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60" calcext:value-type="float">
            <text:p>18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65" calcext:value-type="float">
            <text:p>18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70" calcext:value-type="float">
            <text:p>18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75" calcext:value-type="float">
            <text:p>18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80" calcext:value-type="float">
            <text:p>18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85" calcext:value-type="float">
            <text:p>18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90" calcext:value-type="float">
            <text:p>18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495" calcext:value-type="float">
            <text:p>18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05" calcext:value-type="float">
            <text:p>18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10" calcext:value-type="float">
            <text:p>18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15" calcext:value-type="float">
            <text:p>18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20" calcext:value-type="float">
            <text:p>18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25" calcext:value-type="float">
            <text:p>18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30" calcext:value-type="float">
            <text:p>18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35" calcext:value-type="float">
            <text:p>18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40" calcext:value-type="float">
            <text:p>18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45" calcext:value-type="float">
            <text:p>18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50" calcext:value-type="float">
            <text:p>18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55" calcext:value-type="float">
            <text:p>18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65" calcext:value-type="float">
            <text:p>18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70" calcext:value-type="float">
            <text:p>18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75" calcext:value-type="float">
            <text:p>18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80" calcext:value-type="float">
            <text:p>18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85" calcext:value-type="float">
            <text:p>18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90" calcext:value-type="float">
            <text:p>18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95" calcext:value-type="float">
            <text:p>18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00" calcext:value-type="float">
            <text:p>18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05" calcext:value-type="float">
            <text:p>18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10" calcext:value-type="float">
            <text:p>18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15" calcext:value-type="float">
            <text:p>18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20" calcext:value-type="float">
            <text:p>18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25" calcext:value-type="float">
            <text:p>18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30" calcext:value-type="float">
            <text:p>18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35" calcext:value-type="float">
            <text:p>18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40" calcext:value-type="float">
            <text:p>18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45" calcext:value-type="float">
            <text:p>18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50" calcext:value-type="float">
            <text:p>18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55" calcext:value-type="float">
            <text:p>18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60" calcext:value-type="float">
            <text:p>18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65" calcext:value-type="float">
            <text:p>18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70" calcext:value-type="float">
            <text:p>18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75" calcext:value-type="float">
            <text:p>18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80" calcext:value-type="float">
            <text:p>18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85" calcext:value-type="float">
            <text:p>18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90" calcext:value-type="float">
            <text:p>18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695" calcext:value-type="float">
            <text:p>18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05" calcext:value-type="float">
            <text:p>18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10" calcext:value-type="float">
            <text:p>18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15" calcext:value-type="float">
            <text:p>18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20" calcext:value-type="float">
            <text:p>18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25" calcext:value-type="float">
            <text:p>18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30" calcext:value-type="float">
            <text:p>18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35" calcext:value-type="float">
            <text:p>18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40" calcext:value-type="float">
            <text:p>18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45" calcext:value-type="float">
            <text:p>18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50" calcext:value-type="float">
            <text:p>18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55" calcext:value-type="float">
            <text:p>18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60" calcext:value-type="float">
            <text:p>18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65" calcext:value-type="float">
            <text:p>18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70" calcext:value-type="float">
            <text:p>18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75" calcext:value-type="float">
            <text:p>18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80" calcext:value-type="float">
            <text:p>18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85" calcext:value-type="float">
            <text:p>18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90" calcext:value-type="float">
            <text:p>18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95" calcext:value-type="float">
            <text:p>18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00" calcext:value-type="float">
            <text:p>18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05" calcext:value-type="float">
            <text:p>18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10" calcext:value-type="float">
            <text:p>18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15" calcext:value-type="float">
            <text:p>18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20" calcext:value-type="float">
            <text:p>18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25" calcext:value-type="float">
            <text:p>18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30" calcext:value-type="float">
            <text:p>18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35" calcext:value-type="float">
            <text:p>18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40" calcext:value-type="float">
            <text:p>18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45" calcext:value-type="float">
            <text:p>18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50" calcext:value-type="float">
            <text:p>18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55" calcext:value-type="float">
            <text:p>18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60" calcext:value-type="float">
            <text:p>18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65" calcext:value-type="float">
            <text:p>18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70" calcext:value-type="float">
            <text:p>18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75" calcext:value-type="float">
            <text:p>18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80" calcext:value-type="float">
            <text:p>18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85" calcext:value-type="float">
            <text:p>18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90" calcext:value-type="float">
            <text:p>18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895" calcext:value-type="float">
            <text:p>18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05" calcext:value-type="float">
            <text:p>18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10" calcext:value-type="float">
            <text:p>18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15" calcext:value-type="float">
            <text:p>18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20" calcext:value-type="float">
            <text:p>18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25" calcext:value-type="float">
            <text:p>18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30" calcext:value-type="float">
            <text:p>18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35" calcext:value-type="float">
            <text:p>18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40" calcext:value-type="float">
            <text:p>18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45" calcext:value-type="float">
            <text:p>18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50" calcext:value-type="float">
            <text:p>18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55" calcext:value-type="float">
            <text:p>18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60" calcext:value-type="float">
            <text:p>18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65" calcext:value-type="float">
            <text:p>18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70" calcext:value-type="float">
            <text:p>18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75" calcext:value-type="float">
            <text:p>18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80" calcext:value-type="float">
            <text:p>18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85" calcext:value-type="float">
            <text:p>18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90" calcext:value-type="float">
            <text:p>18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95" calcext:value-type="float">
            <text:p>18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05" calcext:value-type="float">
            <text:p>19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10" calcext:value-type="float">
            <text:p>19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15" calcext:value-type="float">
            <text:p>19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20" calcext:value-type="float">
            <text:p>19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25" calcext:value-type="float">
            <text:p>19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30" calcext:value-type="float">
            <text:p>19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35" calcext:value-type="float">
            <text:p>19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40" calcext:value-type="float">
            <text:p>19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45" calcext:value-type="float">
            <text:p>19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50" calcext:value-type="float">
            <text:p>19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55" calcext:value-type="float">
            <text:p>19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60" calcext:value-type="float">
            <text:p>19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65" calcext:value-type="float">
            <text:p>19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70" calcext:value-type="float">
            <text:p>19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75" calcext:value-type="float">
            <text:p>19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80" calcext:value-type="float">
            <text:p>19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85" calcext:value-type="float">
            <text:p>19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90" calcext:value-type="float">
            <text:p>19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095" calcext:value-type="float">
            <text:p>19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00" calcext:value-type="float">
            <text:p>19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05" calcext:value-type="float">
            <text:p>19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10" calcext:value-type="float">
            <text:p>19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15" calcext:value-type="float">
            <text:p>19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20" calcext:value-type="float">
            <text:p>19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25" calcext:value-type="float">
            <text:p>19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30" calcext:value-type="float">
            <text:p>19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35" calcext:value-type="float">
            <text:p>19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40" calcext:value-type="float">
            <text:p>19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45" calcext:value-type="float">
            <text:p>19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50" calcext:value-type="float">
            <text:p>19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55" calcext:value-type="float">
            <text:p>19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60" calcext:value-type="float">
            <text:p>19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65" calcext:value-type="float">
            <text:p>19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70" calcext:value-type="float">
            <text:p>19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75" calcext:value-type="float">
            <text:p>19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80" calcext:value-type="float">
            <text:p>19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85" calcext:value-type="float">
            <text:p>19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90" calcext:value-type="float">
            <text:p>19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195" calcext:value-type="float">
            <text:p>19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05" calcext:value-type="float">
            <text:p>19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10" calcext:value-type="float">
            <text:p>19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15" calcext:value-type="float">
            <text:p>19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20" calcext:value-type="float">
            <text:p>19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25" calcext:value-type="float">
            <text:p>19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30" calcext:value-type="float">
            <text:p>19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35" calcext:value-type="float">
            <text:p>19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40" calcext:value-type="float">
            <text:p>19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45" calcext:value-type="float">
            <text:p>19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50" calcext:value-type="float">
            <text:p>19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55" calcext:value-type="float">
            <text:p>19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60" calcext:value-type="float">
            <text:p>19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65" calcext:value-type="float">
            <text:p>19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70" calcext:value-type="float">
            <text:p>19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75" calcext:value-type="float">
            <text:p>19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80" calcext:value-type="float">
            <text:p>19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85" calcext:value-type="float">
            <text:p>19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90" calcext:value-type="float">
            <text:p>19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295" calcext:value-type="float">
            <text:p>19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00" calcext:value-type="float">
            <text:p>19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05" calcext:value-type="float">
            <text:p>19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10" calcext:value-type="float">
            <text:p>19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15" calcext:value-type="float">
            <text:p>19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20" calcext:value-type="float">
            <text:p>19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25" calcext:value-type="float">
            <text:p>19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30" calcext:value-type="float">
            <text:p>19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35" calcext:value-type="float">
            <text:p>19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40" calcext:value-type="float">
            <text:p>19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45" calcext:value-type="float">
            <text:p>19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50" calcext:value-type="float">
            <text:p>19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55" calcext:value-type="float">
            <text:p>19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60" calcext:value-type="float">
            <text:p>19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65" calcext:value-type="float">
            <text:p>19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70" calcext:value-type="float">
            <text:p>19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75" calcext:value-type="float">
            <text:p>19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80" calcext:value-type="float">
            <text:p>19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85" calcext:value-type="float">
            <text:p>19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90" calcext:value-type="float">
            <text:p>19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395" calcext:value-type="float">
            <text:p>19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00" calcext:value-type="float">
            <text:p>19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05" calcext:value-type="float">
            <text:p>19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10" calcext:value-type="float">
            <text:p>19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15" calcext:value-type="float">
            <text:p>19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20" calcext:value-type="float">
            <text:p>19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25" calcext:value-type="float">
            <text:p>19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30" calcext:value-type="float">
            <text:p>19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35" calcext:value-type="float">
            <text:p>19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40" calcext:value-type="float">
            <text:p>19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45" calcext:value-type="float">
            <text:p>19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50" calcext:value-type="float">
            <text:p>19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55" calcext:value-type="float">
            <text:p>19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60" calcext:value-type="float">
            <text:p>19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65" calcext:value-type="float">
            <text:p>19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70" calcext:value-type="float">
            <text:p>19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75" calcext:value-type="float">
            <text:p>19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80" calcext:value-type="float">
            <text:p>19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85" calcext:value-type="float">
            <text:p>19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90" calcext:value-type="float">
            <text:p>19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95" calcext:value-type="float">
            <text:p>19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05" calcext:value-type="float">
            <text:p>19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10" calcext:value-type="float">
            <text:p>19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15" calcext:value-type="float">
            <text:p>19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20" calcext:value-type="float">
            <text:p>19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25" calcext:value-type="float">
            <text:p>19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30" calcext:value-type="float">
            <text:p>19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35" calcext:value-type="float">
            <text:p>19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40" calcext:value-type="float">
            <text:p>19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45" calcext:value-type="float">
            <text:p>19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50" calcext:value-type="float">
            <text:p>19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55" calcext:value-type="float">
            <text:p>19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60" calcext:value-type="float">
            <text:p>19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65" calcext:value-type="float">
            <text:p>19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70" calcext:value-type="float">
            <text:p>19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75" calcext:value-type="float">
            <text:p>19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85" calcext:value-type="float">
            <text:p>19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90" calcext:value-type="float">
            <text:p>19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595" calcext:value-type="float">
            <text:p>19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00" calcext:value-type="float">
            <text:p>19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05" calcext:value-type="float">
            <text:p>19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10" calcext:value-type="float">
            <text:p>19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15" calcext:value-type="float">
            <text:p>19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20" calcext:value-type="float">
            <text:p>19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25" calcext:value-type="float">
            <text:p>196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30" calcext:value-type="float">
            <text:p>19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35" calcext:value-type="float">
            <text:p>19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40" calcext:value-type="float">
            <text:p>19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45" calcext:value-type="float">
            <text:p>19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50" calcext:value-type="float">
            <text:p>19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55" calcext:value-type="float">
            <text:p>19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60" calcext:value-type="float">
            <text:p>19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65" calcext:value-type="float">
            <text:p>19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70" calcext:value-type="float">
            <text:p>19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75" calcext:value-type="float">
            <text:p>19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80" calcext:value-type="float">
            <text:p>19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85" calcext:value-type="float">
            <text:p>19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90" calcext:value-type="float">
            <text:p>19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95" calcext:value-type="float">
            <text:p>19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00" calcext:value-type="float">
            <text:p>19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05" calcext:value-type="float">
            <text:p>19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10" calcext:value-type="float">
            <text:p>19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15" calcext:value-type="float">
            <text:p>19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20" calcext:value-type="float">
            <text:p>19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25" calcext:value-type="float">
            <text:p>19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30" calcext:value-type="float">
            <text:p>19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35" calcext:value-type="float">
            <text:p>19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40" calcext:value-type="float">
            <text:p>19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45" calcext:value-type="float">
            <text:p>19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50" calcext:value-type="float">
            <text:p>19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55" calcext:value-type="float">
            <text:p>19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60" calcext:value-type="float">
            <text:p>19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65" calcext:value-type="float">
            <text:p>19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70" calcext:value-type="float">
            <text:p>19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75" calcext:value-type="float">
            <text:p>19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80" calcext:value-type="float">
            <text:p>19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85" calcext:value-type="float">
            <text:p>19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90" calcext:value-type="float">
            <text:p>19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795" calcext:value-type="float">
            <text:p>19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00" calcext:value-type="float">
            <text:p>19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05" calcext:value-type="float">
            <text:p>19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10" calcext:value-type="float">
            <text:p>19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15" calcext:value-type="float">
            <text:p>19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20" calcext:value-type="float">
            <text:p>19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25" calcext:value-type="float">
            <text:p>19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30" calcext:value-type="float">
            <text:p>19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35" calcext:value-type="float">
            <text:p>19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40" calcext:value-type="float">
            <text:p>19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45" calcext:value-type="float">
            <text:p>19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50" calcext:value-type="float">
            <text:p>19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55" calcext:value-type="float">
            <text:p>19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60" calcext:value-type="float">
            <text:p>19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65" calcext:value-type="float">
            <text:p>19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70" calcext:value-type="float">
            <text:p>19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75" calcext:value-type="float">
            <text:p>19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80" calcext:value-type="float">
            <text:p>19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85" calcext:value-type="float">
            <text:p>19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90" calcext:value-type="float">
            <text:p>19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895" calcext:value-type="float">
            <text:p>19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05" calcext:value-type="float">
            <text:p>19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10" calcext:value-type="float">
            <text:p>19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15" calcext:value-type="float">
            <text:p>19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20" calcext:value-type="float">
            <text:p>19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25" calcext:value-type="float">
            <text:p>19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30" calcext:value-type="float">
            <text:p>19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35" calcext:value-type="float">
            <text:p>19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40" calcext:value-type="float">
            <text:p>19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45" calcext:value-type="float">
            <text:p>19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50" calcext:value-type="float">
            <text:p>19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55" calcext:value-type="float">
            <text:p>19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60" calcext:value-type="float">
            <text:p>19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65" calcext:value-type="float">
            <text:p>19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70" calcext:value-type="float">
            <text:p>19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75" calcext:value-type="float">
            <text:p>19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80" calcext:value-type="float">
            <text:p>19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85" calcext:value-type="float">
            <text:p>19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90" calcext:value-type="float">
            <text:p>19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995" calcext:value-type="float">
            <text:p>19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5" calcext:value-type="float">
            <text:p>20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10" calcext:value-type="float">
            <text:p>20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20" calcext:value-type="float">
            <text:p>20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25" calcext:value-type="float">
            <text:p>20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30" calcext:value-type="float">
            <text:p>20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35" calcext:value-type="float">
            <text:p>20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40" calcext:value-type="float">
            <text:p>20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45" calcext:value-type="float">
            <text:p>20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50" calcext:value-type="float">
            <text:p>20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55" calcext:value-type="float">
            <text:p>20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60" calcext:value-type="float">
            <text:p>20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65" calcext:value-type="float">
            <text:p>20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70" calcext:value-type="float">
            <text:p>20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75" calcext:value-type="float">
            <text:p>20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80" calcext:value-type="float">
            <text:p>20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85" calcext:value-type="float">
            <text:p>20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90" calcext:value-type="float">
            <text:p>20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95" calcext:value-type="float">
            <text:p>20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00" calcext:value-type="float">
            <text:p>20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05" calcext:value-type="float">
            <text:p>20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10" calcext:value-type="float">
            <text:p>20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15" calcext:value-type="float">
            <text:p>20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20" calcext:value-type="float">
            <text:p>20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25" calcext:value-type="float">
            <text:p>20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30" calcext:value-type="float">
            <text:p>20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35" calcext:value-type="float">
            <text:p>20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40" calcext:value-type="float">
            <text:p>20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45" calcext:value-type="float">
            <text:p>20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50" calcext:value-type="float">
            <text:p>20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55" calcext:value-type="float">
            <text:p>20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60" calcext:value-type="float">
            <text:p>20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65" calcext:value-type="float">
            <text:p>20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70" calcext:value-type="float">
            <text:p>20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75" calcext:value-type="float">
            <text:p>20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80" calcext:value-type="float">
            <text:p>20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85" calcext:value-type="float">
            <text:p>20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90" calcext:value-type="float">
            <text:p>20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195" calcext:value-type="float">
            <text:p>20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00" calcext:value-type="float">
            <text:p>20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05" calcext:value-type="float">
            <text:p>20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10" calcext:value-type="float">
            <text:p>20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15" calcext:value-type="float">
            <text:p>20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20" calcext:value-type="float">
            <text:p>20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25" calcext:value-type="float">
            <text:p>20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30" calcext:value-type="float">
            <text:p>20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35" calcext:value-type="float">
            <text:p>20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40" calcext:value-type="float">
            <text:p>20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45" calcext:value-type="float">
            <text:p>20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50" calcext:value-type="float">
            <text:p>20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55" calcext:value-type="float">
            <text:p>20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60" calcext:value-type="float">
            <text:p>20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65" calcext:value-type="float">
            <text:p>20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70" calcext:value-type="float">
            <text:p>20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75" calcext:value-type="float">
            <text:p>20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80" calcext:value-type="float">
            <text:p>20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85" calcext:value-type="float">
            <text:p>20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90" calcext:value-type="float">
            <text:p>20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295" calcext:value-type="float">
            <text:p>20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00" calcext:value-type="float">
            <text:p>20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05" calcext:value-type="float">
            <text:p>20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10" calcext:value-type="float">
            <text:p>20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15" calcext:value-type="float">
            <text:p>20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20" calcext:value-type="float">
            <text:p>20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25" calcext:value-type="float">
            <text:p>20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30" calcext:value-type="float">
            <text:p>20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35" calcext:value-type="float">
            <text:p>20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40" calcext:value-type="float">
            <text:p>20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45" calcext:value-type="float">
            <text:p>20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50" calcext:value-type="float">
            <text:p>20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55" calcext:value-type="float">
            <text:p>20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60" calcext:value-type="float">
            <text:p>20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65" calcext:value-type="float">
            <text:p>20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70" calcext:value-type="float">
            <text:p>20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75" calcext:value-type="float">
            <text:p>20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80" calcext:value-type="float">
            <text:p>20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85" calcext:value-type="float">
            <text:p>20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90" calcext:value-type="float">
            <text:p>20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395" calcext:value-type="float">
            <text:p>20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00" calcext:value-type="float">
            <text:p>20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05" calcext:value-type="float">
            <text:p>20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10" calcext:value-type="float">
            <text:p>20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15" calcext:value-type="float">
            <text:p>20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20" calcext:value-type="float">
            <text:p>20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25" calcext:value-type="float">
            <text:p>20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30" calcext:value-type="float">
            <text:p>20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35" calcext:value-type="float">
            <text:p>20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40" calcext:value-type="float">
            <text:p>20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45" calcext:value-type="float">
            <text:p>20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50" calcext:value-type="float">
            <text:p>20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55" calcext:value-type="float">
            <text:p>20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60" calcext:value-type="float">
            <text:p>20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65" calcext:value-type="float">
            <text:p>20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70" calcext:value-type="float">
            <text:p>20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75" calcext:value-type="float">
            <text:p>20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5" calcext:value-type="float">
            <text:p>20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90" calcext:value-type="float">
            <text:p>20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95" calcext:value-type="float">
            <text:p>20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05" calcext:value-type="float">
            <text:p>20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10" calcext:value-type="float">
            <text:p>20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15" calcext:value-type="float">
            <text:p>20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20" calcext:value-type="float">
            <text:p>20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25" calcext:value-type="float">
            <text:p>20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30" calcext:value-type="float">
            <text:p>20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35" calcext:value-type="float">
            <text:p>20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40" calcext:value-type="float">
            <text:p>20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45" calcext:value-type="float">
            <text:p>20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50" calcext:value-type="float">
            <text:p>20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55" calcext:value-type="float">
            <text:p>20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60" calcext:value-type="float">
            <text:p>20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65" calcext:value-type="float">
            <text:p>20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70" calcext:value-type="float">
            <text:p>20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75" calcext:value-type="float">
            <text:p>20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80" calcext:value-type="float">
            <text:p>20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85" calcext:value-type="float">
            <text:p>20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90" calcext:value-type="float">
            <text:p>20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595" calcext:value-type="float">
            <text:p>20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00" calcext:value-type="float">
            <text:p>20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05" calcext:value-type="float">
            <text:p>20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10" calcext:value-type="float">
            <text:p>20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15" calcext:value-type="float">
            <text:p>20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20" calcext:value-type="float">
            <text:p>20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25" calcext:value-type="float">
            <text:p>20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30" calcext:value-type="float">
            <text:p>20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35" calcext:value-type="float">
            <text:p>20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40" calcext:value-type="float">
            <text:p>20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45" calcext:value-type="float">
            <text:p>20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50" calcext:value-type="float">
            <text:p>20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55" calcext:value-type="float">
            <text:p>20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60" calcext:value-type="float">
            <text:p>20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65" calcext:value-type="float">
            <text:p>20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70" calcext:value-type="float">
            <text:p>20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75" calcext:value-type="float">
            <text:p>20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80" calcext:value-type="float">
            <text:p>20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85" calcext:value-type="float">
            <text:p>20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90" calcext:value-type="float">
            <text:p>20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95" calcext:value-type="float">
            <text:p>20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00" calcext:value-type="float">
            <text:p>20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05" calcext:value-type="float">
            <text:p>20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10" calcext:value-type="float">
            <text:p>20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15" calcext:value-type="float">
            <text:p>20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20" calcext:value-type="float">
            <text:p>20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25" calcext:value-type="float">
            <text:p>20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30" calcext:value-type="float">
            <text:p>20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35" calcext:value-type="float">
            <text:p>20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40" calcext:value-type="float">
            <text:p>20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45" calcext:value-type="float">
            <text:p>20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50" calcext:value-type="float">
            <text:p>20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55" calcext:value-type="float">
            <text:p>20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60" calcext:value-type="float">
            <text:p>20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65" calcext:value-type="float">
            <text:p>20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70" calcext:value-type="float">
            <text:p>20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75" calcext:value-type="float">
            <text:p>20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80" calcext:value-type="float">
            <text:p>20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85" calcext:value-type="float">
            <text:p>20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90" calcext:value-type="float">
            <text:p>20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795" calcext:value-type="float">
            <text:p>20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00" calcext:value-type="float">
            <text:p>20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05" calcext:value-type="float">
            <text:p>20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10" calcext:value-type="float">
            <text:p>20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15" calcext:value-type="float">
            <text:p>20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20" calcext:value-type="float">
            <text:p>20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25" calcext:value-type="float">
            <text:p>20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30" calcext:value-type="float">
            <text:p>20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35" calcext:value-type="float">
            <text:p>20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40" calcext:value-type="float">
            <text:p>20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45" calcext:value-type="float">
            <text:p>20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50" calcext:value-type="float">
            <text:p>20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55" calcext:value-type="float">
            <text:p>20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60" calcext:value-type="float">
            <text:p>20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65" calcext:value-type="float">
            <text:p>20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70" calcext:value-type="float">
            <text:p>20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75" calcext:value-type="float">
            <text:p>20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80" calcext:value-type="float">
            <text:p>20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85" calcext:value-type="float">
            <text:p>20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90" calcext:value-type="float">
            <text:p>20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895" calcext:value-type="float">
            <text:p>20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05" calcext:value-type="float">
            <text:p>20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10" calcext:value-type="float">
            <text:p>20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15" calcext:value-type="float">
            <text:p>20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20" calcext:value-type="float">
            <text:p>20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25" calcext:value-type="float">
            <text:p>20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30" calcext:value-type="float">
            <text:p>20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35" calcext:value-type="float">
            <text:p>20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40" calcext:value-type="float">
            <text:p>20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45" calcext:value-type="float">
            <text:p>20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50" calcext:value-type="float">
            <text:p>20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55" calcext:value-type="float">
            <text:p>20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60" calcext:value-type="float">
            <text:p>20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65" calcext:value-type="float">
            <text:p>20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70" calcext:value-type="float">
            <text:p>20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75" calcext:value-type="float">
            <text:p>20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80" calcext:value-type="float">
            <text:p>20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85" calcext:value-type="float">
            <text:p>20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90" calcext:value-type="float">
            <text:p>20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995" calcext:value-type="float">
            <text:p>20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05" calcext:value-type="float">
            <text:p>21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10" calcext:value-type="float">
            <text:p>21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15" calcext:value-type="float">
            <text:p>21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20" calcext:value-type="float">
            <text:p>21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25" calcext:value-type="float">
            <text:p>21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30" calcext:value-type="float">
            <text:p>21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35" calcext:value-type="float">
            <text:p>21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40" calcext:value-type="float">
            <text:p>21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45" calcext:value-type="float">
            <text:p>21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50" calcext:value-type="float">
            <text:p>21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55" calcext:value-type="float">
            <text:p>21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60" calcext:value-type="float">
            <text:p>21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65" calcext:value-type="float">
            <text:p>21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70" calcext:value-type="float">
            <text:p>21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75" calcext:value-type="float">
            <text:p>21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80" calcext:value-type="float">
            <text:p>21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85" calcext:value-type="float">
            <text:p>21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90" calcext:value-type="float">
            <text:p>21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095" calcext:value-type="float">
            <text:p>21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00" calcext:value-type="float">
            <text:p>21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05" calcext:value-type="float">
            <text:p>21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10" calcext:value-type="float">
            <text:p>21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15" calcext:value-type="float">
            <text:p>21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20" calcext:value-type="float">
            <text:p>21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25" calcext:value-type="float">
            <text:p>21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30" calcext:value-type="float">
            <text:p>21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35" calcext:value-type="float">
            <text:p>21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40" calcext:value-type="float">
            <text:p>21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45" calcext:value-type="float">
            <text:p>21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50" calcext:value-type="float">
            <text:p>21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55" calcext:value-type="float">
            <text:p>21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60" calcext:value-type="float">
            <text:p>21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65" calcext:value-type="float">
            <text:p>21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70" calcext:value-type="float">
            <text:p>21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75" calcext:value-type="float">
            <text:p>21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80" calcext:value-type="float">
            <text:p>21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85" calcext:value-type="float">
            <text:p>21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90" calcext:value-type="float">
            <text:p>21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195" calcext:value-type="float">
            <text:p>21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00" calcext:value-type="float">
            <text:p>21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05" calcext:value-type="float">
            <text:p>21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10" calcext:value-type="float">
            <text:p>21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15" calcext:value-type="float">
            <text:p>21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20" calcext:value-type="float">
            <text:p>21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25" calcext:value-type="float">
            <text:p>21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30" calcext:value-type="float">
            <text:p>21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35" calcext:value-type="float">
            <text:p>21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40" calcext:value-type="float">
            <text:p>21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45" calcext:value-type="float">
            <text:p>21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50" calcext:value-type="float">
            <text:p>21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55" calcext:value-type="float">
            <text:p>21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60" calcext:value-type="float">
            <text:p>21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65" calcext:value-type="float">
            <text:p>21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70" calcext:value-type="float">
            <text:p>21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75" calcext:value-type="float">
            <text:p>21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80" calcext:value-type="float">
            <text:p>21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85" calcext:value-type="float">
            <text:p>21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90" calcext:value-type="float">
            <text:p>21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295" calcext:value-type="float">
            <text:p>21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00" calcext:value-type="float">
            <text:p>21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05" calcext:value-type="float">
            <text:p>21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10" calcext:value-type="float">
            <text:p>21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15" calcext:value-type="float">
            <text:p>21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20" calcext:value-type="float">
            <text:p>21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25" calcext:value-type="float">
            <text:p>21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30" calcext:value-type="float">
            <text:p>21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35" calcext:value-type="float">
            <text:p>21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40" calcext:value-type="float">
            <text:p>21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45" calcext:value-type="float">
            <text:p>21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50" calcext:value-type="float">
            <text:p>21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55" calcext:value-type="float">
            <text:p>21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60" calcext:value-type="float">
            <text:p>21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65" calcext:value-type="float">
            <text:p>21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70" calcext:value-type="float">
            <text:p>21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75" calcext:value-type="float">
            <text:p>21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80" calcext:value-type="float">
            <text:p>21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85" calcext:value-type="float">
            <text:p>21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90" calcext:value-type="float">
            <text:p>21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395" calcext:value-type="float">
            <text:p>21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00" calcext:value-type="float">
            <text:p>21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05" calcext:value-type="float">
            <text:p>21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10" calcext:value-type="float">
            <text:p>21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15" calcext:value-type="float">
            <text:p>21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20" calcext:value-type="float">
            <text:p>21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25" calcext:value-type="float">
            <text:p>21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30" calcext:value-type="float">
            <text:p>21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35" calcext:value-type="float">
            <text:p>21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40" calcext:value-type="float">
            <text:p>21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45" calcext:value-type="float">
            <text:p>21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50" calcext:value-type="float">
            <text:p>21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55" calcext:value-type="float">
            <text:p>21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60" calcext:value-type="float">
            <text:p>21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65" calcext:value-type="float">
            <text:p>21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70" calcext:value-type="float">
            <text:p>21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75" calcext:value-type="float">
            <text:p>21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80" calcext:value-type="float">
            <text:p>21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85" calcext:value-type="float">
            <text:p>21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90" calcext:value-type="float">
            <text:p>21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495" calcext:value-type="float">
            <text:p>21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05" calcext:value-type="float">
            <text:p>21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10" calcext:value-type="float">
            <text:p>21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15" calcext:value-type="float">
            <text:p>21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20" calcext:value-type="float">
            <text:p>21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25" calcext:value-type="float">
            <text:p>21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30" calcext:value-type="float">
            <text:p>21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35" calcext:value-type="float">
            <text:p>21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40" calcext:value-type="float">
            <text:p>21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45" calcext:value-type="float">
            <text:p>21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50" calcext:value-type="float">
            <text:p>21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55" calcext:value-type="float">
            <text:p>21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60" calcext:value-type="float">
            <text:p>21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65" calcext:value-type="float">
            <text:p>21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70" calcext:value-type="float">
            <text:p>21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75" calcext:value-type="float">
            <text:p>21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80" calcext:value-type="float">
            <text:p>21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85" calcext:value-type="float">
            <text:p>21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90" calcext:value-type="float">
            <text:p>21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595" calcext:value-type="float">
            <text:p>21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05" calcext:value-type="float">
            <text:p>21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10" calcext:value-type="float">
            <text:p>21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15" calcext:value-type="float">
            <text:p>21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20" calcext:value-type="float">
            <text:p>21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25" calcext:value-type="float">
            <text:p>21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30" calcext:value-type="float">
            <text:p>21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35" calcext:value-type="float">
            <text:p>21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40" calcext:value-type="float">
            <text:p>21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45" calcext:value-type="float">
            <text:p>21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50" calcext:value-type="float">
            <text:p>21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55" calcext:value-type="float">
            <text:p>21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60" calcext:value-type="float">
            <text:p>21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65" calcext:value-type="float">
            <text:p>21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70" calcext:value-type="float">
            <text:p>21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75" calcext:value-type="float">
            <text:p>21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80" calcext:value-type="float">
            <text:p>21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85" calcext:value-type="float">
            <text:p>21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90" calcext:value-type="float">
            <text:p>21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695" calcext:value-type="float">
            <text:p>21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00" calcext:value-type="float">
            <text:p>21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05" calcext:value-type="float">
            <text:p>21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10" calcext:value-type="float">
            <text:p>21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15" calcext:value-type="float">
            <text:p>21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20" calcext:value-type="float">
            <text:p>21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25" calcext:value-type="float">
            <text:p>21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30" calcext:value-type="float">
            <text:p>21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35" calcext:value-type="float">
            <text:p>21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40" calcext:value-type="float">
            <text:p>21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45" calcext:value-type="float">
            <text:p>21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50" calcext:value-type="float">
            <text:p>21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55" calcext:value-type="float">
            <text:p>21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60" calcext:value-type="float">
            <text:p>21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65" calcext:value-type="float">
            <text:p>21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70" calcext:value-type="float">
            <text:p>21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75" calcext:value-type="float">
            <text:p>21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80" calcext:value-type="float">
            <text:p>21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85" calcext:value-type="float">
            <text:p>21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90" calcext:value-type="float">
            <text:p>21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795" calcext:value-type="float">
            <text:p>21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00" calcext:value-type="float">
            <text:p>21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05" calcext:value-type="float">
            <text:p>21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10" calcext:value-type="float">
            <text:p>21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15" calcext:value-type="float">
            <text:p>21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20" calcext:value-type="float">
            <text:p>21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25" calcext:value-type="float">
            <text:p>21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30" calcext:value-type="float">
            <text:p>21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35" calcext:value-type="float">
            <text:p>21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40" calcext:value-type="float">
            <text:p>21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45" calcext:value-type="float">
            <text:p>21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50" calcext:value-type="float">
            <text:p>21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55" calcext:value-type="float">
            <text:p>21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60" calcext:value-type="float">
            <text:p>21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65" calcext:value-type="float">
            <text:p>21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70" calcext:value-type="float">
            <text:p>21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75" calcext:value-type="float">
            <text:p>21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80" calcext:value-type="float">
            <text:p>21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85" calcext:value-type="float">
            <text:p>21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895" calcext:value-type="float">
            <text:p>21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00" calcext:value-type="float">
            <text:p>21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05" calcext:value-type="float">
            <text:p>21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10" calcext:value-type="float">
            <text:p>21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15" calcext:value-type="float">
            <text:p>21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20" calcext:value-type="float">
            <text:p>21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25" calcext:value-type="float">
            <text:p>21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30" calcext:value-type="float">
            <text:p>21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35" calcext:value-type="float">
            <text:p>21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40" calcext:value-type="float">
            <text:p>21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45" calcext:value-type="float">
            <text:p>21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50" calcext:value-type="float">
            <text:p>21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55" calcext:value-type="float">
            <text:p>21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60" calcext:value-type="float">
            <text:p>21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65" calcext:value-type="float">
            <text:p>21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70" calcext:value-type="float">
            <text:p>21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75" calcext:value-type="float">
            <text:p>21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80" calcext:value-type="float">
            <text:p>21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85" calcext:value-type="float">
            <text:p>21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90" calcext:value-type="float">
            <text:p>21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995" calcext:value-type="float">
            <text:p>21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10" calcext:value-type="float">
            <text:p>22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15" calcext:value-type="float">
            <text:p>22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20" calcext:value-type="float">
            <text:p>22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25" calcext:value-type="float">
            <text:p>22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30" calcext:value-type="float">
            <text:p>22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35" calcext:value-type="float">
            <text:p>22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40" calcext:value-type="float">
            <text:p>22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45" calcext:value-type="float">
            <text:p>22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50" calcext:value-type="float">
            <text:p>22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55" calcext:value-type="float">
            <text:p>22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60" calcext:value-type="float">
            <text:p>22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65" calcext:value-type="float">
            <text:p>22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70" calcext:value-type="float">
            <text:p>22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75" calcext:value-type="float">
            <text:p>22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80" calcext:value-type="float">
            <text:p>22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85" calcext:value-type="float">
            <text:p>22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90" calcext:value-type="float">
            <text:p>22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095" calcext:value-type="float">
            <text:p>22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00" calcext:value-type="float">
            <text:p>22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05" calcext:value-type="float">
            <text:p>22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10" calcext:value-type="float">
            <text:p>22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15" calcext:value-type="float">
            <text:p>22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20" calcext:value-type="float">
            <text:p>22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25" calcext:value-type="float">
            <text:p>22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30" calcext:value-type="float">
            <text:p>22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35" calcext:value-type="float">
            <text:p>22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40" calcext:value-type="float">
            <text:p>22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45" calcext:value-type="float">
            <text:p>22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50" calcext:value-type="float">
            <text:p>22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55" calcext:value-type="float">
            <text:p>22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60" calcext:value-type="float">
            <text:p>22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65" calcext:value-type="float">
            <text:p>22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70" calcext:value-type="float">
            <text:p>22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75" calcext:value-type="float">
            <text:p>22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80" calcext:value-type="float">
            <text:p>22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85" calcext:value-type="float">
            <text:p>22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90" calcext:value-type="float">
            <text:p>22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195" calcext:value-type="float">
            <text:p>22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00" calcext:value-type="float">
            <text:p>22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05" calcext:value-type="float">
            <text:p>22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10" calcext:value-type="float">
            <text:p>22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15" calcext:value-type="float">
            <text:p>22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20" calcext:value-type="float">
            <text:p>22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25" calcext:value-type="float">
            <text:p>22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30" calcext:value-type="float">
            <text:p>22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35" calcext:value-type="float">
            <text:p>22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40" calcext:value-type="float">
            <text:p>22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45" calcext:value-type="float">
            <text:p>22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50" calcext:value-type="float">
            <text:p>22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55" calcext:value-type="float">
            <text:p>22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60" calcext:value-type="float">
            <text:p>22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65" calcext:value-type="float">
            <text:p>22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70" calcext:value-type="float">
            <text:p>22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75" calcext:value-type="float">
            <text:p>22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80" calcext:value-type="float">
            <text:p>22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85" calcext:value-type="float">
            <text:p>22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90" calcext:value-type="float">
            <text:p>22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295" calcext:value-type="float">
            <text:p>22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00" calcext:value-type="float">
            <text:p>22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05" calcext:value-type="float">
            <text:p>22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10" calcext:value-type="float">
            <text:p>22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15" calcext:value-type="float">
            <text:p>22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20" calcext:value-type="float">
            <text:p>22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25" calcext:value-type="float">
            <text:p>22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30" calcext:value-type="float">
            <text:p>22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35" calcext:value-type="float">
            <text:p>22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40" calcext:value-type="float">
            <text:p>22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45" calcext:value-type="float">
            <text:p>22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50" calcext:value-type="float">
            <text:p>22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55" calcext:value-type="float">
            <text:p>22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60" calcext:value-type="float">
            <text:p>22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65" calcext:value-type="float">
            <text:p>22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70" calcext:value-type="float">
            <text:p>22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75" calcext:value-type="float">
            <text:p>22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80" calcext:value-type="float">
            <text:p>22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85" calcext:value-type="float">
            <text:p>22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90" calcext:value-type="float">
            <text:p>22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395" calcext:value-type="float">
            <text:p>22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00" calcext:value-type="float">
            <text:p>22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05" calcext:value-type="float">
            <text:p>22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10" calcext:value-type="float">
            <text:p>22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15" calcext:value-type="float">
            <text:p>22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20" calcext:value-type="float">
            <text:p>22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25" calcext:value-type="float">
            <text:p>22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30" calcext:value-type="float">
            <text:p>22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35" calcext:value-type="float">
            <text:p>22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40" calcext:value-type="float">
            <text:p>22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45" calcext:value-type="float">
            <text:p>22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50" calcext:value-type="float">
            <text:p>22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55" calcext:value-type="float">
            <text:p>22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60" calcext:value-type="float">
            <text:p>22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65" calcext:value-type="float">
            <text:p>22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70" calcext:value-type="float">
            <text:p>22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75" calcext:value-type="float">
            <text:p>22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80" calcext:value-type="float">
            <text:p>22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85" calcext:value-type="float">
            <text:p>22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90" calcext:value-type="float">
            <text:p>22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495" calcext:value-type="float">
            <text:p>22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05" calcext:value-type="float">
            <text:p>22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10" calcext:value-type="float">
            <text:p>22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15" calcext:value-type="float">
            <text:p>22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20" calcext:value-type="float">
            <text:p>22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25" calcext:value-type="float">
            <text:p>22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30" calcext:value-type="float">
            <text:p>22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35" calcext:value-type="float">
            <text:p>22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40" calcext:value-type="float">
            <text:p>22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45" calcext:value-type="float">
            <text:p>22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50" calcext:value-type="float">
            <text:p>22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55" calcext:value-type="float">
            <text:p>22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60" calcext:value-type="float">
            <text:p>22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65" calcext:value-type="float">
            <text:p>22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70" calcext:value-type="float">
            <text:p>22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75" calcext:value-type="float">
            <text:p>22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80" calcext:value-type="float">
            <text:p>22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85" calcext:value-type="float">
            <text:p>22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90" calcext:value-type="float">
            <text:p>22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595" calcext:value-type="float">
            <text:p>22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00" calcext:value-type="float">
            <text:p>22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05" calcext:value-type="float">
            <text:p>22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10" calcext:value-type="float">
            <text:p>22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15" calcext:value-type="float">
            <text:p>22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20" calcext:value-type="float">
            <text:p>22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25" calcext:value-type="float">
            <text:p>22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30" calcext:value-type="float">
            <text:p>22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35" calcext:value-type="float">
            <text:p>22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40" calcext:value-type="float">
            <text:p>22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45" calcext:value-type="float">
            <text:p>22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50" calcext:value-type="float">
            <text:p>22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55" calcext:value-type="float">
            <text:p>22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60" calcext:value-type="float">
            <text:p>22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65" calcext:value-type="float">
            <text:p>22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70" calcext:value-type="float">
            <text:p>22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75" calcext:value-type="float">
            <text:p>22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80" calcext:value-type="float">
            <text:p>22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85" calcext:value-type="float">
            <text:p>22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90" calcext:value-type="float">
            <text:p>22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695" calcext:value-type="float">
            <text:p>22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00" calcext:value-type="float">
            <text:p>22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05" calcext:value-type="float">
            <text:p>22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10" calcext:value-type="float">
            <text:p>22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15" calcext:value-type="float">
            <text:p>22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20" calcext:value-type="float">
            <text:p>22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25" calcext:value-type="float">
            <text:p>22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30" calcext:value-type="float">
            <text:p>22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35" calcext:value-type="float">
            <text:p>22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40" calcext:value-type="float">
            <text:p>22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45" calcext:value-type="float">
            <text:p>22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50" calcext:value-type="float">
            <text:p>22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55" calcext:value-type="float">
            <text:p>22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60" calcext:value-type="float">
            <text:p>22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65" calcext:value-type="float">
            <text:p>22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70" calcext:value-type="float">
            <text:p>22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75" calcext:value-type="float">
            <text:p>22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80" calcext:value-type="float">
            <text:p>22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85" calcext:value-type="float">
            <text:p>22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90" calcext:value-type="float">
            <text:p>22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95" calcext:value-type="float">
            <text:p>22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00" calcext:value-type="float">
            <text:p>22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05" calcext:value-type="float">
            <text:p>22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10" calcext:value-type="float">
            <text:p>22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15" calcext:value-type="float">
            <text:p>22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20" calcext:value-type="float">
            <text:p>22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25" calcext:value-type="float">
            <text:p>22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30" calcext:value-type="float">
            <text:p>22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35" calcext:value-type="float">
            <text:p>22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40" calcext:value-type="float">
            <text:p>22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45" calcext:value-type="float">
            <text:p>22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50" calcext:value-type="float">
            <text:p>22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55" calcext:value-type="float">
            <text:p>22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60" calcext:value-type="float">
            <text:p>22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65" calcext:value-type="float">
            <text:p>22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70" calcext:value-type="float">
            <text:p>22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75" calcext:value-type="float">
            <text:p>22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80" calcext:value-type="float">
            <text:p>22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85" calcext:value-type="float">
            <text:p>22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90" calcext:value-type="float">
            <text:p>22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895" calcext:value-type="float">
            <text:p>22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00" calcext:value-type="float">
            <text:p>22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05" calcext:value-type="float">
            <text:p>22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10" calcext:value-type="float">
            <text:p>22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15" calcext:value-type="float">
            <text:p>22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20" calcext:value-type="float">
            <text:p>22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25" calcext:value-type="float">
            <text:p>22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30" calcext:value-type="float">
            <text:p>22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35" calcext:value-type="float">
            <text:p>22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40" calcext:value-type="float">
            <text:p>22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45" calcext:value-type="float">
            <text:p>22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50" calcext:value-type="float">
            <text:p>22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55" calcext:value-type="float">
            <text:p>22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60" calcext:value-type="float">
            <text:p>22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65" calcext:value-type="float">
            <text:p>22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70" calcext:value-type="float">
            <text:p>22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75" calcext:value-type="float">
            <text:p>22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80" calcext:value-type="float">
            <text:p>22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85" calcext:value-type="float">
            <text:p>22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90" calcext:value-type="float">
            <text:p>22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995" calcext:value-type="float">
            <text:p>22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05" calcext:value-type="float">
            <text:p>23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10" calcext:value-type="float">
            <text:p>23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15" calcext:value-type="float">
            <text:p>23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20" calcext:value-type="float">
            <text:p>23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25" calcext:value-type="float">
            <text:p>23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30" calcext:value-type="float">
            <text:p>23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35" calcext:value-type="float">
            <text:p>23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40" calcext:value-type="float">
            <text:p>23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45" calcext:value-type="float">
            <text:p>23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50" calcext:value-type="float">
            <text:p>23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55" calcext:value-type="float">
            <text:p>23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60" calcext:value-type="float">
            <text:p>23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65" calcext:value-type="float">
            <text:p>23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70" calcext:value-type="float">
            <text:p>23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75" calcext:value-type="float">
            <text:p>23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80" calcext:value-type="float">
            <text:p>23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85" calcext:value-type="float">
            <text:p>23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90" calcext:value-type="float">
            <text:p>23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095" calcext:value-type="float">
            <text:p>23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00" calcext:value-type="float">
            <text:p>23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05" calcext:value-type="float">
            <text:p>23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10" calcext:value-type="float">
            <text:p>23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15" calcext:value-type="float">
            <text:p>23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20" calcext:value-type="float">
            <text:p>23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25" calcext:value-type="float">
            <text:p>23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30" calcext:value-type="float">
            <text:p>23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35" calcext:value-type="float">
            <text:p>23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40" calcext:value-type="float">
            <text:p>23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45" calcext:value-type="float">
            <text:p>23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50" calcext:value-type="float">
            <text:p>23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55" calcext:value-type="float">
            <text:p>23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60" calcext:value-type="float">
            <text:p>23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65" calcext:value-type="float">
            <text:p>23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75" calcext:value-type="float">
            <text:p>23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80" calcext:value-type="float">
            <text:p>23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85" calcext:value-type="float">
            <text:p>23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90" calcext:value-type="float">
            <text:p>23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195" calcext:value-type="float">
            <text:p>23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00" calcext:value-type="float">
            <text:p>23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05" calcext:value-type="float">
            <text:p>23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10" calcext:value-type="float">
            <text:p>23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15" calcext:value-type="float">
            <text:p>23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20" calcext:value-type="float">
            <text:p>23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25" calcext:value-type="float">
            <text:p>23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30" calcext:value-type="float">
            <text:p>23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35" calcext:value-type="float">
            <text:p>23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40" calcext:value-type="float">
            <text:p>23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45" calcext:value-type="float">
            <text:p>23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50" calcext:value-type="float">
            <text:p>23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55" calcext:value-type="float">
            <text:p>23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60" calcext:value-type="float">
            <text:p>2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65" calcext:value-type="float">
            <text:p>23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70" calcext:value-type="float">
            <text:p>23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75" calcext:value-type="float">
            <text:p>23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80" calcext:value-type="float">
            <text:p>23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85" calcext:value-type="float">
            <text:p>23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90" calcext:value-type="float">
            <text:p>23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295" calcext:value-type="float">
            <text:p>23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00" calcext:value-type="float">
            <text:p>23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05" calcext:value-type="float">
            <text:p>23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10" calcext:value-type="float">
            <text:p>23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15" calcext:value-type="float">
            <text:p>23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20" calcext:value-type="float">
            <text:p>23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25" calcext:value-type="float">
            <text:p>23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30" calcext:value-type="float">
            <text:p>23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35" calcext:value-type="float">
            <text:p>23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40" calcext:value-type="float">
            <text:p>23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45" calcext:value-type="float">
            <text:p>23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50" calcext:value-type="float">
            <text:p>23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55" calcext:value-type="float">
            <text:p>23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60" calcext:value-type="float">
            <text:p>23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65" calcext:value-type="float">
            <text:p>23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70" calcext:value-type="float">
            <text:p>23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75" calcext:value-type="float">
            <text:p>23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80" calcext:value-type="float">
            <text:p>23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85" calcext:value-type="float">
            <text:p>23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90" calcext:value-type="float">
            <text:p>23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395" calcext:value-type="float">
            <text:p>23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00" calcext:value-type="float">
            <text:p>23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05" calcext:value-type="float">
            <text:p>23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10" calcext:value-type="float">
            <text:p>23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15" calcext:value-type="float">
            <text:p>23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20" calcext:value-type="float">
            <text:p>23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25" calcext:value-type="float">
            <text:p>23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30" calcext:value-type="float">
            <text:p>23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35" calcext:value-type="float">
            <text:p>23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40" calcext:value-type="float">
            <text:p>23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45" calcext:value-type="float">
            <text:p>23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50" calcext:value-type="float">
            <text:p>23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55" calcext:value-type="float">
            <text:p>23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60" calcext:value-type="float">
            <text:p>23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65" calcext:value-type="float">
            <text:p>23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70" calcext:value-type="float">
            <text:p>23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75" calcext:value-type="float">
            <text:p>23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80" calcext:value-type="float">
            <text:p>23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85" calcext:value-type="float">
            <text:p>23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90" calcext:value-type="float">
            <text:p>23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495" calcext:value-type="float">
            <text:p>23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05" calcext:value-type="float">
            <text:p>23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10" calcext:value-type="float">
            <text:p>23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15" calcext:value-type="float">
            <text:p>23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20" calcext:value-type="float">
            <text:p>23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25" calcext:value-type="float">
            <text:p>23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30" calcext:value-type="float">
            <text:p>23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35" calcext:value-type="float">
            <text:p>23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40" calcext:value-type="float">
            <text:p>23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45" calcext:value-type="float">
            <text:p>23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50" calcext:value-type="float">
            <text:p>23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55" calcext:value-type="float">
            <text:p>23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60" calcext:value-type="float">
            <text:p>23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65" calcext:value-type="float">
            <text:p>23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70" calcext:value-type="float">
            <text:p>23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75" calcext:value-type="float">
            <text:p>23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80" calcext:value-type="float">
            <text:p>23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85" calcext:value-type="float">
            <text:p>23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90" calcext:value-type="float">
            <text:p>23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595" calcext:value-type="float">
            <text:p>23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00" calcext:value-type="float">
            <text:p>23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05" calcext:value-type="float">
            <text:p>23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10" calcext:value-type="float">
            <text:p>23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15" calcext:value-type="float">
            <text:p>23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20" calcext:value-type="float">
            <text:p>23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25" calcext:value-type="float">
            <text:p>23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30" calcext:value-type="float">
            <text:p>23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35" calcext:value-type="float">
            <text:p>23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40" calcext:value-type="float">
            <text:p>23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45" calcext:value-type="float">
            <text:p>23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50" calcext:value-type="float">
            <text:p>23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55" calcext:value-type="float">
            <text:p>23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60" calcext:value-type="float">
            <text:p>23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65" calcext:value-type="float">
            <text:p>23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70" calcext:value-type="float">
            <text:p>23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75" calcext:value-type="float">
            <text:p>23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80" calcext:value-type="float">
            <text:p>23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85" calcext:value-type="float">
            <text:p>23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90" calcext:value-type="float">
            <text:p>23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695" calcext:value-type="float">
            <text:p>23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00" calcext:value-type="float">
            <text:p>23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05" calcext:value-type="float">
            <text:p>23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10" calcext:value-type="float">
            <text:p>23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15" calcext:value-type="float">
            <text:p>23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20" calcext:value-type="float">
            <text:p>23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25" calcext:value-type="float">
            <text:p>23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30" calcext:value-type="float">
            <text:p>23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35" calcext:value-type="float">
            <text:p>23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40" calcext:value-type="float">
            <text:p>23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45" calcext:value-type="float">
            <text:p>23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50" calcext:value-type="float">
            <text:p>23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55" calcext:value-type="float">
            <text:p>23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60" calcext:value-type="float">
            <text:p>23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65" calcext:value-type="float">
            <text:p>23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70" calcext:value-type="float">
            <text:p>23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75" calcext:value-type="float">
            <text:p>23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80" calcext:value-type="float">
            <text:p>23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85" calcext:value-type="float">
            <text:p>23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90" calcext:value-type="float">
            <text:p>23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795" calcext:value-type="float">
            <text:p>23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00" calcext:value-type="float">
            <text:p>23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05" calcext:value-type="float">
            <text:p>23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10" calcext:value-type="float">
            <text:p>23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15" calcext:value-type="float">
            <text:p>23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20" calcext:value-type="float">
            <text:p>23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25" calcext:value-type="float">
            <text:p>23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30" calcext:value-type="float">
            <text:p>23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35" calcext:value-type="float">
            <text:p>23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40" calcext:value-type="float">
            <text:p>23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45" calcext:value-type="float">
            <text:p>23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50" calcext:value-type="float">
            <text:p>23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55" calcext:value-type="float">
            <text:p>23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60" calcext:value-type="float">
            <text:p>23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65" calcext:value-type="float">
            <text:p>23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70" calcext:value-type="float">
            <text:p>23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75" calcext:value-type="float">
            <text:p>23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80" calcext:value-type="float">
            <text:p>23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85" calcext:value-type="float">
            <text:p>23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90" calcext:value-type="float">
            <text:p>23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895" calcext:value-type="float">
            <text:p>23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00" calcext:value-type="float">
            <text:p>23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05" calcext:value-type="float">
            <text:p>23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10" calcext:value-type="float">
            <text:p>23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15" calcext:value-type="float">
            <text:p>23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20" calcext:value-type="float">
            <text:p>23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25" calcext:value-type="float">
            <text:p>23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30" calcext:value-type="float">
            <text:p>23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35" calcext:value-type="float">
            <text:p>23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40" calcext:value-type="float">
            <text:p>23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45" calcext:value-type="float">
            <text:p>23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50" calcext:value-type="float">
            <text:p>23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55" calcext:value-type="float">
            <text:p>23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60" calcext:value-type="float">
            <text:p>23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65" calcext:value-type="float">
            <text:p>23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70" calcext:value-type="float">
            <text:p>23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75" calcext:value-type="float">
            <text:p>23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80" calcext:value-type="float">
            <text:p>23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85" calcext:value-type="float">
            <text:p>23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90" calcext:value-type="float">
            <text:p>23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995" calcext:value-type="float">
            <text:p>23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05" calcext:value-type="float">
            <text:p>24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10" calcext:value-type="float">
            <text:p>24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15" calcext:value-type="float">
            <text:p>24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20" calcext:value-type="float">
            <text:p>24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25" calcext:value-type="float">
            <text:p>24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30" calcext:value-type="float">
            <text:p>24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35" calcext:value-type="float">
            <text:p>24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40" calcext:value-type="float">
            <text:p>24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45" calcext:value-type="float">
            <text:p>24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50" calcext:value-type="float">
            <text:p>24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55" calcext:value-type="float">
            <text:p>24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60" calcext:value-type="float">
            <text:p>24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65" calcext:value-type="float">
            <text:p>24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70" calcext:value-type="float">
            <text:p>24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75" calcext:value-type="float">
            <text:p>24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80" calcext:value-type="float">
            <text:p>24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85" calcext:value-type="float">
            <text:p>24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90" calcext:value-type="float">
            <text:p>24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95" calcext:value-type="float">
            <text:p>24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00" calcext:value-type="float">
            <text:p>24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05" calcext:value-type="float">
            <text:p>24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10" calcext:value-type="float">
            <text:p>24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15" calcext:value-type="float">
            <text:p>24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20" calcext:value-type="float">
            <text:p>24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25" calcext:value-type="float">
            <text:p>24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30" calcext:value-type="float">
            <text:p>24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35" calcext:value-type="float">
            <text:p>24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40" calcext:value-type="float">
            <text:p>24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45" calcext:value-type="float">
            <text:p>24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50" calcext:value-type="float">
            <text:p>24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55" calcext:value-type="float">
            <text:p>24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60" calcext:value-type="float">
            <text:p>24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65" calcext:value-type="float">
            <text:p>24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70" calcext:value-type="float">
            <text:p>24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75" calcext:value-type="float">
            <text:p>24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80" calcext:value-type="float">
            <text:p>24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85" calcext:value-type="float">
            <text:p>24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90" calcext:value-type="float">
            <text:p>24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195" calcext:value-type="float">
            <text:p>24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00" calcext:value-type="float">
            <text:p>24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05" calcext:value-type="float">
            <text:p>24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10" calcext:value-type="float">
            <text:p>24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15" calcext:value-type="float">
            <text:p>24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20" calcext:value-type="float">
            <text:p>24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25" calcext:value-type="float">
            <text:p>24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30" calcext:value-type="float">
            <text:p>24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35" calcext:value-type="float">
            <text:p>24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40" calcext:value-type="float">
            <text:p>24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45" calcext:value-type="float">
            <text:p>24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50" calcext:value-type="float">
            <text:p>24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55" calcext:value-type="float">
            <text:p>24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60" calcext:value-type="float">
            <text:p>24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65" calcext:value-type="float">
            <text:p>24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70" calcext:value-type="float">
            <text:p>24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75" calcext:value-type="float">
            <text:p>24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80" calcext:value-type="float">
            <text:p>24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85" calcext:value-type="float">
            <text:p>24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90" calcext:value-type="float">
            <text:p>24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295" calcext:value-type="float">
            <text:p>24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00" calcext:value-type="float">
            <text:p>24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05" calcext:value-type="float">
            <text:p>24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10" calcext:value-type="float">
            <text:p>24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15" calcext:value-type="float">
            <text:p>24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20" calcext:value-type="float">
            <text:p>24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25" calcext:value-type="float">
            <text:p>24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30" calcext:value-type="float">
            <text:p>24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35" calcext:value-type="float">
            <text:p>24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40" calcext:value-type="float">
            <text:p>24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45" calcext:value-type="float">
            <text:p>24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50" calcext:value-type="float">
            <text:p>24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55" calcext:value-type="float">
            <text:p>24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60" calcext:value-type="float">
            <text:p>24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65" calcext:value-type="float">
            <text:p>24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70" calcext:value-type="float">
            <text:p>24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75" calcext:value-type="float">
            <text:p>24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80" calcext:value-type="float">
            <text:p>24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85" calcext:value-type="float">
            <text:p>24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90" calcext:value-type="float">
            <text:p>24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395" calcext:value-type="float">
            <text:p>24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00" calcext:value-type="float">
            <text:p>24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05" calcext:value-type="float">
            <text:p>24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10" calcext:value-type="float">
            <text:p>24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15" calcext:value-type="float">
            <text:p>24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20" calcext:value-type="float">
            <text:p>24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25" calcext:value-type="float">
            <text:p>24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30" calcext:value-type="float">
            <text:p>24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35" calcext:value-type="float">
            <text:p>24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40" calcext:value-type="float">
            <text:p>24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45" calcext:value-type="float">
            <text:p>24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50" calcext:value-type="float">
            <text:p>24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55" calcext:value-type="float">
            <text:p>24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60" calcext:value-type="float">
            <text:p>24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65" calcext:value-type="float">
            <text:p>24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70" calcext:value-type="float">
            <text:p>24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75" calcext:value-type="float">
            <text:p>24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80" calcext:value-type="float">
            <text:p>24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85" calcext:value-type="float">
            <text:p>24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90" calcext:value-type="float">
            <text:p>24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495" calcext:value-type="float">
            <text:p>24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05" calcext:value-type="float">
            <text:p>24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10" calcext:value-type="float">
            <text:p>24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15" calcext:value-type="float">
            <text:p>24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20" calcext:value-type="float">
            <text:p>24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30" calcext:value-type="float">
            <text:p>24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35" calcext:value-type="float">
            <text:p>24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40" calcext:value-type="float">
            <text:p>24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45" calcext:value-type="float">
            <text:p>24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50" calcext:value-type="float">
            <text:p>24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55" calcext:value-type="float">
            <text:p>24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60" calcext:value-type="float">
            <text:p>24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65" calcext:value-type="float">
            <text:p>24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70" calcext:value-type="float">
            <text:p>24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75" calcext:value-type="float">
            <text:p>24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80" calcext:value-type="float">
            <text:p>24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85" calcext:value-type="float">
            <text:p>24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90" calcext:value-type="float">
            <text:p>24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95" calcext:value-type="float">
            <text:p>24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00" calcext:value-type="float">
            <text:p>24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05" calcext:value-type="float">
            <text:p>24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10" calcext:value-type="float">
            <text:p>24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15" calcext:value-type="float">
            <text:p>24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20" calcext:value-type="float">
            <text:p>24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25" calcext:value-type="float">
            <text:p>24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30" calcext:value-type="float">
            <text:p>24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35" calcext:value-type="float">
            <text:p>24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40" calcext:value-type="float">
            <text:p>24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45" calcext:value-type="float">
            <text:p>24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50" calcext:value-type="float">
            <text:p>24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55" calcext:value-type="float">
            <text:p>24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60" calcext:value-type="float">
            <text:p>24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65" calcext:value-type="float">
            <text:p>24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70" calcext:value-type="float">
            <text:p>24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75" calcext:value-type="float">
            <text:p>24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80" calcext:value-type="float">
            <text:p>24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85" calcext:value-type="float">
            <text:p>24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90" calcext:value-type="float">
            <text:p>24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695" calcext:value-type="float">
            <text:p>24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00" calcext:value-type="float">
            <text:p>24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05" calcext:value-type="float">
            <text:p>24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10" calcext:value-type="float">
            <text:p>24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15" calcext:value-type="float">
            <text:p>24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20" calcext:value-type="float">
            <text:p>24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25" calcext:value-type="float">
            <text:p>24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30" calcext:value-type="float">
            <text:p>24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35" calcext:value-type="float">
            <text:p>24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40" calcext:value-type="float">
            <text:p>24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45" calcext:value-type="float">
            <text:p>24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50" calcext:value-type="float">
            <text:p>24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55" calcext:value-type="float">
            <text:p>24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60" calcext:value-type="float">
            <text:p>24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65" calcext:value-type="float">
            <text:p>24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70" calcext:value-type="float">
            <text:p>24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75" calcext:value-type="float">
            <text:p>24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80" calcext:value-type="float">
            <text:p>24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85" calcext:value-type="float">
            <text:p>24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90" calcext:value-type="float">
            <text:p>24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795" calcext:value-type="float">
            <text:p>24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00" calcext:value-type="float">
            <text:p>24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05" calcext:value-type="float">
            <text:p>24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10" calcext:value-type="float">
            <text:p>24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15" calcext:value-type="float">
            <text:p>24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20" calcext:value-type="float">
            <text:p>24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25" calcext:value-type="float">
            <text:p>24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30" calcext:value-type="float">
            <text:p>24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35" calcext:value-type="float">
            <text:p>24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40" calcext:value-type="float">
            <text:p>24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45" calcext:value-type="float">
            <text:p>24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50" calcext:value-type="float">
            <text:p>24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55" calcext:value-type="float">
            <text:p>24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60" calcext:value-type="float">
            <text:p>24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65" calcext:value-type="float">
            <text:p>24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70" calcext:value-type="float">
            <text:p>24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75" calcext:value-type="float">
            <text:p>24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80" calcext:value-type="float">
            <text:p>24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85" calcext:value-type="float">
            <text:p>24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90" calcext:value-type="float">
            <text:p>24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895" calcext:value-type="float">
            <text:p>24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00" calcext:value-type="float">
            <text:p>24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05" calcext:value-type="float">
            <text:p>24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10" calcext:value-type="float">
            <text:p>24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15" calcext:value-type="float">
            <text:p>24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20" calcext:value-type="float">
            <text:p>24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25" calcext:value-type="float">
            <text:p>24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30" calcext:value-type="float">
            <text:p>24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35" calcext:value-type="float">
            <text:p>24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40" calcext:value-type="float">
            <text:p>24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45" calcext:value-type="float">
            <text:p>24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50" calcext:value-type="float">
            <text:p>24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55" calcext:value-type="float">
            <text:p>24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60" calcext:value-type="float">
            <text:p>24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65" calcext:value-type="float">
            <text:p>24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70" calcext:value-type="float">
            <text:p>24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75" calcext:value-type="float">
            <text:p>24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80" calcext:value-type="float">
            <text:p>24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85" calcext:value-type="float">
            <text:p>24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90" calcext:value-type="float">
            <text:p>24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995" calcext:value-type="float">
            <text:p>24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5" calcext:value-type="float">
            <text:p>25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10" calcext:value-type="float">
            <text:p>25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15" calcext:value-type="float">
            <text:p>25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20" calcext:value-type="float">
            <text:p>25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25" calcext:value-type="float">
            <text:p>25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30" calcext:value-type="float">
            <text:p>25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35" calcext:value-type="float">
            <text:p>25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40" calcext:value-type="float">
            <text:p>25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45" calcext:value-type="float">
            <text:p>25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50" calcext:value-type="float">
            <text:p>25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55" calcext:value-type="float">
            <text:p>25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60" calcext:value-type="float">
            <text:p>25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65" calcext:value-type="float">
            <text:p>25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70" calcext:value-type="float">
            <text:p>25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75" calcext:value-type="float">
            <text:p>25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80" calcext:value-type="float">
            <text:p>25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85" calcext:value-type="float">
            <text:p>25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90" calcext:value-type="float">
            <text:p>25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95" calcext:value-type="float">
            <text:p>25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00" calcext:value-type="float">
            <text:p>25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05" calcext:value-type="float">
            <text:p>25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10" calcext:value-type="float">
            <text:p>25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15" calcext:value-type="float">
            <text:p>25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20" calcext:value-type="float">
            <text:p>25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25" calcext:value-type="float">
            <text:p>25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30" calcext:value-type="float">
            <text:p>25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35" calcext:value-type="float">
            <text:p>25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40" calcext:value-type="float">
            <text:p>25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45" calcext:value-type="float">
            <text:p>25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50" calcext:value-type="float">
            <text:p>25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55" calcext:value-type="float">
            <text:p>25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60" calcext:value-type="float">
            <text:p>25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65" calcext:value-type="float">
            <text:p>25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70" calcext:value-type="float">
            <text:p>25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75" calcext:value-type="float">
            <text:p>25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80" calcext:value-type="float">
            <text:p>25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85" calcext:value-type="float">
            <text:p>25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90" calcext:value-type="float">
            <text:p>25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195" calcext:value-type="float">
            <text:p>25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00" calcext:value-type="float">
            <text:p>25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05" calcext:value-type="float">
            <text:p>25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10" calcext:value-type="float">
            <text:p>25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15" calcext:value-type="float">
            <text:p>25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20" calcext:value-type="float">
            <text:p>25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25" calcext:value-type="float">
            <text:p>25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30" calcext:value-type="float">
            <text:p>25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35" calcext:value-type="float">
            <text:p>25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40" calcext:value-type="float">
            <text:p>25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45" calcext:value-type="float">
            <text:p>25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50" calcext:value-type="float">
            <text:p>25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55" calcext:value-type="float">
            <text:p>25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60" calcext:value-type="float">
            <text:p>25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65" calcext:value-type="float">
            <text:p>25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70" calcext:value-type="float">
            <text:p>25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75" calcext:value-type="float">
            <text:p>25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80" calcext:value-type="float">
            <text:p>25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85" calcext:value-type="float">
            <text:p>25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90" calcext:value-type="float">
            <text:p>25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295" calcext:value-type="float">
            <text:p>25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00" calcext:value-type="float">
            <text:p>25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05" calcext:value-type="float">
            <text:p>25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10" calcext:value-type="float">
            <text:p>25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15" calcext:value-type="float">
            <text:p>25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20" calcext:value-type="float">
            <text:p>25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25" calcext:value-type="float">
            <text:p>25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35" calcext:value-type="float">
            <text:p>25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40" calcext:value-type="float">
            <text:p>25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45" calcext:value-type="float">
            <text:p>25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50" calcext:value-type="float">
            <text:p>25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55" calcext:value-type="float">
            <text:p>25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60" calcext:value-type="float">
            <text:p>25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65" calcext:value-type="float">
            <text:p>25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70" calcext:value-type="float">
            <text:p>25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75" calcext:value-type="float">
            <text:p>25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80" calcext:value-type="float">
            <text:p>25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85" calcext:value-type="float">
            <text:p>25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90" calcext:value-type="float">
            <text:p>25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395" calcext:value-type="float">
            <text:p>25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00" calcext:value-type="float">
            <text:p>25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05" calcext:value-type="float">
            <text:p>25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10" calcext:value-type="float">
            <text:p>25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15" calcext:value-type="float">
            <text:p>25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20" calcext:value-type="float">
            <text:p>25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25" calcext:value-type="float">
            <text:p>25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30" calcext:value-type="float">
            <text:p>25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35" calcext:value-type="float">
            <text:p>25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40" calcext:value-type="float">
            <text:p>25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45" calcext:value-type="float">
            <text:p>25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50" calcext:value-type="float">
            <text:p>25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55" calcext:value-type="float">
            <text:p>25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60" calcext:value-type="float">
            <text:p>25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65" calcext:value-type="float">
            <text:p>25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70" calcext:value-type="float">
            <text:p>25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75" calcext:value-type="float">
            <text:p>25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80" calcext:value-type="float">
            <text:p>25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85" calcext:value-type="float">
            <text:p>25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90" calcext:value-type="float">
            <text:p>25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495" calcext:value-type="float">
            <text:p>25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05" calcext:value-type="float">
            <text:p>25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10" calcext:value-type="float">
            <text:p>25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15" calcext:value-type="float">
            <text:p>25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20" calcext:value-type="float">
            <text:p>25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25" calcext:value-type="float">
            <text:p>25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30" calcext:value-type="float">
            <text:p>25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35" calcext:value-type="float">
            <text:p>25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40" calcext:value-type="float">
            <text:p>25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45" calcext:value-type="float">
            <text:p>25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50" calcext:value-type="float">
            <text:p>25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55" calcext:value-type="float">
            <text:p>25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60" calcext:value-type="float">
            <text:p>25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65" calcext:value-type="float">
            <text:p>25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70" calcext:value-type="float">
            <text:p>25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75" calcext:value-type="float">
            <text:p>25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80" calcext:value-type="float">
            <text:p>25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85" calcext:value-type="float">
            <text:p>25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90" calcext:value-type="float">
            <text:p>25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595" calcext:value-type="float">
            <text:p>25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05" calcext:value-type="float">
            <text:p>25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10" calcext:value-type="float">
            <text:p>25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15" calcext:value-type="float">
            <text:p>25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20" calcext:value-type="float">
            <text:p>25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25" calcext:value-type="float">
            <text:p>25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30" calcext:value-type="float">
            <text:p>25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35" calcext:value-type="float">
            <text:p>25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40" calcext:value-type="float">
            <text:p>25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45" calcext:value-type="float">
            <text:p>25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50" calcext:value-type="float">
            <text:p>25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55" calcext:value-type="float">
            <text:p>25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60" calcext:value-type="float">
            <text:p>25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65" calcext:value-type="float">
            <text:p>25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70" calcext:value-type="float">
            <text:p>25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75" calcext:value-type="float">
            <text:p>25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80" calcext:value-type="float">
            <text:p>25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85" calcext:value-type="float">
            <text:p>25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90" calcext:value-type="float">
            <text:p>25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95" calcext:value-type="float">
            <text:p>25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00" calcext:value-type="float">
            <text:p>25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05" calcext:value-type="float">
            <text:p>25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10" calcext:value-type="float">
            <text:p>25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15" calcext:value-type="float">
            <text:p>25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20" calcext:value-type="float">
            <text:p>25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25" calcext:value-type="float">
            <text:p>25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35" calcext:value-type="float">
            <text:p>25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40" calcext:value-type="float">
            <text:p>25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45" calcext:value-type="float">
            <text:p>25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50" calcext:value-type="float">
            <text:p>25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55" calcext:value-type="float">
            <text:p>25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60" calcext:value-type="float">
            <text:p>25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65" calcext:value-type="float">
            <text:p>25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70" calcext:value-type="float">
            <text:p>25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75" calcext:value-type="float">
            <text:p>25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80" calcext:value-type="float">
            <text:p>25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85" calcext:value-type="float">
            <text:p>25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90" calcext:value-type="float">
            <text:p>25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795" calcext:value-type="float">
            <text:p>25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00" calcext:value-type="float">
            <text:p>25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05" calcext:value-type="float">
            <text:p>25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10" calcext:value-type="float">
            <text:p>25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15" calcext:value-type="float">
            <text:p>25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20" calcext:value-type="float">
            <text:p>25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25" calcext:value-type="float">
            <text:p>25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30" calcext:value-type="float">
            <text:p>25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35" calcext:value-type="float">
            <text:p>25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40" calcext:value-type="float">
            <text:p>25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45" calcext:value-type="float">
            <text:p>25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50" calcext:value-type="float">
            <text:p>25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55" calcext:value-type="float">
            <text:p>25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60" calcext:value-type="float">
            <text:p>25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65" calcext:value-type="float">
            <text:p>25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70" calcext:value-type="float">
            <text:p>25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75" calcext:value-type="float">
            <text:p>25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80" calcext:value-type="float">
            <text:p>25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85" calcext:value-type="float">
            <text:p>25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90" calcext:value-type="float">
            <text:p>25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895" calcext:value-type="float">
            <text:p>25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00" calcext:value-type="float">
            <text:p>25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05" calcext:value-type="float">
            <text:p>25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10" calcext:value-type="float">
            <text:p>25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15" calcext:value-type="float">
            <text:p>25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20" calcext:value-type="float">
            <text:p>25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25" calcext:value-type="float">
            <text:p>25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30" calcext:value-type="float">
            <text:p>25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35" calcext:value-type="float">
            <text:p>25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40" calcext:value-type="float">
            <text:p>25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45" calcext:value-type="float">
            <text:p>25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50" calcext:value-type="float">
            <text:p>25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55" calcext:value-type="float">
            <text:p>25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60" calcext:value-type="float">
            <text:p>25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65" calcext:value-type="float">
            <text:p>25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70" calcext:value-type="float">
            <text:p>25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75" calcext:value-type="float">
            <text:p>25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80" calcext:value-type="float">
            <text:p>25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85" calcext:value-type="float">
            <text:p>25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90" calcext:value-type="float">
            <text:p>25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995" calcext:value-type="float">
            <text:p>25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05" calcext:value-type="float">
            <text:p>26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10" calcext:value-type="float">
            <text:p>26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15" calcext:value-type="float">
            <text:p>26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20" calcext:value-type="float">
            <text:p>26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25" calcext:value-type="float">
            <text:p>26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30" calcext:value-type="float">
            <text:p>26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35" calcext:value-type="float">
            <text:p>26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40" calcext:value-type="float">
            <text:p>26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45" calcext:value-type="float">
            <text:p>26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50" calcext:value-type="float">
            <text:p>26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55" calcext:value-type="float">
            <text:p>26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60" calcext:value-type="float">
            <text:p>26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65" calcext:value-type="float">
            <text:p>26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70" calcext:value-type="float">
            <text:p>26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75" calcext:value-type="float">
            <text:p>26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80" calcext:value-type="float">
            <text:p>26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85" calcext:value-type="float">
            <text:p>26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90" calcext:value-type="float">
            <text:p>26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095" calcext:value-type="float">
            <text:p>26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00" calcext:value-type="float">
            <text:p>26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05" calcext:value-type="float">
            <text:p>26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10" calcext:value-type="float">
            <text:p>26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15" calcext:value-type="float">
            <text:p>26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20" calcext:value-type="float">
            <text:p>26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25" calcext:value-type="float">
            <text:p>26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30" calcext:value-type="float">
            <text:p>26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35" calcext:value-type="float">
            <text:p>26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40" calcext:value-type="float">
            <text:p>26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45" calcext:value-type="float">
            <text:p>26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50" calcext:value-type="float">
            <text:p>26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55" calcext:value-type="float">
            <text:p>26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60" calcext:value-type="float">
            <text:p>26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65" calcext:value-type="float">
            <text:p>26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70" calcext:value-type="float">
            <text:p>26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75" calcext:value-type="float">
            <text:p>26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80" calcext:value-type="float">
            <text:p>26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85" calcext:value-type="float">
            <text:p>26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90" calcext:value-type="float">
            <text:p>26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195" calcext:value-type="float">
            <text:p>26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00" calcext:value-type="float">
            <text:p>26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05" calcext:value-type="float">
            <text:p>26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10" calcext:value-type="float">
            <text:p>26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15" calcext:value-type="float">
            <text:p>26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20" calcext:value-type="float">
            <text:p>26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25" calcext:value-type="float">
            <text:p>26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30" calcext:value-type="float">
            <text:p>26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35" calcext:value-type="float">
            <text:p>26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40" calcext:value-type="float">
            <text:p>26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45" calcext:value-type="float">
            <text:p>26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50" calcext:value-type="float">
            <text:p>26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55" calcext:value-type="float">
            <text:p>26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60" calcext:value-type="float">
            <text:p>26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65" calcext:value-type="float">
            <text:p>26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70" calcext:value-type="float">
            <text:p>26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75" calcext:value-type="float">
            <text:p>26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80" calcext:value-type="float">
            <text:p>26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85" calcext:value-type="float">
            <text:p>26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90" calcext:value-type="float">
            <text:p>26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295" calcext:value-type="float">
            <text:p>26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00" calcext:value-type="float">
            <text:p>26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05" calcext:value-type="float">
            <text:p>26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10" calcext:value-type="float">
            <text:p>26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15" calcext:value-type="float">
            <text:p>26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20" calcext:value-type="float">
            <text:p>26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25" calcext:value-type="float">
            <text:p>26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30" calcext:value-type="float">
            <text:p>26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35" calcext:value-type="float">
            <text:p>26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40" calcext:value-type="float">
            <text:p>26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45" calcext:value-type="float">
            <text:p>26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50" calcext:value-type="float">
            <text:p>26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55" calcext:value-type="float">
            <text:p>26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60" calcext:value-type="float">
            <text:p>26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65" calcext:value-type="float">
            <text:p>26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70" calcext:value-type="float">
            <text:p>26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75" calcext:value-type="float">
            <text:p>26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80" calcext:value-type="float">
            <text:p>26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85" calcext:value-type="float">
            <text:p>26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90" calcext:value-type="float">
            <text:p>26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95" calcext:value-type="float">
            <text:p>26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00" calcext:value-type="float">
            <text:p>26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05" calcext:value-type="float">
            <text:p>26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10" calcext:value-type="float">
            <text:p>26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15" calcext:value-type="float">
            <text:p>26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20" calcext:value-type="float">
            <text:p>26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25" calcext:value-type="float">
            <text:p>26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30" calcext:value-type="float">
            <text:p>26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35" calcext:value-type="float">
            <text:p>26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40" calcext:value-type="float">
            <text:p>26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45" calcext:value-type="float">
            <text:p>26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50" calcext:value-type="float">
            <text:p>26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55" calcext:value-type="float">
            <text:p>26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60" calcext:value-type="float">
            <text:p>26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65" calcext:value-type="float">
            <text:p>26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70" calcext:value-type="float">
            <text:p>26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75" calcext:value-type="float">
            <text:p>26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80" calcext:value-type="float">
            <text:p>26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85" calcext:value-type="float">
            <text:p>26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90" calcext:value-type="float">
            <text:p>26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495" calcext:value-type="float">
            <text:p>26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00" calcext:value-type="float">
            <text:p>26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05" calcext:value-type="float">
            <text:p>26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10" calcext:value-type="float">
            <text:p>26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15" calcext:value-type="float">
            <text:p>26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20" calcext:value-type="float">
            <text:p>26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25" calcext:value-type="float">
            <text:p>26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30" calcext:value-type="float">
            <text:p>26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35" calcext:value-type="float">
            <text:p>26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40" calcext:value-type="float">
            <text:p>26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45" calcext:value-type="float">
            <text:p>26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50" calcext:value-type="float">
            <text:p>26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55" calcext:value-type="float">
            <text:p>26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60" calcext:value-type="float">
            <text:p>26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65" calcext:value-type="float">
            <text:p>26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70" calcext:value-type="float">
            <text:p>26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75" calcext:value-type="float">
            <text:p>26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80" calcext:value-type="float">
            <text:p>26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85" calcext:value-type="float">
            <text:p>26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90" calcext:value-type="float">
            <text:p>26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595" calcext:value-type="float">
            <text:p>26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00" calcext:value-type="float">
            <text:p>26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05" calcext:value-type="float">
            <text:p>26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10" calcext:value-type="float">
            <text:p>26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15" calcext:value-type="float">
            <text:p>26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20" calcext:value-type="float">
            <text:p>26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25" calcext:value-type="float">
            <text:p>26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30" calcext:value-type="float">
            <text:p>26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35" calcext:value-type="float">
            <text:p>26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40" calcext:value-type="float">
            <text:p>26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45" calcext:value-type="float">
            <text:p>26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50" calcext:value-type="float">
            <text:p>26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55" calcext:value-type="float">
            <text:p>26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60" calcext:value-type="float">
            <text:p>26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65" calcext:value-type="float">
            <text:p>26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70" calcext:value-type="float">
            <text:p>26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75" calcext:value-type="float">
            <text:p>26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80" calcext:value-type="float">
            <text:p>26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85" calcext:value-type="float">
            <text:p>26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90" calcext:value-type="float">
            <text:p>26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695" calcext:value-type="float">
            <text:p>26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00" calcext:value-type="float">
            <text:p>26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05" calcext:value-type="float">
            <text:p>26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10" calcext:value-type="float">
            <text:p>26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15" calcext:value-type="float">
            <text:p>26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20" calcext:value-type="float">
            <text:p>26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25" calcext:value-type="float">
            <text:p>26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30" calcext:value-type="float">
            <text:p>26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35" calcext:value-type="float">
            <text:p>26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40" calcext:value-type="float">
            <text:p>26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45" calcext:value-type="float">
            <text:p>26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50" calcext:value-type="float">
            <text:p>26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55" calcext:value-type="float">
            <text:p>26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60" calcext:value-type="float">
            <text:p>26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65" calcext:value-type="float">
            <text:p>26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70" calcext:value-type="float">
            <text:p>26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75" calcext:value-type="float">
            <text:p>26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80" calcext:value-type="float">
            <text:p>26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85" calcext:value-type="float">
            <text:p>26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90" calcext:value-type="float">
            <text:p>26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795" calcext:value-type="float">
            <text:p>26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00" calcext:value-type="float">
            <text:p>26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05" calcext:value-type="float">
            <text:p>26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10" calcext:value-type="float">
            <text:p>26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15" calcext:value-type="float">
            <text:p>26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20" calcext:value-type="float">
            <text:p>26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25" calcext:value-type="float">
            <text:p>26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30" calcext:value-type="float">
            <text:p>26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35" calcext:value-type="float">
            <text:p>26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40" calcext:value-type="float">
            <text:p>26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45" calcext:value-type="float">
            <text:p>26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50" calcext:value-type="float">
            <text:p>26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55" calcext:value-type="float">
            <text:p>26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60" calcext:value-type="float">
            <text:p>26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65" calcext:value-type="float">
            <text:p>26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70" calcext:value-type="float">
            <text:p>26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75" calcext:value-type="float">
            <text:p>26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80" calcext:value-type="float">
            <text:p>26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85" calcext:value-type="float">
            <text:p>26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90" calcext:value-type="float">
            <text:p>26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895" calcext:value-type="float">
            <text:p>26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00" calcext:value-type="float">
            <text:p>26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05" calcext:value-type="float">
            <text:p>26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10" calcext:value-type="float">
            <text:p>26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15" calcext:value-type="float">
            <text:p>26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20" calcext:value-type="float">
            <text:p>26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25" calcext:value-type="float">
            <text:p>26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30" calcext:value-type="float">
            <text:p>26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35" calcext:value-type="float">
            <text:p>26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40" calcext:value-type="float">
            <text:p>26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45" calcext:value-type="float">
            <text:p>26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50" calcext:value-type="float">
            <text:p>26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55" calcext:value-type="float">
            <text:p>26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60" calcext:value-type="float">
            <text:p>26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65" calcext:value-type="float">
            <text:p>26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70" calcext:value-type="float">
            <text:p>26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75" calcext:value-type="float">
            <text:p>26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80" calcext:value-type="float">
            <text:p>26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85" calcext:value-type="float">
            <text:p>26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90" calcext:value-type="float">
            <text:p>26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995" calcext:value-type="float">
            <text:p>26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05" calcext:value-type="float">
            <text:p>27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10" calcext:value-type="float">
            <text:p>27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15" calcext:value-type="float">
            <text:p>27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20" calcext:value-type="float">
            <text:p>27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25" calcext:value-type="float">
            <text:p>27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30" calcext:value-type="float">
            <text:p>27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35" calcext:value-type="float">
            <text:p>27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40" calcext:value-type="float">
            <text:p>27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45" calcext:value-type="float">
            <text:p>27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50" calcext:value-type="float">
            <text:p>27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55" calcext:value-type="float">
            <text:p>27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60" calcext:value-type="float">
            <text:p>27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65" calcext:value-type="float">
            <text:p>27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70" calcext:value-type="float">
            <text:p>27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75" calcext:value-type="float">
            <text:p>27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80" calcext:value-type="float">
            <text:p>27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85" calcext:value-type="float">
            <text:p>27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90" calcext:value-type="float">
            <text:p>27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095" calcext:value-type="float">
            <text:p>27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00" calcext:value-type="float">
            <text:p>27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05" calcext:value-type="float">
            <text:p>27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10" calcext:value-type="float">
            <text:p>27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15" calcext:value-type="float">
            <text:p>27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20" calcext:value-type="float">
            <text:p>27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25" calcext:value-type="float">
            <text:p>27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30" calcext:value-type="float">
            <text:p>27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35" calcext:value-type="float">
            <text:p>27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40" calcext:value-type="float">
            <text:p>27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45" calcext:value-type="float">
            <text:p>27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50" calcext:value-type="float">
            <text:p>27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55" calcext:value-type="float">
            <text:p>27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60" calcext:value-type="float">
            <text:p>27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65" calcext:value-type="float">
            <text:p>27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70" calcext:value-type="float">
            <text:p>27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75" calcext:value-type="float">
            <text:p>27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80" calcext:value-type="float">
            <text:p>27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85" calcext:value-type="float">
            <text:p>27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90" calcext:value-type="float">
            <text:p>27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195" calcext:value-type="float">
            <text:p>27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00" calcext:value-type="float">
            <text:p>27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05" calcext:value-type="float">
            <text:p>27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10" calcext:value-type="float">
            <text:p>27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15" calcext:value-type="float">
            <text:p>27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20" calcext:value-type="float">
            <text:p>27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25" calcext:value-type="float">
            <text:p>27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30" calcext:value-type="float">
            <text:p>27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35" calcext:value-type="float">
            <text:p>27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40" calcext:value-type="float">
            <text:p>27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50" calcext:value-type="float">
            <text:p>27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55" calcext:value-type="float">
            <text:p>27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60" calcext:value-type="float">
            <text:p>27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65" calcext:value-type="float">
            <text:p>27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70" calcext:value-type="float">
            <text:p>27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75" calcext:value-type="float">
            <text:p>27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80" calcext:value-type="float">
            <text:p>27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85" calcext:value-type="float">
            <text:p>27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90" calcext:value-type="float">
            <text:p>27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295" calcext:value-type="float">
            <text:p>27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00" calcext:value-type="float">
            <text:p>27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05" calcext:value-type="float">
            <text:p>27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10" calcext:value-type="float">
            <text:p>27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15" calcext:value-type="float">
            <text:p>27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20" calcext:value-type="float">
            <text:p>27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25" calcext:value-type="float">
            <text:p>27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30" calcext:value-type="float">
            <text:p>27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35" calcext:value-type="float">
            <text:p>27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40" calcext:value-type="float">
            <text:p>27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45" calcext:value-type="float">
            <text:p>27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50" calcext:value-type="float">
            <text:p>27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55" calcext:value-type="float">
            <text:p>27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60" calcext:value-type="float">
            <text:p>27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65" calcext:value-type="float">
            <text:p>27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70" calcext:value-type="float">
            <text:p>27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75" calcext:value-type="float">
            <text:p>27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80" calcext:value-type="float">
            <text:p>27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85" calcext:value-type="float">
            <text:p>27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90" calcext:value-type="float">
            <text:p>27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395" calcext:value-type="float">
            <text:p>27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00" calcext:value-type="float">
            <text:p>27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05" calcext:value-type="float">
            <text:p>27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10" calcext:value-type="float">
            <text:p>27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15" calcext:value-type="float">
            <text:p>27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20" calcext:value-type="float">
            <text:p>27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25" calcext:value-type="float">
            <text:p>27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30" calcext:value-type="float">
            <text:p>27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35" calcext:value-type="float">
            <text:p>27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40" calcext:value-type="float">
            <text:p>27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45" calcext:value-type="float">
            <text:p>27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50" calcext:value-type="float">
            <text:p>27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55" calcext:value-type="float">
            <text:p>27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60" calcext:value-type="float">
            <text:p>27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65" calcext:value-type="float">
            <text:p>27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70" calcext:value-type="float">
            <text:p>27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75" calcext:value-type="float">
            <text:p>27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80" calcext:value-type="float">
            <text:p>27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85" calcext:value-type="float">
            <text:p>27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90" calcext:value-type="float">
            <text:p>27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495" calcext:value-type="float">
            <text:p>27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00" calcext:value-type="float">
            <text:p>27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05" calcext:value-type="float">
            <text:p>27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10" calcext:value-type="float">
            <text:p>27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15" calcext:value-type="float">
            <text:p>27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20" calcext:value-type="float">
            <text:p>27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25" calcext:value-type="float">
            <text:p>27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30" calcext:value-type="float">
            <text:p>27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35" calcext:value-type="float">
            <text:p>27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40" calcext:value-type="float">
            <text:p>27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45" calcext:value-type="float">
            <text:p>27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50" calcext:value-type="float">
            <text:p>27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55" calcext:value-type="float">
            <text:p>27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60" calcext:value-type="float">
            <text:p>27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65" calcext:value-type="float">
            <text:p>27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70" calcext:value-type="float">
            <text:p>27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75" calcext:value-type="float">
            <text:p>27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80" calcext:value-type="float">
            <text:p>27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85" calcext:value-type="float">
            <text:p>27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90" calcext:value-type="float">
            <text:p>27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595" calcext:value-type="float">
            <text:p>27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00" calcext:value-type="float">
            <text:p>27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05" calcext:value-type="float">
            <text:p>27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10" calcext:value-type="float">
            <text:p>27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15" calcext:value-type="float">
            <text:p>27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20" calcext:value-type="float">
            <text:p>27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25" calcext:value-type="float">
            <text:p>27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30" calcext:value-type="float">
            <text:p>27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35" calcext:value-type="float">
            <text:p>27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40" calcext:value-type="float">
            <text:p>27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45" calcext:value-type="float">
            <text:p>27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50" calcext:value-type="float">
            <text:p>27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55" calcext:value-type="float">
            <text:p>27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60" calcext:value-type="float">
            <text:p>27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65" calcext:value-type="float">
            <text:p>27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70" calcext:value-type="float">
            <text:p>27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75" calcext:value-type="float">
            <text:p>27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80" calcext:value-type="float">
            <text:p>27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85" calcext:value-type="float">
            <text:p>27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90" calcext:value-type="float">
            <text:p>27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695" calcext:value-type="float">
            <text:p>27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00" calcext:value-type="float">
            <text:p>27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05" calcext:value-type="float">
            <text:p>27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10" calcext:value-type="float">
            <text:p>27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15" calcext:value-type="float">
            <text:p>27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20" calcext:value-type="float">
            <text:p>27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25" calcext:value-type="float">
            <text:p>27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30" calcext:value-type="float">
            <text:p>27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35" calcext:value-type="float">
            <text:p>27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40" calcext:value-type="float">
            <text:p>27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45" calcext:value-type="float">
            <text:p>27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50" calcext:value-type="float">
            <text:p>27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55" calcext:value-type="float">
            <text:p>27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60" calcext:value-type="float">
            <text:p>27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65" calcext:value-type="float">
            <text:p>27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70" calcext:value-type="float">
            <text:p>27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75" calcext:value-type="float">
            <text:p>27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80" calcext:value-type="float">
            <text:p>27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85" calcext:value-type="float">
            <text:p>27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90" calcext:value-type="float">
            <text:p>27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795" calcext:value-type="float">
            <text:p>27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00" calcext:value-type="float">
            <text:p>27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05" calcext:value-type="float">
            <text:p>27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10" calcext:value-type="float">
            <text:p>27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15" calcext:value-type="float">
            <text:p>27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20" calcext:value-type="float">
            <text:p>27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25" calcext:value-type="float">
            <text:p>27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30" calcext:value-type="float">
            <text:p>27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35" calcext:value-type="float">
            <text:p>27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40" calcext:value-type="float">
            <text:p>27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45" calcext:value-type="float">
            <text:p>27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50" calcext:value-type="float">
            <text:p>27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55" calcext:value-type="float">
            <text:p>27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60" calcext:value-type="float">
            <text:p>27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65" calcext:value-type="float">
            <text:p>27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70" calcext:value-type="float">
            <text:p>27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75" calcext:value-type="float">
            <text:p>27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80" calcext:value-type="float">
            <text:p>27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85" calcext:value-type="float">
            <text:p>27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90" calcext:value-type="float">
            <text:p>27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895" calcext:value-type="float">
            <text:p>27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00" calcext:value-type="float">
            <text:p>27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05" calcext:value-type="float">
            <text:p>27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10" calcext:value-type="float">
            <text:p>27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15" calcext:value-type="float">
            <text:p>27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20" calcext:value-type="float">
            <text:p>27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25" calcext:value-type="float">
            <text:p>27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30" calcext:value-type="float">
            <text:p>27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35" calcext:value-type="float">
            <text:p>27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40" calcext:value-type="float">
            <text:p>27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45" calcext:value-type="float">
            <text:p>27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50" calcext:value-type="float">
            <text:p>27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55" calcext:value-type="float">
            <text:p>27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60" calcext:value-type="float">
            <text:p>27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65" calcext:value-type="float">
            <text:p>27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70" calcext:value-type="float">
            <text:p>27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75" calcext:value-type="float">
            <text:p>27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80" calcext:value-type="float">
            <text:p>27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85" calcext:value-type="float">
            <text:p>27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90" calcext:value-type="float">
            <text:p>27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995" calcext:value-type="float">
            <text:p>27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05" calcext:value-type="float">
            <text:p>28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10" calcext:value-type="float">
            <text:p>28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15" calcext:value-type="float">
            <text:p>28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20" calcext:value-type="float">
            <text:p>28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25" calcext:value-type="float">
            <text:p>28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30" calcext:value-type="float">
            <text:p>28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35" calcext:value-type="float">
            <text:p>28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40" calcext:value-type="float">
            <text:p>28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45" calcext:value-type="float">
            <text:p>28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50" calcext:value-type="float">
            <text:p>28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55" calcext:value-type="float">
            <text:p>28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60" calcext:value-type="float">
            <text:p>28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65" calcext:value-type="float">
            <text:p>28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70" calcext:value-type="float">
            <text:p>28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75" calcext:value-type="float">
            <text:p>28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80" calcext:value-type="float">
            <text:p>28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85" calcext:value-type="float">
            <text:p>28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90" calcext:value-type="float">
            <text:p>28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095" calcext:value-type="float">
            <text:p>28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00" calcext:value-type="float">
            <text:p>28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05" calcext:value-type="float">
            <text:p>28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10" calcext:value-type="float">
            <text:p>28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15" calcext:value-type="float">
            <text:p>28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20" calcext:value-type="float">
            <text:p>28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25" calcext:value-type="float">
            <text:p>28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30" calcext:value-type="float">
            <text:p>28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35" calcext:value-type="float">
            <text:p>28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40" calcext:value-type="float">
            <text:p>28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45" calcext:value-type="float">
            <text:p>28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50" calcext:value-type="float">
            <text:p>28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55" calcext:value-type="float">
            <text:p>28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60" calcext:value-type="float">
            <text:p>28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65" calcext:value-type="float">
            <text:p>28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70" calcext:value-type="float">
            <text:p>28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75" calcext:value-type="float">
            <text:p>28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80" calcext:value-type="float">
            <text:p>28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85" calcext:value-type="float">
            <text:p>28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90" calcext:value-type="float">
            <text:p>28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195" calcext:value-type="float">
            <text:p>28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00" calcext:value-type="float">
            <text:p>28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05" calcext:value-type="float">
            <text:p>28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10" calcext:value-type="float">
            <text:p>28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15" calcext:value-type="float">
            <text:p>28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20" calcext:value-type="float">
            <text:p>28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25" calcext:value-type="float">
            <text:p>28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30" calcext:value-type="float">
            <text:p>28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35" calcext:value-type="float">
            <text:p>28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40" calcext:value-type="float">
            <text:p>28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45" calcext:value-type="float">
            <text:p>28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50" calcext:value-type="float">
            <text:p>28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55" calcext:value-type="float">
            <text:p>28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60" calcext:value-type="float">
            <text:p>28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65" calcext:value-type="float">
            <text:p>28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70" calcext:value-type="float">
            <text:p>28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75" calcext:value-type="float">
            <text:p>28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80" calcext:value-type="float">
            <text:p>28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85" calcext:value-type="float">
            <text:p>28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90" calcext:value-type="float">
            <text:p>28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95" calcext:value-type="float">
            <text:p>28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00" calcext:value-type="float">
            <text:p>28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05" calcext:value-type="float">
            <text:p>28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10" calcext:value-type="float">
            <text:p>28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15" calcext:value-type="float">
            <text:p>28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20" calcext:value-type="float">
            <text:p>28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25" calcext:value-type="float">
            <text:p>28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30" calcext:value-type="float">
            <text:p>28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35" calcext:value-type="float">
            <text:p>28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40" calcext:value-type="float">
            <text:p>28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45" calcext:value-type="float">
            <text:p>28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50" calcext:value-type="float">
            <text:p>28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55" calcext:value-type="float">
            <text:p>28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60" calcext:value-type="float">
            <text:p>28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65" calcext:value-type="float">
            <text:p>28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70" calcext:value-type="float">
            <text:p>28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75" calcext:value-type="float">
            <text:p>28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80" calcext:value-type="float">
            <text:p>28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85" calcext:value-type="float">
            <text:p>28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90" calcext:value-type="float">
            <text:p>28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395" calcext:value-type="float">
            <text:p>28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00" calcext:value-type="float">
            <text:p>28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05" calcext:value-type="float">
            <text:p>28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10" calcext:value-type="float">
            <text:p>28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15" calcext:value-type="float">
            <text:p>28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20" calcext:value-type="float">
            <text:p>28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25" calcext:value-type="float">
            <text:p>28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30" calcext:value-type="float">
            <text:p>28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35" calcext:value-type="float">
            <text:p>28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40" calcext:value-type="float">
            <text:p>28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45" calcext:value-type="float">
            <text:p>28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50" calcext:value-type="float">
            <text:p>28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55" calcext:value-type="float">
            <text:p>28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60" calcext:value-type="float">
            <text:p>28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65" calcext:value-type="float">
            <text:p>28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70" calcext:value-type="float">
            <text:p>28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75" calcext:value-type="float">
            <text:p>28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80" calcext:value-type="float">
            <text:p>28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85" calcext:value-type="float">
            <text:p>28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90" calcext:value-type="float">
            <text:p>28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495" calcext:value-type="float">
            <text:p>28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05" calcext:value-type="float">
            <text:p>28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10" calcext:value-type="float">
            <text:p>28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15" calcext:value-type="float">
            <text:p>28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20" calcext:value-type="float">
            <text:p>28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25" calcext:value-type="float">
            <text:p>28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30" calcext:value-type="float">
            <text:p>28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35" calcext:value-type="float">
            <text:p>28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40" calcext:value-type="float">
            <text:p>28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45" calcext:value-type="float">
            <text:p>28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50" calcext:value-type="float">
            <text:p>28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55" calcext:value-type="float">
            <text:p>28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60" calcext:value-type="float">
            <text:p>28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65" calcext:value-type="float">
            <text:p>28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70" calcext:value-type="float">
            <text:p>28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75" calcext:value-type="float">
            <text:p>28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80" calcext:value-type="float">
            <text:p>28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85" calcext:value-type="float">
            <text:p>28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90" calcext:value-type="float">
            <text:p>28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595" calcext:value-type="float">
            <text:p>28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00" calcext:value-type="float">
            <text:p>28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05" calcext:value-type="float">
            <text:p>28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10" calcext:value-type="float">
            <text:p>28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15" calcext:value-type="float">
            <text:p>28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20" calcext:value-type="float">
            <text:p>28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25" calcext:value-type="float">
            <text:p>28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30" calcext:value-type="float">
            <text:p>28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35" calcext:value-type="float">
            <text:p>28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40" calcext:value-type="float">
            <text:p>28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45" calcext:value-type="float">
            <text:p>28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50" calcext:value-type="float">
            <text:p>28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55" calcext:value-type="float">
            <text:p>28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60" calcext:value-type="float">
            <text:p>28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65" calcext:value-type="float">
            <text:p>28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70" calcext:value-type="float">
            <text:p>28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75" calcext:value-type="float">
            <text:p>28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80" calcext:value-type="float">
            <text:p>28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85" calcext:value-type="float">
            <text:p>28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90" calcext:value-type="float">
            <text:p>28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695" calcext:value-type="float">
            <text:p>28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00" calcext:value-type="float">
            <text:p>28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05" calcext:value-type="float">
            <text:p>28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10" calcext:value-type="float">
            <text:p>28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15" calcext:value-type="float">
            <text:p>28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20" calcext:value-type="float">
            <text:p>28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25" calcext:value-type="float">
            <text:p>28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30" calcext:value-type="float">
            <text:p>28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35" calcext:value-type="float">
            <text:p>28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40" calcext:value-type="float">
            <text:p>28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45" calcext:value-type="float">
            <text:p>28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50" calcext:value-type="float">
            <text:p>28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55" calcext:value-type="float">
            <text:p>28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60" calcext:value-type="float">
            <text:p>28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65" calcext:value-type="float">
            <text:p>28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70" calcext:value-type="float">
            <text:p>28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75" calcext:value-type="float">
            <text:p>28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80" calcext:value-type="float">
            <text:p>28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85" calcext:value-type="float">
            <text:p>28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90" calcext:value-type="float">
            <text:p>28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795" calcext:value-type="float">
            <text:p>28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00" calcext:value-type="float">
            <text:p>28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05" calcext:value-type="float">
            <text:p>28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10" calcext:value-type="float">
            <text:p>28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15" calcext:value-type="float">
            <text:p>28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20" calcext:value-type="float">
            <text:p>28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25" calcext:value-type="float">
            <text:p>28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30" calcext:value-type="float">
            <text:p>28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35" calcext:value-type="float">
            <text:p>28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40" calcext:value-type="float">
            <text:p>28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45" calcext:value-type="float">
            <text:p>28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50" calcext:value-type="float">
            <text:p>28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55" calcext:value-type="float">
            <text:p>28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60" calcext:value-type="float">
            <text:p>28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65" calcext:value-type="float">
            <text:p>28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70" calcext:value-type="float">
            <text:p>28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75" calcext:value-type="float">
            <text:p>28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80" calcext:value-type="float">
            <text:p>28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85" calcext:value-type="float">
            <text:p>28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90" calcext:value-type="float">
            <text:p>28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895" calcext:value-type="float">
            <text:p>28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00" calcext:value-type="float">
            <text:p>28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05" calcext:value-type="float">
            <text:p>28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10" calcext:value-type="float">
            <text:p>28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15" calcext:value-type="float">
            <text:p>28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20" calcext:value-type="float">
            <text:p>28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25" calcext:value-type="float">
            <text:p>28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30" calcext:value-type="float">
            <text:p>28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35" calcext:value-type="float">
            <text:p>28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40" calcext:value-type="float">
            <text:p>28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45" calcext:value-type="float">
            <text:p>28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50" calcext:value-type="float">
            <text:p>28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55" calcext:value-type="float">
            <text:p>28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60" calcext:value-type="float">
            <text:p>28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65" calcext:value-type="float">
            <text:p>28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70" calcext:value-type="float">
            <text:p>28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75" calcext:value-type="float">
            <text:p>28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80" calcext:value-type="float">
            <text:p>28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85" calcext:value-type="float">
            <text:p>28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90" calcext:value-type="float">
            <text:p>28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995" calcext:value-type="float">
            <text:p>28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05" calcext:value-type="float">
            <text:p>29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10" calcext:value-type="float">
            <text:p>290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15" calcext:value-type="float">
            <text:p>29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20" calcext:value-type="float">
            <text:p>290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25" calcext:value-type="float">
            <text:p>29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30" calcext:value-type="float">
            <text:p>290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35" calcext:value-type="float">
            <text:p>29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40" calcext:value-type="float">
            <text:p>290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45" calcext:value-type="float">
            <text:p>29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50" calcext:value-type="float">
            <text:p>290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55" calcext:value-type="float">
            <text:p>29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60" calcext:value-type="float">
            <text:p>290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65" calcext:value-type="float">
            <text:p>29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70" calcext:value-type="float">
            <text:p>290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75" calcext:value-type="float">
            <text:p>29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80" calcext:value-type="float">
            <text:p>290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85" calcext:value-type="float">
            <text:p>29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90" calcext:value-type="float">
            <text:p>290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095" calcext:value-type="float">
            <text:p>29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00" calcext:value-type="float">
            <text:p>29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05" calcext:value-type="float">
            <text:p>29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10" calcext:value-type="float">
            <text:p>291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15" calcext:value-type="float">
            <text:p>29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20" calcext:value-type="float">
            <text:p>29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25" calcext:value-type="float">
            <text:p>29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30" calcext:value-type="float">
            <text:p>29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35" calcext:value-type="float">
            <text:p>29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40" calcext:value-type="float">
            <text:p>291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45" calcext:value-type="float">
            <text:p>29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50" calcext:value-type="float">
            <text:p>291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55" calcext:value-type="float">
            <text:p>29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60" calcext:value-type="float">
            <text:p>291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65" calcext:value-type="float">
            <text:p>29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70" calcext:value-type="float">
            <text:p>291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75" calcext:value-type="float">
            <text:p>29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80" calcext:value-type="float">
            <text:p>291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85" calcext:value-type="float">
            <text:p>29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90" calcext:value-type="float">
            <text:p>291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195" calcext:value-type="float">
            <text:p>29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00" calcext:value-type="float">
            <text:p>292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05" calcext:value-type="float">
            <text:p>29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10" calcext:value-type="float">
            <text:p>292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15" calcext:value-type="float">
            <text:p>29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20" calcext:value-type="float">
            <text:p>292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25" calcext:value-type="float">
            <text:p>29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30" calcext:value-type="float">
            <text:p>292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35" calcext:value-type="float">
            <text:p>29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40" calcext:value-type="float">
            <text:p>292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45" calcext:value-type="float">
            <text:p>29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50" calcext:value-type="float">
            <text:p>292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55" calcext:value-type="float">
            <text:p>29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60" calcext:value-type="float">
            <text:p>29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65" calcext:value-type="float">
            <text:p>29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70" calcext:value-type="float">
            <text:p>292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75" calcext:value-type="float">
            <text:p>29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80" calcext:value-type="float">
            <text:p>292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85" calcext:value-type="float">
            <text:p>29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90" calcext:value-type="float">
            <text:p>292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295" calcext:value-type="float">
            <text:p>29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00" calcext:value-type="float">
            <text:p>293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05" calcext:value-type="float">
            <text:p>29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10" calcext:value-type="float">
            <text:p>293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15" calcext:value-type="float">
            <text:p>29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20" calcext:value-type="float">
            <text:p>293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25" calcext:value-type="float">
            <text:p>29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30" calcext:value-type="float">
            <text:p>293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35" calcext:value-type="float">
            <text:p>29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40" calcext:value-type="float">
            <text:p>293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45" calcext:value-type="float">
            <text:p>29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50" calcext:value-type="float">
            <text:p>293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55" calcext:value-type="float">
            <text:p>29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60" calcext:value-type="float">
            <text:p>29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65" calcext:value-type="float">
            <text:p>29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70" calcext:value-type="float">
            <text:p>293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75" calcext:value-type="float">
            <text:p>29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80" calcext:value-type="float">
            <text:p>29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85" calcext:value-type="float">
            <text:p>29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90" calcext:value-type="float">
            <text:p>293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395" calcext:value-type="float">
            <text:p>29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00" calcext:value-type="float">
            <text:p>29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05" calcext:value-type="float">
            <text:p>29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10" calcext:value-type="float">
            <text:p>29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15" calcext:value-type="float">
            <text:p>29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20" calcext:value-type="float">
            <text:p>29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25" calcext:value-type="float">
            <text:p>29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30" calcext:value-type="float">
            <text:p>294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35" calcext:value-type="float">
            <text:p>29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40" calcext:value-type="float">
            <text:p>294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45" calcext:value-type="float">
            <text:p>29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50" calcext:value-type="float">
            <text:p>29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55" calcext:value-type="float">
            <text:p>29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60" calcext:value-type="float">
            <text:p>294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65" calcext:value-type="float">
            <text:p>29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70" calcext:value-type="float">
            <text:p>294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75" calcext:value-type="float">
            <text:p>29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80" calcext:value-type="float">
            <text:p>294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85" calcext:value-type="float">
            <text:p>29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90" calcext:value-type="float">
            <text:p>29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495" calcext:value-type="float">
            <text:p>29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05" calcext:value-type="float">
            <text:p>29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10" calcext:value-type="float">
            <text:p>295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15" calcext:value-type="float">
            <text:p>29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20" calcext:value-type="float">
            <text:p>295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25" calcext:value-type="float">
            <text:p>29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30" calcext:value-type="float">
            <text:p>295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35" calcext:value-type="float">
            <text:p>29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40" calcext:value-type="float">
            <text:p>295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45" calcext:value-type="float">
            <text:p>29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50" calcext:value-type="float">
            <text:p>295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55" calcext:value-type="float">
            <text:p>29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60" calcext:value-type="float">
            <text:p>295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65" calcext:value-type="float">
            <text:p>29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70" calcext:value-type="float">
            <text:p>295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75" calcext:value-type="float">
            <text:p>29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80" calcext:value-type="float">
            <text:p>295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85" calcext:value-type="float">
            <text:p>29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90" calcext:value-type="float">
            <text:p>295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595" calcext:value-type="float">
            <text:p>29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00" calcext:value-type="float">
            <text:p>29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05" calcext:value-type="float">
            <text:p>29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10" calcext:value-type="float">
            <text:p>296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15" calcext:value-type="float">
            <text:p>29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20" calcext:value-type="float">
            <text:p>296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25" calcext:value-type="float">
            <text:p>29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30" calcext:value-type="float">
            <text:p>296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35" calcext:value-type="float">
            <text:p>29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40" calcext:value-type="float">
            <text:p>296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45" calcext:value-type="float">
            <text:p>29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50" calcext:value-type="float">
            <text:p>29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55" calcext:value-type="float">
            <text:p>29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60" calcext:value-type="float">
            <text:p>296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65" calcext:value-type="float">
            <text:p>29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70" calcext:value-type="float">
            <text:p>296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75" calcext:value-type="float">
            <text:p>29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80" calcext:value-type="float">
            <text:p>296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85" calcext:value-type="float">
            <text:p>29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90" calcext:value-type="float">
            <text:p>296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695" calcext:value-type="float">
            <text:p>29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00" calcext:value-type="float">
            <text:p>297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05" calcext:value-type="float">
            <text:p>29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10" calcext:value-type="float">
            <text:p>297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15" calcext:value-type="float">
            <text:p>29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20" calcext:value-type="float">
            <text:p>297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25" calcext:value-type="float">
            <text:p>29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30" calcext:value-type="float">
            <text:p>297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35" calcext:value-type="float">
            <text:p>29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40" calcext:value-type="float">
            <text:p>297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45" calcext:value-type="float">
            <text:p>29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50" calcext:value-type="float">
            <text:p>297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55" calcext:value-type="float">
            <text:p>29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60" calcext:value-type="float">
            <text:p>297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65" calcext:value-type="float">
            <text:p>29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70" calcext:value-type="float">
            <text:p>297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75" calcext:value-type="float">
            <text:p>29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80" calcext:value-type="float">
            <text:p>297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85" calcext:value-type="float">
            <text:p>29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90" calcext:value-type="float">
            <text:p>297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795" calcext:value-type="float">
            <text:p>29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00" calcext:value-type="float">
            <text:p>298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05" calcext:value-type="float">
            <text:p>29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10" calcext:value-type="float">
            <text:p>298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15" calcext:value-type="float">
            <text:p>29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20" calcext:value-type="float">
            <text:p>298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25" calcext:value-type="float">
            <text:p>29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30" calcext:value-type="float">
            <text:p>298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35" calcext:value-type="float">
            <text:p>29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40" calcext:value-type="float">
            <text:p>298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45" calcext:value-type="float">
            <text:p>29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50" calcext:value-type="float">
            <text:p>298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55" calcext:value-type="float">
            <text:p>29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60" calcext:value-type="float">
            <text:p>298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65" calcext:value-type="float">
            <text:p>29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70" calcext:value-type="float">
            <text:p>298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75" calcext:value-type="float">
            <text:p>29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80" calcext:value-type="float">
            <text:p>298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85" calcext:value-type="float">
            <text:p>29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90" calcext:value-type="float">
            <text:p>298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895" calcext:value-type="float">
            <text:p>29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00" calcext:value-type="float">
            <text:p>29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05" calcext:value-type="float">
            <text:p>29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10" calcext:value-type="float">
            <text:p>299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15" calcext:value-type="float">
            <text:p>29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20" calcext:value-type="float">
            <text:p>299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25" calcext:value-type="float">
            <text:p>29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30" calcext:value-type="float">
            <text:p>299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35" calcext:value-type="float">
            <text:p>29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40" calcext:value-type="float">
            <text:p>299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45" calcext:value-type="float">
            <text:p>29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50" calcext:value-type="float">
            <text:p>299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55" calcext:value-type="float">
            <text:p>29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60" calcext:value-type="float">
            <text:p>29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65" calcext:value-type="float">
            <text:p>29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70" calcext:value-type="float">
            <text:p>299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75" calcext:value-type="float">
            <text:p>29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80" calcext:value-type="float">
            <text:p>299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85" calcext:value-type="float">
            <text:p>29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90" calcext:value-type="float">
            <text:p>299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95" calcext:value-type="float">
            <text:p>29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Tabelle2" table:style-name="ta1">
        <table:shapes>
          <draw:frame draw:z-index="0" draw:style-name="gr1" draw:text-style-name="P1" svg:width="160mm" svg:height="90.04mm" svg:x="153.89mm" svg:y="20.25mm">
            <draw:object draw:notify-on-update-of-ranges="Tabelle2.B14:Tabelle2.F14 Tabelle2.E28:Tabelle2.E28 Tabelle2.B12:Tabelle2.F12 Tabelle2.B13:Tabelle2.F13 Tabelle2.B13:Tabelle2.F13 Tabelle2.D29:Tabelle2.E29 Tabelle2.D28:Tabelle2.D28 Tabelle2.D30:Tabelle2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_O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6452" calcext:value-type="float">
            <text:p>0,06452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6633" calcext:value-type="float">
            <text:p>0,06633</text:p>
          </table:table-cell>
          <table:table-cell table:style-name="ce1" office:value-type="float" office:value="0.000312473" calcext:value-type="float">
            <text:p>3,12E-004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0244" calcext:value-type="float">
            <text:p>0,00244</text:p>
          </table:table-cell>
          <table:table-cell/>
          <table:table-cell table:formula="of:=15.994915+15.994366" office:value-type="float" office:value="31.989281" calcext:value-type="float">
            <text:p>31,989281</text:p>
          </table:table-cell>
          <table:table-cell/>
          <table:table-cell table:formula="of:=2*[.B2]*SQRT(2*LN(2))" office:value-type="float" office:value="0.151932989305397" calcext:value-type="float">
            <text:p>0,1519329893</text:p>
          </table:table-cell>
          <table:table-cell/>
          <table:table-cell table:formula="of:=2*[.D2]*SQRT(2*LN(2))" office:value-type="float" office:value="0.156195213586903" calcext:value-type="float">
            <text:p>0,1561952136</text:p>
          </table:table-cell>
          <table:table-cell/>
          <table:table-cell table:formula="of:=2*[.F2]*SQRT(2*LN(2))" office:value-type="float" office:value="0.143408540742385" calcext:value-type="float">
            <text:p>0,1434085407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table:formula="of:=[.B21]+[.$I$20]+[.$J$20]" office:value-type="float" office:value="791.70744" calcext:value-type="float">
            <text:p>791,70744</text:p>
          </table:table-cell>
          <table:table-cell office:value-type="float" office:value="0.00141" calcext:value-type="float">
            <text:p>0,00141</text:p>
          </table:table-cell>
          <table:table-cell table:formula="of:=[.D21]+[.$I$20]+[.$J$20]" office:value-type="float" office:value="791.10775" calcext:value-type="float">
            <text:p>791,10775</text:p>
          </table:table-cell>
          <table:table-cell table:style-name="ce1" office:value-type="float" office:value="0.000200753" calcext:value-type="float">
            <text:p>2,01E-004</text:p>
          </table:table-cell>
          <table:table-cell table:formula="of:=[.F21]+[.$I$20]+[.$J$20]" office:value-type="float" office:value="791.10751" calcext:value-type="float">
            <text:p>791,10751</text:p>
          </table:table-cell>
          <table:table-cell office:value-type="float" office:value="0.00132" calcext:value-type="float">
            <text:p>0,00132</text:p>
          </table:table-cell>
          <table:table-cell/>
          <table:table-cell office:value-type="string" calcext:value-type="string">
            <text:p>M_N2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7"/>
          <table:table-cell table:formula="of:=14.002525+14.003074+1.007276466812" office:value-type="float" office:value="29.012875466812" calcext:value-type="float">
            <text:p>29,0128754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4799" calcext:value-type="float">
            <text:p>0,04799</text:p>
          </table:table-cell>
          <table:table-cell office:value-type="float" office:value="0.00121" calcext:value-type="float">
            <text:p>0,00121</text:p>
          </table:table-cell>
          <table:table-cell table:style-name="ce2" office:value-type="float" office:value="0.04638" calcext:value-type="float">
            <text:p>0,04638</text:p>
          </table:table-cell>
          <table:table-cell table:style-name="ce2" office:value-type="float" office:value="0.00182" calcext:value-type="float">
            <text:p>0,00182</text:p>
          </table:table-cell>
          <table:table-cell office:value-type="float" office:value="0.04864" calcext:value-type="float">
            <text:p>0,04864</text:p>
          </table:table-cell>
          <table:table-cell office:value-type="float" office:value="0.00202" calcext:value-type="float">
            <text:p>0,00202</text:p>
          </table:table-cell>
          <table:table-cell table:number-columns-repeated="3"/>
          <table:table-cell table:formula="of:=2*[.B5]*SQRT(2*LN(2))" office:value-type="float" office:value="0.113007813961035" calcext:value-type="float">
            <text:p>0,113007814</text:p>
          </table:table-cell>
          <table:table-cell/>
          <table:table-cell table:formula="of:=2*[.D5]*SQRT(2*LN(2))" office:value-type="float" office:value="0.109216553688535" calcext:value-type="float">
            <text:p>0,1092165537</text:p>
          </table:table-cell>
          <table:table-cell/>
          <table:table-cell table:formula="of:=2*[.F5]*SQRT(2*LN(2))" office:value-type="float" office:value="0.114538446990305" calcext:value-type="float">
            <text:p>0,114538447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table:formula="of:=[.B24]+[.$I$20]+[.$K$20]" office:value-type="float" office:value="739.83882" calcext:value-type="float">
            <text:p>739,83882</text:p>
          </table:table-cell>
          <table:table-cell table:style-name="ce1" office:value-type="float" office:value="0.000742754" calcext:value-type="float">
            <text:p>7,43E-004</text:p>
          </table:table-cell>
          <table:table-cell table:formula="of:=[.D24]+[.$I$20]+[.$K$20]" office:value-type="float" office:value="740.23768" calcext:value-type="float">
            <text:p>740,23768</text:p>
          </table:table-cell>
          <table:table-cell table:style-name="ce2" office:value-type="float" office:value="0.00107" calcext:value-type="float">
            <text:p>0,00107</text:p>
          </table:table-cell>
          <table:table-cell table:formula="of:=[.F24]+[.$I$20]+[.$K$20]" office:value-type="float" office:value="739.84046" calcext:value-type="float">
            <text:p>739,84046</text:p>
          </table:table-cell>
          <table:table-cell office:value-type="float" office:value="0.00102" calcext:value-type="float">
            <text:p>0,00102</text:p>
          </table:table-cell>
          <table:table-cell/>
          <table:table-cell office:value-type="string" calcext:value-type="string">
            <text:p>Deltar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H</text:p>
          </table:table-cell>
          <table:table-cell table:number-columns-repeated="7"/>
          <table:table-cell table:formula="of:=SQRT([.I2])-SQRT([.I4])" office:value-type="float" office:value="0.269546603884761" calcext:value-type="float">
            <text:p>0,26954660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5658" calcext:value-type="float">
            <text:p>0,05658</text:p>
          </table:table-cell>
          <table:table-cell office:value-type="float" office:value="0.00412" calcext:value-type="float">
            <text:p>0,00412</text:p>
          </table:table-cell>
          <table:table-cell office:value-type="float" office:value="0.05704" calcext:value-type="float">
            <text:p>0,05704</text:p>
          </table:table-cell>
          <table:table-cell office:value-type="float" office:value="0.00383" calcext:value-type="float">
            <text:p>0,00383</text:p>
          </table:table-cell>
          <table:table-cell office:value-type="float" office:value="0.05858" calcext:value-type="float">
            <text:p>0,05858</text:p>
          </table:table-cell>
          <table:table-cell office:value-type="float" office:value="0.00339" calcext:value-type="float">
            <text:p>0,00339</text:p>
          </table:table-cell>
          <table:table-cell/>
          <table:table-cell office:value-type="string" calcext:value-type="string">
            <text:p>Sigmaref</text:p>
          </table:table-cell>
          <table:table-cell/>
          <table:table-cell table:formula="of:=2*[.B8]*SQRT(2*LN(2))" office:value-type="float" office:value="0.133235718147851" calcext:value-type="float">
            <text:p>0,1332357181</text:p>
          </table:table-cell>
          <table:table-cell/>
          <table:table-cell table:formula="of:=2*[.D8]*SQRT(2*LN(2))" office:value-type="float" office:value="0.134318935368565" calcext:value-type="float">
            <text:p>0,1343189354</text:p>
          </table:table-cell>
          <table:table-cell/>
          <table:table-cell table:formula="of:=2*[.F8]*SQRT(2*LN(2))" office:value-type="float" office:value="0.137945358237913" calcext:value-type="float">
            <text:p>0,1379453582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table:formula="of:=[.B27]+[.$I$20]+[.$L$20]" office:value-type="float" office:value="753.43349" calcext:value-type="float">
            <text:p>753,43349</text:p>
          </table:table-cell>
          <table:table-cell office:value-type="float" office:value="0.00195" calcext:value-type="float">
            <text:p>0,00195</text:p>
          </table:table-cell>
          <table:table-cell table:formula="of:=[.D27]+[.$I$20]+[.$L$20]" office:value-type="float" office:value="753.43442" calcext:value-type="float">
            <text:p>753,43442</text:p>
          </table:table-cell>
          <table:table-cell office:value-type="float" office:value="0.00196" calcext:value-type="float">
            <text:p>0,00196</text:p>
          </table:table-cell>
          <table:table-cell table:formula="of:=[.F27]+[.$I$20]+[.$L$20]" office:value-type="float" office:value="753.43311" calcext:value-type="float">
            <text:p>753,43311</text:p>
          </table:table-cell>
          <table:table-cell office:value-type="float" office:value="0.00163" calcext:value-type="float">
            <text:p>0,00163</text:p>
          </table:table-cell>
          <table:table-cell/>
          <table:table-cell table:formula="of:=SQRT([.I2])+SQRT([.I4])" office:value-type="float" office:value="11.042266866996" calcext:value-type="float">
            <text:p>11,042266867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toF</text:p>
          </table:table-cell>
          <table:table-cell table:formula="of:=(2*[.B6]-[.B3]-[.B9])/(2*([.B3]-[.B9]))" office:value-type="float" office:value="-0.855193806753678" calcext:value-type="float">
            <text:p>-0,8551938068</text:p>
          </table:table-cell>
          <table:table-cell/>
          <table:table-cell table:formula="of:=(2*[.D6]-[.D3]-[.D9])/(2*([.D3]-[.D9]))" office:value-type="float" office:value="-0.850293961271809" calcext:value-type="float">
            <text:p>-0,8502939613</text:p>
          </table:table-cell>
          <table:table-cell/>
          <table:table-cell table:formula="of:=(2*[.F6]-[.F3]-[.F9])/(2*([.F3]-[.F9]))" office:value-type="float" office:value="-0.860792739897652" calcext:value-type="float">
            <text:p>-0,8607927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_N2</text:p>
          </table:table-cell>
          <table:table-cell table:formula="of:=([.B11]*[.$I$7]+[.$I$9]/2)^2" office:value-type="float" office:value="27.9906477866047" calcext:value-type="float">
            <text:p>27,9906477866</text:p>
          </table:table-cell>
          <table:table-cell table:formula="of:=[.B13]/[.B12]" office:value-type="float" office:value="0.000585006172312999" calcext:value-type="float">
            <text:p>0,0005850062</text:p>
          </table:table-cell>
          <table:table-cell table:formula="of:=([.D11]*[.$I$7]+[.$I$9]/2)^2" office:value-type="float" office:value="28.004624560002" calcext:value-type="float">
            <text:p>28,00462456</text:p>
          </table:table-cell>
          <table:table-cell table:formula="of:=[.D13]/[.D12]" office:value-type="float" office:value="0.000591297612198952" calcext:value-type="float">
            <text:p>0,0005912976</text:p>
          </table:table-cell>
          <table:table-cell table:formula="of:=([.F11]*[.$I$7]+[.$I$9]/2)^2" office:value-type="float" office:value="27.9746811415899" calcext:value-type="float">
            <text:p>27,9746811416</text:p>
          </table:table-cell>
          <table:table-cell table:formula="of:=[.F13]/[.F12]" office:value-type="float" office:value="0.000611168432465447" calcext:value-type="float">
            <text:p>0,0006111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m_N2</text:p>
          </table:table-cell>
          <table:table-cell table:formula="of:=SQRT(([.$B$15]*[.K2])^2+([.$B$16]*[.K8])^2+([.$B$17]*[.K5])^2)" office:value-type="float" office:value="0.016374701722203" calcext:value-type="float">
            <text:p>0,0163747017</text:p>
          </table:table-cell>
          <table:table-cell/>
          <table:table-cell table:formula="of:=SQRT(([.$D$15]*[.M2])^2+([.$D$16]*[.M8])^2+([.$D$17]*[.M5])^2)" office:value-type="float" office:value="0.0165590676328573" calcext:value-type="float">
            <text:p>0,0165590676</text:p>
          </table:table-cell>
          <table:table-cell/>
          <table:table-cell table:formula="of:=SQRT(([.$F$15]*[.O2])^2+([.$F$16]*[.O8])^2+([.$F$17]*[.O5])^2)" office:value-type="float" office:value="0.0170972420220262" calcext:value-type="float">
            <text:p>0,0170972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m1</text:p>
          </table:table-cell>
          <table:table-cell table:formula="of:=2*SQRT([.B12])*[.$I$7]*([.B9]-[.B6])/([.B3]-[.B9])^2" office:value-type="float" office:value="0.0264686891915216" calcext:value-type="float">
            <text:p>0,0264686892</text:p>
          </table:table-cell>
          <table:table-cell/>
          <table:table-cell table:formula="of:=2*SQRT([.D12])*[.$I$7]*([.D9]-[.D6])/([.D3]-[.D9])^2" office:value-type="float" office:value="0.0265263428265229" calcext:value-type="float">
            <text:p>0,0265263428</text:p>
          </table:table-cell>
          <table:table-cell/>
          <table:table-cell table:formula="of:=2*SQRT([.F12])*[.$I$7]*([.F9]-[.F6])/([.F3]-[.F9])^2" office:value-type="float" office:value="0.0273059869218979" calcext:value-type="float">
            <text:p>0,0273059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m2</text:p>
          </table:table-cell>
          <table:table-cell table:formula="of:=2*SQRT([.B12])*[.$I$7]*([.B6]-[.B3])/([.B3]-[.B9])^2" office:value-type="float" office:value="-0.100987694557731" calcext:value-type="float">
            <text:p>-0,1009876946</text:p>
          </table:table-cell>
          <table:table-cell/>
          <table:table-cell table:formula="of:=2*SQRT([.D12])*[.$I$7]*([.D6]-[.D3])/([.D3]-[.D9])^2" office:value-type="float" office:value="-0.102252292341079" calcext:value-type="float">
            <text:p>-0,1022522923</text:p>
          </table:table-cell>
          <table:table-cell/>
          <table:table-cell table:formula="of:=2*SQRT([.F12])*[.$I$7]*([.F6]-[.F3])/([.F3]-[.F9])^2" office:value-type="float" office:value="-0.102989291773442" calcext:value-type="float">
            <text:p>-0,1029892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m3</text:p>
          </table:table-cell>
          <table:table-cell table:formula="of:=2*SQRT([.B12])*[.$I$7]/([.B3]-[.B9])" office:value-type="float" office:value="0.0745190053662092" calcext:value-type="float">
            <text:p>0,0745190054</text:p>
          </table:table-cell>
          <table:table-cell/>
          <table:table-cell table:formula="of:=2*SQRT([.D12])*[.$I$7]/([.D3]-[.D9])" office:value-type="float" office:value="0.075725949514556" calcext:value-type="float">
            <text:p>0,0757259495</text:p>
          </table:table-cell>
          <table:table-cell/>
          <table:table-cell table:formula="of:=2*SQRT([.F12])*[.$I$7]/([.F3]-[.F9])" office:value-type="float" office:value="0.0756833048515443" calcext:value-type="float">
            <text:p>0,0756833049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t_const</text:p>
          </table:table-cell>
          <table:table-cell office:value-type="string" calcext:value-type="string">
            <text:p>t_umla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2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6452" calcext:value-type="float">
            <text:p>0,06452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06633" calcext:value-type="float">
            <text:p>0,06633</text:p>
          </table:table-cell>
          <table:table-cell table:style-name="ce1" office:value-type="float" office:value="0.000312473" calcext:value-type="float">
            <text:p>3,12E-004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0244" calcext:value-type="float">
            <text:p>0,002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6.9" calcext:value-type="float">
            <text:p>776,9</text:p>
          </table:table-cell>
          <table:table-cell office:value-type="float" office:value="726.5" calcext:value-type="float">
            <text:p>726,5</text:p>
          </table:table-cell>
          <table:table-cell office:value-type="float" office:value="739.85" calcext:value-type="float">
            <text:p>739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7.80744" calcext:value-type="float">
            <text:p>7,80744</text:p>
          </table:table-cell>
          <table:table-cell office:value-type="float" office:value="0.00141" calcext:value-type="float">
            <text:p>0,00141</text:p>
          </table:table-cell>
          <table:table-cell office:value-type="float" office:value="7.20775" calcext:value-type="float">
            <text:p>7,20775</text:p>
          </table:table-cell>
          <table:table-cell table:style-name="ce1" office:value-type="float" office:value="0.000200753" calcext:value-type="float">
            <text:p>2,01E-004</text:p>
          </table:table-cell>
          <table:table-cell office:value-type="float" office:value="7.20751" calcext:value-type="float">
            <text:p>7,20751</text:p>
          </table:table-cell>
          <table:table-cell office:value-type="float" office:value="0.00132" calcext:value-type="float">
            <text:p>0,00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4799" calcext:value-type="float">
            <text:p>0,04799</text:p>
          </table:table-cell>
          <table:table-cell office:value-type="float" office:value="0.00121" calcext:value-type="float">
            <text:p>0,00121</text:p>
          </table:table-cell>
          <table:table-cell table:style-name="ce2" office:value-type="float" office:value="0.04638" calcext:value-type="float">
            <text:p>0,04638</text:p>
          </table:table-cell>
          <table:table-cell table:style-name="ce2" office:value-type="float" office:value="0.00182" calcext:value-type="float">
            <text:p>0,00182</text:p>
          </table:table-cell>
          <table:table-cell office:value-type="float" office:value="0.04864" calcext:value-type="float">
            <text:p>0,04864</text:p>
          </table:table-cell>
          <table:table-cell office:value-type="float" office:value="0.00202" calcext:value-type="float">
            <text:p>0,002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6.33882" calcext:value-type="float">
            <text:p>6,33882</text:p>
          </table:table-cell>
          <table:table-cell table:style-name="ce1" office:value-type="float" office:value="0.000742754" calcext:value-type="float">
            <text:p>7,43E-004</text:p>
          </table:table-cell>
          <table:table-cell table:style-name="ce2" office:value-type="float" office:value="6.73768" calcext:value-type="float">
            <text:p>6,73768</text:p>
          </table:table-cell>
          <table:table-cell table:style-name="ce2" office:value-type="float" office:value="0.00107" calcext:value-type="float">
            <text:p>0,00107</text:p>
          </table:table-cell>
          <table:table-cell office:value-type="float" office:value="6.34046" calcext:value-type="float">
            <text:p>6,34046</text:p>
          </table:table-cell>
          <table:table-cell office:value-type="float" office:value="0.00102" calcext:value-type="float">
            <text:p>0,00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2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05658" calcext:value-type="float">
            <text:p>0,05658</text:p>
          </table:table-cell>
          <table:table-cell office:value-type="float" office:value="0.00412" calcext:value-type="float">
            <text:p>0,00412</text:p>
          </table:table-cell>
          <table:table-cell office:value-type="float" office:value="0.05704" calcext:value-type="float">
            <text:p>0,05704</text:p>
          </table:table-cell>
          <table:table-cell office:value-type="float" office:value="0.00383" calcext:value-type="float">
            <text:p>0,00383</text:p>
          </table:table-cell>
          <table:table-cell office:value-type="float" office:value="0.05858" calcext:value-type="float">
            <text:p>0,05858</text:p>
          </table:table-cell>
          <table:table-cell office:value-type="float" office:value="0.00339" calcext:value-type="float">
            <text:p>0,00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6.58349" calcext:value-type="float">
            <text:p>6,58349</text:p>
          </table:table-cell>
          <table:table-cell office:value-type="float" office:value="0.00195" calcext:value-type="float">
            <text:p>0,00195</text:p>
          </table:table-cell>
          <table:table-cell office:value-type="float" office:value="6.58442" calcext:value-type="float">
            <text:p>6,58442</text:p>
          </table:table-cell>
          <table:table-cell office:value-type="float" office:value="0.00196" calcext:value-type="float">
            <text:p>0,00196</text:p>
          </table:table-cell>
          <table:table-cell office:value-type="float" office:value="6.58311" calcext:value-type="float">
            <text:p>6,58311</text:p>
          </table:table-cell>
          <table:table-cell office:value-type="float" office:value="0.00163" calcext:value-type="float">
            <text:p>0,001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iteraturwert</text:p>
          </table:table-cell>
          <table:table-cell office:value-type="string" calcext:value-type="string">
            <text:p>Messwer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28.0056" calcext:value-type="float">
            <text:p>28,005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 style:data-style-name="N2" text:time-value="09:56:18.3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0:14:55.861000000</meta:creation-date>
    <dc:date>2015-11-16T22:22:01.286000000</dc:date>
    <meta:editing-duration>PT2H57M18S</meta:editing-duration>
    <meta:editing-cycles>2</meta:editing-cycles>
    <meta:generator>LibreOffice/4.4.3.2$Windows_x86 LibreOffice_project/88805f81e9fe61362df02b9941de8e38a9b5fd16</meta:generator>
    <meta:document-statistic meta:table-count="2" meta:cell-count="124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27.95" chart:maximum="28.0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 chart:error-category="cell-range" chart:error-upper-range="Tabelle2.B13:Tabelle2.F13" chart:error-lower-range="Tabelle2.B13:Tabelle2.F13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Tabelle2.B13:Tabelle2.F13" chart:error-lower-range="Tabelle2.B13:Tabelle2.F1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2.778cm" svg:y="3.954cm" style:legend-expansion="high" chart:style-name="ch2"/>
        <chart:plot-area chart:style-name="ch3" table:cell-range-address="Tabelle2.B14:Tabelle2.F14 Tabelle2.D28:Tabelle2.E28 Tabelle2.B12:Tabelle2.F12 Tabelle2.D30:Tabelle2.E30" chart:data-source-has-labels="column" svg:x="1.475cm" svg:y="0.18cm" svg:width="10.983cm" svg:height="7.52cm">
          <chartooo:coordinate-region svg:x="2.573cm" svg:y="0.379cm" svg:width="9.791cm" svg:height="6.674cm"/>
          <chart:axis chart:dimension="x" chart:name="primary-x" chart:style-name="ch4">
            <chart:title svg:x="4.866cm" svg:y="7.88cm" chart:style-name="ch5">
              <text:p>Nummer der Messung</text:p>
            </chart:title>
          </chart:axis>
          <chart:axis chart:dimension="y" chart:name="primary-y" chart:style-name="ch6">
            <chart:title svg:x="0.451cm" svg:y="6.027cm" chart:style-name="ch7">
              <text:p>Masse von N_2^+ in u</text:p>
            </chart:title>
            <chart:grid chart:style-name="ch8" chart:class="major"/>
          </chart:axis>
          <chart:series chart:style-name="ch9" chart:values-cell-range-address="Tabelle2.B12:Tabelle2.F12" chart:label-cell-address="Tabelle2.E28:Tabelle2.E28" chart:class="chart:scatter">
            <chart:domain table:cell-range-address="Tabelle2.B14:Tabelle2.F14"/>
            <chart:error-indicator chart:style-name="ch10" chart:dimension="y"/>
            <chart:data-point chart:repeated="5"/>
          </chart:series>
          <chart:series chart:style-name="ch11" chart:values-cell-range-address="Tabelle2.D30:Tabelle2.E30" chart:label-cell-address="Tabelle2.D28:Tabelle2.D28" chart:class="chart:scatter">
            <chart:domain table:cell-range-address="Tabelle2.D29:Tabelle2.E29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Zeile 1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belle2.B14:Tabelle2.F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sswerte</text:p>
                <draw:g>
                  <svg:desc>Tabelle2.E28:Tabelle2.E28</svg:desc>
                </draw:g>
              </table:table-cell>
              <table:table-cell office:value-type="float" office:value="27.9906477866047">
                <text:p>27.9906477866047</text:p>
                <draw:g>
                  <svg:desc>Tabelle2.B12:Tabelle2.F12</svg:desc>
                </draw:g>
              </table:table-cell>
              <table:table-cell office:value-type="float" office:value="0.000585006172312999">
                <text:p>0.000585006172312999</text:p>
              </table:table-cell>
              <table:table-cell office:value-type="float" office:value="28.004624560002">
                <text:p>28.004624560002</text:p>
              </table:table-cell>
              <table:table-cell office:value-type="float" office:value="0.000591297612198952">
                <text:p>0.000591297612198952</text:p>
              </table:table-cell>
              <table:table-cell office:value-type="float" office:value="27.9746811415899">
                <text:p>27.9746811415899</text:p>
              </table:table-cell>
            </table:table-row>
            <table:table-row>
              <table:table-cell office:value-type="string">
                <text:p>Zeile 13</text:p>
                <draw:g>
                  <svg:desc/>
                </draw:g>
              </table:table-cell>
              <table:table-cell office:value-type="float" office:value="0.016374701722203">
                <text:p>0.016374701722203</text:p>
                <draw:g>
                  <svg:desc>Tabelle2.B13:Tabelle2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165590676328573">
                <text:p>0.0165590676328573</text:p>
              </table:table-cell>
              <table:table-cell office:value-type="float" office:value="NaN">
                <text:p>NaN</text:p>
              </table:table-cell>
              <table:table-cell office:value-type="float" office:value="0.0170972420220262">
                <text:p>0.0170972420220262</text:p>
              </table:table-cell>
            </table:table-row>
            <table:table-row>
              <table:table-cell office:value-type="string">
                <text:p>Zeile 13</text:p>
                <draw:g>
                  <svg:desc/>
                </draw:g>
              </table:table-cell>
              <table:table-cell office:value-type="float" office:value="0.016374701722203">
                <text:p>0.016374701722203</text:p>
                <draw:g>
                  <svg:desc>Tabelle2.B13:Tabelle2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165590676328573">
                <text:p>0.0165590676328573</text:p>
              </table:table-cell>
              <table:table-cell office:value-type="float" office:value="NaN">
                <text:p>NaN</text:p>
              </table:table-cell>
              <table:table-cell office:value-type="float" office:value="0.0170972420220262">
                <text:p>0.0170972420220262</text:p>
              </table:table-cell>
            </table:table-row>
            <table:table-row>
              <table:table-cell office:value-type="string">
                <text:p>Zeile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2.D29:Tabelle2.E29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teraturwert</text:p>
                <draw:g>
                  <svg:desc>Tabelle2.D28:Tabelle2.D28</svg:desc>
                </draw:g>
              </table:table-cell>
              <table:table-cell office:value-type="float" office:value="28.0056">
                <text:p>28.0056</text:p>
                <draw:g>
                  <svg:desc>Tabelle2.D30:Tabelle2.E30</svg:desc>
                </draw:g>
              </table:table-cell>
              <table:table-cell office:value-type="float" office:value="28.0056">
                <text:p>28.0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